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507in" table:align="margins"/>
    </style:style>
    <style:style style:name="Table1.A" style:family="table-column">
      <style:table-column-properties style:column-width="7.6507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6507in" table:align="margins"/>
    </style:style>
    <style:style style:name="Table2.A" style:family="table-column">
      <style:table-column-properties style:column-width="7.6507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7.6507in" table:align="margins"/>
    </style:style>
    <style:style style:name="Table3.A" style:family="table-column">
      <style:table-column-properties style:column-width="7.6507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7.6507in" fo:break-before="page" table:align="margins"/>
    </style:style>
    <style:style style:name="Table4.A" style:family="table-column">
      <style:table-column-properties style:column-width="7.6507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7.6507in" table:align="margins"/>
    </style:style>
    <style:style style:name="Table5.A" style:family="table-column">
      <style:table-column-properties style:column-width="7.6507in" style:rel-column-width="65535*"/>
    </style:style>
    <style:style style:name="Table5.A1" style:family="table-cell">
      <style:table-cell-properties fo:padding="0.0382in" fo:border="0.5pt solid #000000"/>
    </style:style>
    <style:style style:name="Table24" style:family="table">
      <style:table-properties style:width="6.6931in" table:align="margins"/>
    </style:style>
    <style:style style:name="Table24.A" style:family="table-column">
      <style:table-column-properties style:column-width="6.6931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6931in" table:align="margins"/>
    </style:style>
    <style:style style:name="Table25.A" style:family="table-column">
      <style:table-column-properties style:column-width="6.6931in" style:rel-column-width="65535*"/>
    </style:style>
    <style:style style:name="Table25.A1" style:family="table-cell">
      <style:table-cell-properties fo:padding="0.0382in" fo:border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5pt solid #000000"/>
    </style:style>
    <style:style style:name="Table26" style:family="table">
      <style:table-properties style:width="6.6931in" table:align="margins"/>
    </style:style>
    <style:style style:name="Table26.A" style:family="table-column">
      <style:table-column-properties style:column-width="6.6931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6931in" table:align="margins"/>
    </style:style>
    <style:style style:name="Table27.A" style:family="table-column">
      <style:table-column-properties style:column-width="6.6931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6931in" table:align="margins"/>
    </style:style>
    <style:style style:name="Table28.A" style:family="table-column">
      <style:table-column-properties style:column-width="6.6931in" style:rel-column-width="65535*"/>
    </style:style>
    <style:style style:name="Table28.A1" style:family="table-cell">
      <style:table-cell-properties fo:padding="0.0382in" fo:border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5pt solid #000000"/>
    </style:style>
    <style:style style:name="Table17" style:family="table">
      <style:table-properties style:width="6.684in" fo:margin-left="0.0111in" table:align="left"/>
    </style:style>
    <style:style style:name="Table17.A" style:family="table-column">
      <style:table-column-properties style:column-width="6.684in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7.6507in" table:align="margins"/>
    </style:style>
    <style:style style:name="Table18.A" style:family="table-column">
      <style:table-column-properties style:column-width="7.6507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7.6507in" table:align="margins"/>
    </style:style>
    <style:style style:name="Table19.A" style:family="table-column">
      <style:table-column-properties style:column-width="7.6507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7.6507in" table:align="margins"/>
    </style:style>
    <style:style style:name="Table20.A" style:family="table-column">
      <style:table-column-properties style:column-width="7.6507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7.6507in" table:align="margins"/>
    </style:style>
    <style:style style:name="Table21.A" style:family="table-column">
      <style:table-column-properties style:column-width="7.6507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7.6507in" table:align="margins"/>
    </style:style>
    <style:style style:name="Table22.A" style:family="table-column">
      <style:table-column-properties style:column-width="7.6507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7.6507in" table:align="margins"/>
    </style:style>
    <style:style style:name="Table23.A" style:family="table-column">
      <style:table-column-properties style:column-width="7.6507in" style:rel-column-width="65535*"/>
    </style:style>
    <style:style style:name="Table23.A1" style:family="table-cell">
      <style:table-cell-properties fo:padding="0.0382in" fo:border="0.5pt solid #000000"/>
    </style:style>
    <style:style style:name="Table29" style:family="table">
      <style:table-properties style:width="7.6507in" table:align="margins"/>
    </style:style>
    <style:style style:name="Table29.A" style:family="table-column">
      <style:table-column-properties style:column-width="7.6507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7.6507in" table:align="margins"/>
    </style:style>
    <style:style style:name="Table30.A" style:family="table-column">
      <style:table-column-properties style:column-width="7.6507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7.6507in" table:align="margins"/>
    </style:style>
    <style:style style:name="Table31.A" style:family="table-column">
      <style:table-column-properties style:column-width="7.6507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7.6507in" table:align="margins"/>
    </style:style>
    <style:style style:name="Table32.A" style:family="table-column">
      <style:table-column-properties style:column-width="7.6507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7.6507in" table:align="margins"/>
    </style:style>
    <style:style style:name="Table33.A" style:family="table-column">
      <style:table-column-properties style:column-width="7.6507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 style:master-page-name="">
      <style:table-properties style:width="7.6507in" style:page-number="auto" fo:break-before="auto" fo:break-after="auto" table:align="margins"/>
    </style:style>
    <style:style style:name="Table34.A" style:family="table-column">
      <style:table-column-properties style:column-width="7.6507in" style:rel-column-width="65535*"/>
    </style:style>
    <style:style style:name="Table34.1" style:family="table-row">
      <style:table-row-properties style:min-row-height="2.1875in"/>
    </style:style>
    <style:style style:name="Table34.A1" style:family="table-cell">
      <style:table-cell-properties fo:padding="0.0382in" fo:border="0.5pt solid #000000"/>
    </style:style>
    <style:style style:name="Table35" style:family="table" style:master-page-name="">
      <style:table-properties style:width="7.6507in" style:page-number="auto" fo:break-before="auto" fo:break-after="auto" table:align="margins"/>
    </style:style>
    <style:style style:name="Table35.A" style:family="table-column">
      <style:table-column-properties style:column-width="7.6507in" style:rel-column-width="65535*"/>
    </style:style>
    <style:style style:name="Table35.A1" style:family="table-cell">
      <style:table-cell-properties fo:padding="0.0382in" fo:border="0.5pt solid #000000"/>
    </style:style>
    <style:style style:name="P1" style:family="paragraph" style:parent-style-name="Preformatted_20_Text">
      <style:paragraph-properties fo:line-height="100%"/>
      <style:text-properties fo:color="#557799" loext:opacity="100%" fo:font-size="10pt" style:font-size-asian="10pt" style:font-size-complex="10pt"/>
    </style:style>
    <style:style style:name="P2" style:family="paragraph" style:parent-style-name="Preformatted_20_Text">
      <style:paragraph-properties fo:line-height="100%"/>
      <style:text-properties fo:color="#557799" loext:opacity="100%" fo:font-size="10pt" officeooo:paragraph-rsid="003e6272" style:font-size-asian="10pt" style:font-size-complex="10pt"/>
    </style:style>
    <style:style style:name="P3" style:family="paragraph" style:parent-style-name="Preformatted_20_Text">
      <style:paragraph-properties fo:line-height="100%"/>
      <style:text-properties fo:color="#888888" loext:opacity="100%" fo:font-size="10pt" officeooo:paragraph-rsid="00358093" style:font-size-asian="10pt" style:font-size-complex="10pt"/>
    </style:style>
    <style:style style:name="P4" style:family="paragraph" style:parent-style-name="Preformatted_20_Text">
      <style:paragraph-properties fo:line-height="100%"/>
    </style:style>
    <style:style style:name="P5" style:family="paragraph" style:parent-style-name="Preformatted_20_Text">
      <style:paragraph-properties fo:margin-top="0in" fo:margin-bottom="0in" style:contextual-spacing="false" fo:line-height="100%"/>
    </style:style>
    <style:style style:name="P6" style:family="paragraph" style:parent-style-name="Preformatted_20_Text">
      <style:paragraph-properties fo:line-height="100%"/>
      <style:text-properties officeooo:paragraph-rsid="001da195"/>
    </style:style>
    <style:style style:name="P7" style:family="paragraph" style:parent-style-name="Preformatted_20_Text">
      <style:paragraph-properties fo:margin-top="0in" fo:margin-bottom="0in" style:contextual-spacing="false" fo:line-height="100%"/>
      <style:text-properties officeooo:paragraph-rsid="001f6d9f"/>
    </style:style>
    <style:style style:name="P8" style:family="paragraph" style:parent-style-name="Preformatted_20_Text">
      <style:paragraph-properties fo:margin-top="0in" fo:margin-bottom="0in" style:contextual-spacing="false" fo:line-height="100%"/>
      <style:text-properties officeooo:paragraph-rsid="00219c83"/>
    </style:style>
    <style:style style:name="P9" style:family="paragraph" style:parent-style-name="Preformatted_20_Text">
      <style:paragraph-properties fo:line-height="100%"/>
      <style:text-properties officeooo:paragraph-rsid="00219c83"/>
    </style:style>
    <style:style style:name="P10" style:family="paragraph" style:parent-style-name="Preformatted_20_Text">
      <style:paragraph-properties fo:line-height="100%"/>
      <style:text-properties officeooo:paragraph-rsid="00268f5e"/>
    </style:style>
    <style:style style:name="P11" style:family="paragraph" style:parent-style-name="Preformatted_20_Text">
      <style:paragraph-properties fo:line-height="100%"/>
      <style:text-properties officeooo:paragraph-rsid="0035ce52"/>
    </style:style>
    <style:style style:name="P12" style:family="paragraph" style:parent-style-name="Preformatted_20_Text">
      <style:paragraph-properties fo:margin-top="0in" fo:margin-bottom="0in" style:contextual-spacing="false" fo:line-height="100%"/>
      <style:text-properties officeooo:paragraph-rsid="003907b9"/>
    </style:style>
    <style:style style:name="P13" style:family="paragraph" style:parent-style-name="Preformatted_20_Text">
      <style:paragraph-properties fo:line-height="100%"/>
      <style:text-properties fo:font-size="10pt" style:font-size-asian="10pt" style:font-size-complex="10pt"/>
    </style:style>
    <style:style style:name="P14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15" style:family="paragraph" style:parent-style-name="Preformatted_20_Text">
      <style:paragraph-properties fo:line-height="100%"/>
      <style:text-properties fo:font-size="10pt" officeooo:paragraph-rsid="002a6e98" style:font-size-asian="10pt" style:font-size-complex="10pt"/>
    </style:style>
    <style:style style:name="P16" style:family="paragraph" style:parent-style-name="Preformatted_20_Text">
      <style:paragraph-properties fo:line-height="100%"/>
      <style:text-properties fo:font-size="10pt" officeooo:paragraph-rsid="002df456" style:font-size-asian="10pt" style:font-size-complex="10pt"/>
    </style:style>
    <style:style style:name="P17" style:family="paragraph" style:parent-style-name="Preformatted_20_Text">
      <style:paragraph-properties fo:line-height="100%"/>
      <style:text-properties fo:font-size="10pt" officeooo:paragraph-rsid="003004e5" style:font-size-asian="10pt" style:font-size-complex="10pt"/>
    </style:style>
    <style:style style:name="P18" style:family="paragraph" style:parent-style-name="Preformatted_20_Text">
      <style:paragraph-properties fo:line-height="100%"/>
      <style:text-properties fo:font-size="10pt" officeooo:paragraph-rsid="0031aa52" style:font-size-asian="10pt" style:font-size-complex="10pt"/>
    </style:style>
    <style:style style:name="P19" style:family="paragraph" style:parent-style-name="Preformatted_20_Text">
      <style:paragraph-properties fo:line-height="100%"/>
      <style:text-properties fo:font-size="10pt" officeooo:paragraph-rsid="00330f0b" style:font-size-asian="10pt" style:font-size-complex="10pt"/>
    </style:style>
    <style:style style:name="P20" style:family="paragraph" style:parent-style-name="Preformatted_20_Text">
      <style:paragraph-properties fo:line-height="100%"/>
      <style:text-properties fo:font-size="10pt" officeooo:paragraph-rsid="0035524c" style:font-size-asian="10pt" style:font-size-complex="10pt"/>
    </style:style>
    <style:style style:name="P21" style:family="paragraph" style:parent-style-name="Preformatted_20_Text">
      <style:paragraph-properties fo:line-height="100%"/>
      <style:text-properties fo:font-size="10pt" officeooo:paragraph-rsid="00358093" style:font-size-asian="10pt" style:font-size-complex="10pt"/>
    </style:style>
    <style:style style:name="P22" style:family="paragraph" style:parent-style-name="Preformatted_20_Text">
      <style:paragraph-properties fo:line-height="100%"/>
      <style:text-properties fo:font-size="10pt" officeooo:paragraph-rsid="0035ce52" style:font-size-asian="10pt" style:font-size-complex="10pt"/>
    </style:style>
    <style:style style:name="P23" style:family="paragraph" style:parent-style-name="Preformatted_20_Text">
      <style:paragraph-properties fo:line-height="100%">
        <style:tab-stops>
          <style:tab-stop style:position="0.3736in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Preformatted_20_Text">
      <style:paragraph-properties fo:margin-top="0in" fo:margin-bottom="0in" style:contextual-spacing="false" fo:line-height="100%">
        <style:tab-stops>
          <style:tab-stop style:position="0.3736in"/>
        </style:tab-stops>
      </style:paragraph-properties>
      <style:text-properties fo:font-size="10pt" style:font-size-asian="10pt" style:font-size-complex="10pt"/>
    </style:style>
    <style:style style:name="P25" style:family="paragraph" style:parent-style-name="Preformatted_20_Text">
      <style:paragraph-properties fo:line-height="100%">
        <style:tab-stops>
          <style:tab-stop style:position="0.3736in"/>
        </style:tab-stops>
      </style:paragraph-properties>
      <style:text-properties fo:font-size="10pt" officeooo:paragraph-rsid="003853e4" style:font-size-asian="10pt" style:font-size-complex="10pt"/>
    </style:style>
    <style:style style:name="P26" style:family="paragraph" style:parent-style-name="Preformatted_20_Text">
      <style:paragraph-properties fo:line-height="100%"/>
      <style:text-properties fo:font-size="10pt" officeooo:paragraph-rsid="003e6272" style:font-size-asian="10pt" style:font-size-complex="10pt"/>
    </style:style>
    <style:style style:name="P27" style:family="paragraph" style:parent-style-name="Preformatted_20_Text">
      <style:paragraph-properties fo:margin-top="0in" fo:margin-bottom="0in" style:contextual-spacing="false" fo:line-height="100%"/>
      <style:text-properties fo:font-size="10pt" officeooo:paragraph-rsid="003e6272" style:font-size-asian="10pt" style:font-size-complex="10pt"/>
    </style:style>
    <style:style style:name="P28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name-complex="Lohit Devanagari" style:font-size-complex="10pt"/>
    </style:style>
    <style:style style:name="P29" style:family="paragraph" style:parent-style-name="Preformatted_20_Text">
      <style:paragraph-properties fo:line-height="100%"/>
      <style:text-properties fo:font-size="10pt" style:font-size-asian="10pt" style:font-name-complex="Lohit Devanagari" style:font-size-complex="10pt"/>
    </style:style>
    <style:style style:name="P30" style:family="paragraph" style:parent-style-name="Preformatted_20_Text">
      <style:paragraph-properties fo:line-height="100%">
        <style:tab-stops>
          <style:tab-stop style:position="0.3736in"/>
        </style:tab-stops>
      </style:paragraph-properties>
      <style:text-properties fo:font-size="10pt" style:font-size-asian="10pt" style:font-name-complex="Lohit Devanagari" style:font-size-complex="10pt"/>
    </style:style>
    <style:style style:name="P31" style:family="paragraph" style:parent-style-name="Preformatted_20_Text">
      <style:paragraph-properties fo:line-height="100%"/>
      <style:text-properties fo:font-size="10pt" officeooo:paragraph-rsid="003e6272" style:font-size-asian="10pt" style:font-name-complex="Lohit Devanagari" style:font-size-complex="10pt"/>
    </style:style>
    <style:style style:name="P32" style:family="paragraph" style:parent-style-name="Preformatted_20_Text">
      <style:paragraph-properties fo:margin-top="0in" fo:margin-bottom="0in" style:contextual-spacing="false" fo:line-height="100%"/>
      <style:text-properties fo:color="#008800" loext:opacity="100%" fo:font-size="10pt" fo:font-weight="bold" style:font-size-asian="10pt" style:font-size-complex="10pt"/>
    </style:style>
    <style:style style:name="P33" style:family="paragraph" style:parent-style-name="Standard">
      <style:text-properties officeooo:rsid="001a4b65" officeooo:paragraph-rsid="001a4b65"/>
    </style:style>
    <style:style style:name="P34" style:family="paragraph" style:parent-style-name="Standard">
      <style:text-properties officeooo:rsid="001da195" officeooo:paragraph-rsid="001da195"/>
    </style:style>
    <style:style style:name="P35" style:family="paragraph" style:parent-style-name="Table">
      <style:paragraph-properties fo:keep-with-next="always"/>
      <style:text-properties officeooo:rsid="001da195" officeooo:paragraph-rsid="001f6d9f"/>
    </style:style>
    <style:style style:name="P36" style:family="paragraph" style:parent-style-name="Table">
      <style:paragraph-properties fo:margin-top="0.0043in" fo:margin-bottom="0.0043in" style:contextual-spacing="false"/>
      <style:text-properties officeooo:rsid="001da195" officeooo:paragraph-rsid="001f6d9f"/>
    </style:style>
    <style:style style:name="P37" style:family="paragraph" style:parent-style-name="Table">
      <style:paragraph-properties fo:margin-top="0.0043in" fo:margin-bottom="0.0043in" style:contextual-spacing="false"/>
      <style:text-properties officeooo:rsid="001da195" officeooo:paragraph-rsid="003e6272"/>
    </style:style>
    <style:style style:name="P38" style:family="paragraph" style:parent-style-name="Table">
      <style:paragraph-properties fo:margin-top="0.0043in" fo:margin-bottom="0.0043in" style:contextual-spacing="false"/>
      <style:text-properties fo:font-weight="normal" officeooo:rsid="001da195" officeooo:paragraph-rsid="001f6d9f" style:font-weight-asian="normal" style:font-weight-complex="normal"/>
    </style:style>
    <style:style style:name="P39" style:family="paragraph" style:parent-style-name="Table">
      <style:paragraph-properties fo:margin-top="0.0043in" fo:margin-bottom="0.0043in" style:contextual-spacing="false"/>
      <style:text-properties fo:font-weight="normal" officeooo:rsid="001da195" officeooo:paragraph-rsid="003e6272" style:font-weight-asian="normal" style:font-weight-complex="normal"/>
    </style:style>
    <style:style style:name="P40" style:family="paragraph" style:parent-style-name="Preformatted_20_Text">
      <style:paragraph-properties fo:line-height="100%"/>
      <style:text-properties fo:color="#000000" loext:opacity="100%" fo:font-size="10pt" fo:font-weight="normal" officeooo:rsid="00219c83" officeooo:paragraph-rsid="00219c83" style:font-size-asian="10pt" style:font-weight-asian="normal" style:font-name-complex="Lohit Devanagari" style:font-size-complex="10pt" style:font-weight-complex="normal"/>
    </style:style>
    <style:style style:name="P41" style:family="paragraph" style:parent-style-name="Preformatted_20_Text">
      <style:paragraph-properties fo:line-height="100%"/>
      <style:text-properties fo:color="#557799" loext:opacity="100%" fo:font-size="10pt" officeooo:paragraph-rsid="003e6272" style:font-size-asian="10pt" style:font-size-complex="10pt"/>
    </style:style>
    <style:style style:name="P42" style:family="paragraph" style:parent-style-name="Preformatted_20_Text">
      <style:paragraph-properties fo:line-height="100%"/>
      <style:text-properties fo:color="#557799" loext:opacity="100%" fo:font-size="10pt" style:font-size-asian="10pt" style:font-size-complex="10pt"/>
    </style:style>
    <style:style style:name="P43" style:family="paragraph" style:parent-style-name="Preformatted_20_Text">
      <style:paragraph-properties fo:line-height="100%"/>
      <style:text-properties fo:color="#557799" loext:opacity="100%" fo:font-size="10pt" officeooo:paragraph-rsid="004f596f" style:font-size-asian="10pt" style:font-size-complex="10pt"/>
    </style:style>
    <style:style style:name="P44" style:family="paragraph" style:parent-style-name="Preformatted_20_Text">
      <style:paragraph-properties fo:line-height="100%"/>
      <style:text-properties fo:color="#888888" loext:opacity="100%"/>
    </style:style>
    <style:style style:name="P45" style:family="paragraph" style:parent-style-name="Preformatted_20_Text">
      <style:paragraph-properties fo:line-height="100%"/>
      <style:text-properties fo:color="#888888" loext:opacity="100%" fo:font-size="10pt" style:font-size-asian="10pt" style:font-size-complex="10pt"/>
    </style:style>
    <style:style style:name="P46" style:family="paragraph" style:parent-style-name="Preformatted_20_Text">
      <style:paragraph-properties fo:line-height="100%"/>
      <style:text-properties officeooo:paragraph-rsid="00447bf6"/>
    </style:style>
    <style:style style:name="P47" style:family="paragraph" style:parent-style-name="Preformatted_20_Text">
      <style:paragraph-properties fo:line-height="100%"/>
      <style:text-properties fo:font-size="10pt" style:font-size-asian="10pt" style:font-name-complex="Lohit Devanagari" style:font-size-complex="10pt"/>
    </style:style>
    <style:style style:name="P48" style:family="paragraph" style:parent-style-name="Preformatted_20_Text">
      <style:paragraph-properties fo:line-height="100%"/>
      <style:text-properties fo:font-size="10pt" style:font-size-asian="10pt" style:font-size-complex="10pt"/>
    </style:style>
    <style:style style:name="P49" style:family="paragraph" style:parent-style-name="Preformatted_20_Text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50" style:family="paragraph" style:parent-style-name="Preformatted_20_Text">
      <style:paragraph-properties fo:line-height="100%"/>
      <style:text-properties fo:font-size="10pt" officeooo:paragraph-rsid="00441cbe" style:font-size-asian="10pt" style:font-size-complex="10pt"/>
    </style:style>
    <style:style style:name="P51" style:family="paragraph" style:parent-style-name="Preformatted_20_Text">
      <style:paragraph-properties fo:line-height="100%"/>
      <style:text-properties fo:font-size="10pt" officeooo:paragraph-rsid="00447bf6" style:font-size-asian="10pt" style:font-size-complex="10pt"/>
    </style:style>
    <style:style style:name="P52" style:family="paragraph" style:parent-style-name="Preformatted_20_Text">
      <style:paragraph-properties fo:line-height="100%"/>
      <style:text-properties fo:font-size="10pt" officeooo:paragraph-rsid="004f596f" style:font-size-asian="10pt" style:font-size-complex="10pt"/>
    </style:style>
    <style:style style:name="P53" style:family="paragraph" style:parent-style-name="Table">
      <style:paragraph-properties fo:margin-top="0.0043in" fo:margin-bottom="0.0043in" style:contextual-spacing="false"/>
      <style:text-properties fo:font-weight="normal" officeooo:rsid="001da195" officeooo:paragraph-rsid="001f6d9f" style:font-weight-asian="normal" style:font-weight-complex="normal"/>
    </style:style>
    <style:style style:name="P54" style:family="paragraph" style:parent-style-name="Table">
      <style:paragraph-properties fo:margin-top="0.0043in" fo:margin-bottom="0.0043in" style:contextual-spacing="false"/>
      <style:text-properties fo:font-style="normal" fo:font-weight="bold" officeooo:rsid="004ce2ee" officeooo:paragraph-rsid="004ce2ee" style:font-style-asian="normal" style:font-weight-asian="bold" style:font-style-complex="normal" style:font-weight-complex="bold"/>
    </style:style>
    <style:style style:name="T1" style:family="text">
      <style:text-properties fo:color="#008800" loext:opacity="100%" fo:font-weight="bold"/>
    </style:style>
    <style:style style:name="T2" style:family="text">
      <style:text-properties fo:color="#008800" loext:opacity="100%" fo:font-weight="bold" style:font-name-complex="Lohit Devanagari"/>
    </style:style>
    <style:style style:name="T3" style:family="text">
      <style:text-properties fo:color="#008800" loext:opacity="100%" fo:font-size="10pt" fo:font-weight="bold" style:font-size-asian="10pt" style:font-name-complex="Lohit Devanagari" style:font-size-complex="10pt"/>
    </style:style>
    <style:style style:name="T4" style:family="text">
      <style:text-properties fo:color="#008800" loext:opacity="100%" fo:font-size="10pt" fo:font-weight="bold" style:font-size-asian="10pt" style:font-size-complex="10pt"/>
    </style:style>
    <style:style style:name="T5" style:family="text">
      <style:text-properties fo:color="#888888" loext:opacity="100%"/>
    </style:style>
    <style:style style:name="T6" style:family="text">
      <style:text-properties fo:color="#888888" loext:opacity="100%" fo:font-size="10pt" style:font-size-asian="10pt" style:font-size-complex="10pt"/>
    </style:style>
    <style:style style:name="T7" style:family="text">
      <style:text-properties fo:color="#333399" loext:opacity="100%" fo:font-weight="bold"/>
    </style:style>
    <style:style style:name="T8" style:family="text">
      <style:text-properties fo:color="#333399" loext:opacity="100%" fo:font-weight="bold" style:font-name-complex="Lohit Devanagari"/>
    </style:style>
    <style:style style:name="T9" style:family="text">
      <style:text-properties fo:color="#333399" loext:opacity="100%" fo:font-size="10pt" fo:font-weight="bold" style:font-size-asian="10pt" style:font-size-complex="10pt"/>
    </style:style>
    <style:style style:name="T10" style:family="text">
      <style:text-properties fo:color="#333333" loext:opacity="100%"/>
    </style:style>
    <style:style style:name="T11" style:family="text">
      <style:text-properties fo:color="#0000dd" loext:opacity="100%" fo:font-weight="bold"/>
    </style:style>
    <style:style style:name="T12" style:family="text">
      <style:text-properties style:font-name-complex="Lohit Devanagari"/>
    </style:style>
    <style:style style:name="T13" style:family="text">
      <style:text-properties fo:font-size="10pt" style:font-size-asian="10pt" style:font-name-complex="Lohit Devanagari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219c83"/>
    </style:style>
    <style:style style:name="T16" style:family="text">
      <style:text-properties fo:color="#000000" loext:opacity="100%" fo:font-size="10pt" fo:font-weight="normal" style:font-size-asian="10pt" style:font-weight-asian="normal" style:font-name-complex="Lohit Devanagari" style:font-size-complex="10pt" style:font-weight-complex="normal"/>
    </style:style>
    <style:style style:name="T17" style:family="text">
      <style:text-properties fo:color="#000000" loext:opacity="100%" fo:font-size="10pt" fo:font-weight="normal" officeooo:rsid="00219c83" style:font-size-asian="10pt" style:font-weight-asian="normal" style:font-name-complex="Lohit Devanagari" style:font-size-complex="10pt" style:font-weight-complex="normal"/>
    </style:style>
    <style:style style:name="T18" style:family="text">
      <style:text-properties fo:color="#557799" loext:opacity="100%"/>
    </style:style>
    <style:style style:name="T19" style:family="text">
      <style:text-properties fo:color="#557799" loext:opacity="100%" officeooo:rsid="004ae8e9"/>
    </style:style>
    <style:style style:name="T20" style:family="text">
      <style:text-properties fo:color="#0066bb" loext:opacity="100%" fo:font-weight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color="#000080" loext:opacity="100%"/>
    </style:style>
    <style:style style:name="T2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">struct</text:span> super_block {</text:p>
            <text:p text:style-name="P4"><text:s text:c="2"/><text:span text:style-name="T1">struct</text:span> list_head <text:s/>s_list;</text:p>
            <text:p text:style-name="P4"><text:s text:c="2"/>...</text:p>
            <text:p text:style-name="P4"><text:s text:c="2"/><text:span text:style-name="T7">unsigned</text:span> <text:span text:style-name="T7">long</text:span> <text:s text:c="4"/>s_blocksize;</text:p>
            <text:p text:style-name="P4"><text:s text:c="2"/><text:span text:style-name="T7">loff_t</text:span> <text:s text:c="5"/>s_maxbytes;</text:p>
            <text:p text:style-name="P4"><text:s text:c="2"/><text:span text:style-name="T1">struct</text:span> file_system_type <text:span text:style-name="T10">*</text:span>s_type;</text:p>
            <text:p text:style-name="P4"><text:s text:c="2"/><text:span text:style-name="T1">const</text:span> <text:span text:style-name="T1">struct</text:span> super_operations <text:s text:c="2"/><text:span text:style-name="T10">*</text:span>s_op;</text:p>
            <text:p text:style-name="P4"><text:s text:c="2"/><text:span text:style-name="T7">unsigned</text:span> <text:span text:style-name="T7">long</text:span> <text:s text:c="4"/>s_flags;</text:p>
            <text:p text:style-name="P4"><text:s text:c="2"/><text:span text:style-name="T7">unsigned</text:span> <text:span text:style-name="T7">long</text:span> <text:s text:c="4"/>s_magic;</text:p>
            <text:p text:style-name="P4"><text:s text:c="2"/><text:span text:style-name="T1">struct</text:span> dentry <text:s text:c="4"/><text:span text:style-name="T10">*</text:span>s_root;</text:p>
            <text:p text:style-name="P4"><text:s text:c="2"/><text:span text:style-name="T1">struct</text:span> rw_semaphore <text:s text:c="4"/>s_umount;</text:p>
            <text:p text:style-name="P4"><text:s text:c="2"/><text:span text:style-name="T7">int</text:span> <text:s text:c="2"/>s_count;</text:p>
            <text:p text:style-name="P4"><text:s text:c="2"/><text:span text:style-name="T7">char</text:span> <text:s/>s_id[<text:span text:style-name="T11">32</text:span>];</text:p>
            <text:p text:style-name="P4"><text:s text:c="2"/><text:span text:style-name="T1">const</text:span> <text:span text:style-name="T1">struct</text:span> dentry_operations <text:span text:style-name="T10">*</text:span>s_d_op;</text:p>
            <text:p text:style-name="P4"><text:s text:c="2"/><text:span text:style-name="T1">struct</text:span> list_lru <text:s text:c="2"/>s_dentry_lru;</text:p>
            <text:p text:style-name="P4"><text:s text:c="2"/><text:span text:style-name="T1">struct</text:span> list_lru <text:s text:c="2"/>s_inode_lru;</text:p>
            <text:p text:style-name="P4"><text:s text:c="2"/><text:span text:style-name="T1">struct</text:span> list_head <text:s/>s_inodes;</text:p>
            <text:p text:style-name="P4"><text:s text:c="2"/>...</text:p>
            <text:p text:style-name="P5">} __randomize_layout;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1">struct</text:span> super_operations {</text:p>
            <text:p text:style-name="P4"><text:s text:c="2"/><text:span text:style-name="T1">struct</text:span> inode <text:span text:style-name="T10">*</text:span>(<text:span text:style-name="T10">*</text:span>alloc_inode)(<text:span text:style-name="T1">struct</text:span> super_block <text:span text:style-name="T10">*</text:span>sb);</text:p>
            <text:p text:style-name="P4"><text:s text:c="2"/><text:span text:style-name="T7">void</text:span> (<text:span text:style-name="T10">*</text:span>destroy_inode)(<text:span text:style-name="T1">struct</text:span> inode <text:span text:style-name="T10">*</text:span>);</text:p>
            <text:p text:style-name="P4"><text:s text:c="2"/><text:span text:style-name="T7">void</text:span> (<text:span text:style-name="T10">*</text:span>free_inode)(<text:span text:style-name="T1">struct</text:span> inode <text:span text:style-name="T10">*</text:span>);</text:p>
            <text:p text:style-name="P4"><text:s text:c="2"/><text:span text:style-name="T7">void</text:span> (<text:span text:style-name="T10">*</text:span>dirty_inode) (<text:span text:style-name="T1">struct</text:span> inode <text:span text:style-name="T10">*</text:span>, <text:span text:style-name="T7">int</text:span> flags);</text:p>
            <text:p text:style-name="P4"><text:s text:c="2"/><text:span text:style-name="T7">int</text:span> (<text:span text:style-name="T10">*</text:span>write_inode) (<text:span text:style-name="T1">struct</text:span> inode <text:span text:style-name="T10">*</text:span>, <text:span text:style-name="T1">struct</text:span> writeback_control <text:span text:style-name="T10">*</text:span>wbc);</text:p>
            <text:p text:style-name="P4"><text:s text:c="2"/><text:span text:style-name="T7">int</text:span> (<text:span text:style-name="T10">*</text:span><text:span text:style-name="T21">drop_inode</text:span>) (<text:span text:style-name="T1">struct</text:span> inode <text:span text:style-name="T10">*</text:span>);</text:p>
            <text:p text:style-name="P4"><text:s text:c="2"/><text:span text:style-name="T7">void</text:span> (<text:span text:style-name="T10">*</text:span><text:span text:style-name="T21">put_super</text:span>) (<text:span text:style-name="T1">struct</text:span> super_block <text:span text:style-name="T10">*</text:span>);</text:p>
            <text:p text:style-name="P4"><text:s text:c="2"/><text:span text:style-name="T7">int</text:span> (<text:span text:style-name="T10">*</text:span><text:span text:style-name="T22">statfs</text:span>) (<text:span text:style-name="T1">struct</text:span> dentry <text:span text:style-name="T10">*</text:span>, <text:span text:style-name="T1">struct</text:span> kstatfs <text:span text:style-name="T10">*</text:span>);</text:p>
            <text:p text:style-name="P4"><text:s text:c="2"/>...</text:p>
            <text:p text:style-name="P5">};</text:p>
          </table:table-cell>
        </table:table-row>
      </table:table>
      <text:p text:style-name="P33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struct</text:span> inode {</text:p>
            <text:p text:style-name="P4"><text:s text:c="2"/><text:span text:style-name="T7">umode_t</text:span> <text:s text:c="4"/>i_mode;</text:p>
            <text:p text:style-name="P4"><text:s text:c="2"/><text:span text:style-name="T7">kuid_t</text:span> <text:s text:c="5"/>i_uid;</text:p>
            <text:p text:style-name="P4"><text:s text:c="2"/><text:span text:style-name="T7">kgid_t</text:span> <text:s text:c="5"/>i_gid;</text:p>
            <text:p text:style-name="P4"><text:s text:c="2"/><text:span text:style-name="T7">unsigned</text:span> <text:span text:style-name="T7">int</text:span> <text:s text:c="5"/>i_flags;</text:p>
            <text:p text:style-name="P4"><text:s text:c="2"/><text:span text:style-name="T1">const</text:span> <text:span text:style-name="T1">struct</text:span> inode_operations <text:s text:c="2"/><text:span text:style-name="T10">*</text:span>i_op;</text:p>
            <text:p text:style-name="P4"><text:s text:c="2"/><text:span text:style-name="T1">struct</text:span> super_block <text:s text:c="5"/><text:span text:style-name="T10">*</text:span>i_sb;</text:p>
            <text:p text:style-name="P4"><text:s text:c="2"/><text:span text:style-name="T7">unsigned</text:span> <text:span text:style-name="T7">long</text:span> <text:s text:c="4"/>i_ino;</text:p>
            <text:p text:style-name="P4"><text:s text:c="2"/><text:span text:style-name="T1">union</text:span> {</text:p>
            <text:p text:style-name="P4"><text:s text:c="4"/><text:span text:style-name="T1">const</text:span> <text:span text:style-name="T7">unsigned</text:span> <text:span text:style-name="T7">int</text:span> i_nlink;</text:p>
            <text:p text:style-name="P4"><text:s text:c="4"/><text:span text:style-name="T7">unsigned</text:span> <text:span text:style-name="T7">int</text:span> __i_nlink;</text:p>
            <text:p text:style-name="P4"><text:s text:c="2"/>};</text:p>
            <text:p text:style-name="P4"><text:s text:c="2"/><text:span text:style-name="T7">dev_t</text:span> <text:s text:c="6"/>i_rdev;</text:p>
            <text:p text:style-name="P4"><text:s text:c="2"/><text:span text:style-name="T7">loff_t</text:span> <text:s text:c="5"/>i_size;</text:p>
            <text:p text:style-name="P4"><text:s text:c="2"/><text:span text:style-name="T1">struct</text:span> timespec64 <text:s text:c="6"/>__i_atime;</text:p>
            <text:p text:style-name="P4"><text:s text:c="2"/><text:span text:style-name="T1">struct</text:span> timespec64 <text:s text:c="6"/>__i_mtime;</text:p>
            <text:p text:style-name="P4"><text:s text:c="2"/><text:span text:style-name="T1">struct</text:span> timespec64 <text:s text:c="6"/>__i_ctime;</text:p>
            <text:p text:style-name="P4"><text:s text:c="2"/><text:span text:style-name="T7">spinlock_t</text:span> <text:s/>i_lock;</text:p>
            <text:p text:style-name="P4"><text:s text:c="2"/><text:span text:style-name="T7">unsigned</text:span> <text:span text:style-name="T7">short</text:span> <text:s text:c="3"/>i_bytes;</text:p>
            <text:p text:style-name="P4"><text:s text:c="2"/>u8 <text:s text:c="3"/>i_blkbits;</text:p>
            <text:p text:style-name="P4"><text:s text:c="2"/><text:span text:style-name="T7">blkcnt_t</text:span> <text:s text:c="3"/>i_blocks;</text:p>
            <text:p text:style-name="P12"><text:span text:style-name="T1"><text:s text:c="2"/>struct</text:span> hlist_node <text:s text:c="6"/>i_hash;</text:p>
            <text:p text:style-name="P12"><text:span text:style-name="T7"><text:s text:c="2"/>atomic64_t</text:span> <text:s/>i_version;</text:p>
            <text:p text:style-name="P4"><text:s text:c="2"/><text:span text:style-name="T7">atomic_t</text:span> <text:s text:c="3"/>i_count;</text:p>
            <text:p text:style-name="P4"><text:s text:c="2"/><text:span text:style-name="T5">...</text:span></text:p>
            <text:p text:style-name="P5">} __randomize_layout;</text:p>
          </table:table-cell>
        </table:table-row>
      </table:table>
      <text:p text:style-name="P34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T1">struct</text:span> inode_operations {</text:p>
            <text:p text:style-name="P4"><text:s text:c="2"/><text:span text:style-name="T1">struct</text:span> dentry <text:span text:style-name="T10">*</text:span> (<text:span text:style-name="T10">*</text:span>lookup) (<text:span text:style-name="T1">struct</text:span> inode <text:span text:style-name="T10">*</text:span>,<text:span text:style-name="T1">struct</text:span> dentry <text:span text:style-name="T10">*</text:span>, <text:span text:style-name="T7">unsigned</text:span> <text:span text:style-name="T7">int</text:span>);</text:p>
            <text:p text:style-name="P4"><text:s text:c="2"/><text:span text:style-name="T7">int</text:span> (<text:span text:style-name="T10">*</text:span>permission) (<text:span text:style-name="T1">struct</text:span> mnt_idmap <text:span text:style-name="T10">*</text:span>, <text:span text:style-name="T1">struct</text:span> inode <text:span text:style-name="T10">*</text:span>, <text:span text:style-name="T7">int</text:span>);</text:p>
            <text:p text:style-name="P6"><text:s text:c="2"/><text:span text:style-name="T7">int</text:span> (<text:span text:style-name="T10">*</text:span>create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6"><text:span text:style-name="T7"><text:s text:c="5"/>umode_t</text:span>, <text:span text:style-name="T7">bool</text:span>);</text:p>
            <text:p text:style-name="P4"><text:s text:c="2"/><text:span text:style-name="T7">int</text:span> (<text:span text:style-name="T10">*</text:span>link) (<text:span text:style-name="T1">struct</text:span> dentry <text:span text:style-name="T10">*</text:span>,<text:span text:style-name="T1">struct</text:span> inode <text:span text:style-name="T10">*</text:span>,<text:span text:style-name="T1">struct</text:span> dentry <text:span text:style-name="T10">*</text:span>);</text:p>
            <text:p text:style-name="P4"><text:s text:c="2"/><text:span text:style-name="T7">int</text:span> (<text:span text:style-name="T10">*</text:span>unlink) (<text:span text:style-name="T1">struct</text:span> inode <text:span text:style-name="T10">*</text:span>,<text:span text:style-name="T1">struct</text:span> dentry <text:span text:style-name="T10">*</text:span>);</text:p>
            <text:p text:style-name="P4"><text:s text:c="2"/><text:span text:style-name="T7">int</text:span> (<text:span text:style-name="T10">*</text:span>symlink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4"><text:s text:c="6"/><text:span text:style-name="T1">const</text:span> <text:span text:style-name="T7">char</text:span> <text:span text:style-name="T10">*</text:span>);</text:p>
            <text:p text:style-name="P4"><text:s text:c="2"/><text:span text:style-name="T7">int</text:span> (<text:span text:style-name="T10">*</text:span>mkdir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4"><text:s text:c="4"/><text:span text:style-name="T7">umode_t</text:span>);</text:p>
            <text:p text:style-name="P4"><text:s text:c="2"/><text:span text:style-name="T7">int</text:span> (<text:span text:style-name="T10">*</text:span>rmdir) (<text:span text:style-name="T1">struct</text:span> inode <text:span text:style-name="T10">*</text:span>,<text:span text:style-name="T1">struct</text:span> dentry <text:span text:style-name="T10">*</text:span>);</text:p>
            <text:p text:style-name="P4"><text:s text:c="2"/><text:span text:style-name="T7">int</text:span> (<text:span text:style-name="T10">*</text:span>mknod) (<text:span text:style-name="T1">struct</text:span> mnt_idmap <text:span text:style-name="T10">*</text:span>, <text:span text:style-name="T1">struct</text:span> inode <text:span text:style-name="T10">*</text:span>,<text:span text:style-name="T1">struct</text:span> dentry <text:span text:style-name="T10">*</text:span>,</text:p>
            <text:p text:style-name="P4"><text:s text:c="4"/><text:span text:style-name="T7">umode_t</text:span>,<text:span text:style-name="T7">dev_t</text:span>);</text:p>
            <text:p text:style-name="P4"><text:s text:c="2"/><text:span text:style-name="T7">int</text:span> (<text:span text:style-name="T10">*</text:span>rename) (<text:span text:style-name="T1">struct</text:span> mnt_idmap <text:span text:style-name="T10">*</text:span>, <text:span text:style-name="T1">struct</text:span> inode <text:span text:style-name="T10">*</text:span>, <text:span text:style-name="T1">struct</text:span> dentry <text:span text:style-name="T10">*</text:span>,</text:p>
            <text:p text:style-name="P4"><text:s text:c="5"/><text:span text:style-name="T1">struct</text:span> inode <text:span text:style-name="T10">*</text:span>, <text:span text:style-name="T1">struct</text:span> dentry <text:span text:style-name="T10">*</text:span>, <text:span text:style-name="T7">unsigned</text:span> <text:span text:style-name="T7">int</text:span>);</text:p>
            <text:p text:style-name="P4"><text:s text:c="2"/><text:span text:style-name="T7">int</text:span> (<text:span text:style-name="T10">*</text:span>atomic_open)(<text:span text:style-name="T1">struct</text:span> inode <text:span text:style-name="T10">*</text:span>, <text:span text:style-name="T1">struct</text:span> dentry <text:span text:style-name="T10">*</text:span>,</text:p>
            <text:p text:style-name="P4"><text:s text:c="3"/><text:span text:style-name="T1">struct</text:span> file <text:span text:style-name="T10">*</text:span>, <text:span text:style-name="T7">unsigned</text:span> open_flag,</text:p>
            <text:p text:style-name="P4"><text:s text:c="3"/><text:span text:style-name="T7">umode_t</text:span> create_mode);</text:p>
            <text:p text:style-name="P4"><text:s text:c="2"/>...</text:p>
            <text:p text:style-name="P7">} ____cacheline_aligned;</text:p>
          </table:table-cell>
        </table:table-row>
      </table:table>
      <text:p text:style-name="P35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3">struct</text:span><text:span text:style-name="T13"> dentry { </text:span><text:span text:style-name="T16">// </text:span><text:span text:style-name="T17">v6.10-rc3</text:span></text:p>
            <text:p text:style-name="P40">...</text:p>
            <text:p text:style-name="P4"><text:s text:c="2"/><text:span text:style-name="T1">struct</text:span> hlist_bl_node d_hash;</text:p>
            <text:p text:style-name="P4"><text:s text:c="2"/><text:span text:style-name="T1">struct</text:span> dentry <text:span text:style-name="T10">*</text:span>d_parent;</text:p>
            <text:p text:style-name="P4"><text:s text:c="2"/><text:span text:style-name="T1">struct</text:span> qstr d_name;</text:p>
            <text:p text:style-name="P4"><text:s text:c="2"/><text:span text:style-name="T1">struct</text:span> inode <text:span text:style-name="T10">*</text:span>d_inode;</text:p>
            <text:p text:style-name="P4"><text:s text:c="2"/><text:span text:style-name="T7">unsigned</text:span> <text:span text:style-name="T7">char</text:span> d_iname[DNAME_INLINE_LEN];</text:p>
            <text:p text:style-name="P4"><text:s text:c="2"/><text:span text:style-name="T1">const</text:span> <text:span text:style-name="T1">struct</text:span> dentry_operations <text:span text:style-name="T10">*</text:span>d_op;</text:p>
            <text:p text:style-name="P4"><text:s text:c="2"/><text:span text:style-name="T1">struct</text:span> super_block <text:span text:style-name="T10">*</text:span>d_sb;</text:p>
            <text:p text:style-name="P4"><text:s text:c="2"/><text:span text:style-name="T1">union</text:span> {</text:p>
            <text:p text:style-name="P4"><text:s text:c="4"/><text:span text:style-name="T1">struct</text:span> list_head d_lru;</text:p>
            <text:p text:style-name="P4"><text:s text:c="4"/><text:span text:style-name="T7">wait_queue_head_t</text:span> <text:span text:style-name="T10">*</text:span>d_wait;</text:p>
            <text:p text:style-name="P4"><text:s text:c="2"/>};</text:p>
            <text:p text:style-name="P4"><text:s text:c="2"/><text:span text:style-name="T1">struct</text:span> hlist_node d_sib;</text:p>
            <text:p text:style-name="P9"><text:s text:c="2"/><text:span text:style-name="T1">struct</text:span> hlist_head d_children; </text:p>
            <text:p text:style-name="P9">...</text:p>
            <text:p text:style-name="P5">};</text:p>
            <text:p text:style-name="P8"><text:span text:style-name="T1">struct</text:span> dentry { // <text:span text:style-name="T15">v2.6.10</text:span></text:p>
            <text:p text:style-name="P4"><text:s text:c="2"/><text:span text:style-name="T7">atomic_t</text:span> <text:s text:c="4"/>d_count;</text:p>
            <text:p text:style-name="P4"><text:s text:c="2"/><text:span text:style-name="T7">unsigned</text:span> <text:span text:style-name="T7">int</text:span> <text:s text:c="6"/>d_flags;</text:p>
            <text:p text:style-name="P10"><text:s text:c="2"/><text:span text:style-name="T7">spinlock_t</text:span> <text:s text:c="8"/>d_lock;</text:p>
            <text:p text:style-name="P10"><text:s text:c="2"/><text:span text:style-name="T1">struct</text:span> inode <text:s text:c="6"/><text:span text:style-name="T10">*</text:span>d_inode;</text:p>
            <text:p text:style-name="P10"><text:s text:c="2"/><text:span text:style-name="T1">struct</text:span> dentry <text:s text:c="5"/><text:span text:style-name="T10">*</text:span>d_parent;</text:p>
            <text:p text:style-name="P10"><text:s text:c="2"/><text:span text:style-name="T1">struct</text:span> qstr <text:s text:c="7"/>d_name;</text:p>
            <text:p text:style-name="P10"><text:s text:c="2"/><text:span text:style-name="T1">struct</text:span> list_head <text:s text:c="2"/>d_lru;</text:p>
            <text:p text:style-name="P10"><text:s text:c="2"/><text:span text:style-name="T1">struct</text:span> list_head <text:s text:c="2"/>d_child;</text:p>
            <text:p text:style-name="P10"><text:s text:c="2"/><text:span text:style-name="T1">struct</text:span> list_head <text:s text:c="2"/>d_subdirs;</text:p>
            <text:p text:style-name="P10"><text:s text:c="2"/><text:span text:style-name="T1">struct</text:span> list_head <text:s text:c="2"/>d_alias;</text:p>
            <text:p text:style-name="P10"><text:s text:c="2"/><text:span text:style-name="T7">unsigned</text:span> <text:span text:style-name="T7">long</text:span> <text:s text:c="5"/>d_time;</text:p>
            <text:p text:style-name="P4"><text:s text:c="2"/><text:span text:style-name="T1">struct</text:span> dentry_operations <text:span text:style-name="T10">*</text:span>d_op;</text:p>
            <text:p text:style-name="P4"><text:s text:c="2"/><text:span text:style-name="T1">struct</text:span> super_block <text:s text:c="6"/><text:span text:style-name="T10">*</text:span>d_sb;</text:p>
            <text:p text:style-name="P4"><text:s text:c="2"/><text:span text:style-name="T7">void</text:span> <text:s text:c="8"/><text:span text:style-name="T10">*</text:span>d_fsdata;</text:p>
            <text:p text:style-name="P4"><text:s text:c="2"/><text:span text:style-name="T1">struct</text:span> rcu_head <text:s text:c="3"/>d_rcu;</text:p>
            <text:p text:style-name="P4"><text:s text:c="2"/><text:span text:style-name="T1">struct</text:span> dcookie_struct <text:s text:c="3"/><text:span text:style-name="T10">*</text:span>d_cookie;</text:p>
            <text:p text:style-name="P4"><text:s text:c="2"/><text:span text:style-name="T1">struct</text:span> hlist_node <text:s/>d_hash;</text:p>
            <text:p text:style-name="P4"><text:s text:c="2"/><text:span text:style-name="T7">int</text:span> d_mounted;</text:p>
            <text:p text:style-name="P4"><text:s text:c="2"/><text:span text:style-name="T7">unsigned</text:span> <text:span text:style-name="T7">char</text:span> <text:s text:c="5"/>d_iname[DNAME_INLINE_LEN_MIN];</text:p>
            <text:p text:style-name="P5">};</text:p>
          </table:table-cell>
        </table:table-row>
      </table:table>
      <text:p text:style-name="P36"/>
      <table:table table:name="Table24" table:style-name="Table24">
        <table:table-column table:style-name="Table24.A"/>
        <text:soft-page-break/>
        <table:table-row>
          <table:table-cell table:style-name="Table24.A1" office:value-type="string">
            <text:p text:style-name="P30"><text:span text:style-name="T1">struct</text:span> dentry_operations {</text:p>
            <text:p text:style-name="P25"><text:span text:style-name="T7"><text:s text:c="2"/>int</text:span> (<text:span text:style-name="T10">*</text:span>d_revalidate)(<text:span text:style-name="T1">struct</text:span> dentry <text:span text:style-name="T10">*</text:span>, <text:span text:style-name="T7">unsigned</text:span> <text:span text:style-name="T7">int</text:span>);</text:p>
            <text:p text:style-name="P23"><text:s text:c="2"/><text:span text:style-name="T7">int</text:span> (<text:span text:style-name="T10">*</text:span>d_hash)(<text:span text:style-name="T1">const</text:span> <text:span text:style-name="T1">struct</text:span> dentry <text:span text:style-name="T10">*</text:span>, <text:span text:style-name="T1">struct</text:span> qstr <text:span text:style-name="T10">*</text:span>);</text:p>
            <text:p text:style-name="P23"><text:s text:c="2"/><text:span text:style-name="T7">int</text:span> (<text:span text:style-name="T10">*</text:span>d_compare)(<text:span text:style-name="T1">const</text:span> <text:span text:style-name="T1">struct</text:span> dentry <text:span text:style-name="T10">*</text:span>,</text:p>
            <text:p text:style-name="P23"><text:s text:c="19"/><text:span text:style-name="T7">unsigned</text:span> <text:span text:style-name="T7">int</text:span>, <text:span text:style-name="T1">const</text:span> <text:span text:style-name="T7">char</text:span> <text:span text:style-name="T10">*</text:span>, <text:span text:style-name="T1">const</text:span> <text:span text:style-name="T1">struct</text:span> qstr <text:span text:style-name="T10">*</text:span>);</text:p>
            <text:p text:style-name="P23"><text:s text:c="2"/><text:span text:style-name="T7">int</text:span> (<text:span text:style-name="T10">*</text:span>d_init)(<text:span text:style-name="T1">struct</text:span> dentry <text:span text:style-name="T10">*</text:span>);</text:p>
            <text:p text:style-name="P23"><text:s text:c="2"/><text:span text:style-name="T7">void</text:span> (<text:span text:style-name="T10">*</text:span>d_release)(<text:span text:style-name="T1">struct</text:span> dentry <text:span text:style-name="T10">*</text:span>);</text:p>
            <text:p text:style-name="P23"><text:s text:c="2"/><text:span text:style-name="T7">char</text:span> <text:span text:style-name="T10">*</text:span>(<text:span text:style-name="T10">*</text:span>d_dname)(<text:span text:style-name="T1">struct</text:span> dentry <text:span text:style-name="T10">*</text:span>, <text:span text:style-name="T7">char</text:span> <text:span text:style-name="T10">*</text:span>, <text:span text:style-name="T7">int</text:span>);</text:p>
            <text:p text:style-name="P23"><text:s text:c="2"/>...</text:p>
            <text:p text:style-name="P24">} ____cacheline_aligned;</text:p>
          </table:table-cell>
        </table:table-row>
      </table:table>
      <text:p text:style-name="P36"/>
      <text:p text:style-name="P39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1"><text:span text:style-name="T1">struct</text:span> kmem_cache {</text:p>
            <text:p text:style-name="P2">#ifndef CONFIG_SLUB_TINY</text:p>
            <text:p text:style-name="P26"><text:s text:c="8"/><text:span text:style-name="T1">struct</text:span> kmem_cache_cpu __percpu <text:span text:style-name="T10">*</text:span>cpu_slab;</text:p>
            <text:p text:style-name="P2">#endif</text:p>
            <text:p text:style-name="P26"><text:s text:c="8"/><text:span text:style-name="T5">/* Used for retrieving partial slabs, etc. */</text:span></text:p>
            <text:p text:style-name="P26"><text:s text:c="8"/><text:span text:style-name="T7">slab_flags_t</text:span> flags;</text:p>
            <text:p text:style-name="P26"><text:s text:c="8"/><text:span text:style-name="T7">unsigned</text:span> <text:span text:style-name="T7">long</text:span> min_partial;</text:p>
            <text:p text:style-name="P26"><text:s text:c="8"/><text:span text:style-name="T7">unsigned</text:span> <text:span text:style-name="T7">int</text:span> size; <text:s text:c="13"/><text:span text:style-name="T5">/* Object size including metadata */</text:span></text:p>
            <text:p text:style-name="P26"><text:s text:c="8"/><text:span text:style-name="T7">unsigned</text:span> <text:span text:style-name="T7">int</text:span> object_size; <text:s text:c="6"/><text:span text:style-name="T5">/* Object size without metadata */</text:span></text:p>
            <text:p text:style-name="P26"><text:s text:c="8"/><text:span text:style-name="T1">struct</text:span> reciprocal_value reciprocal_size;</text:p>
            <text:p text:style-name="P26"><text:s text:c="8"/><text:span text:style-name="T7">unsigned</text:span> <text:span text:style-name="T7">int</text:span> offset; <text:s text:c="11"/><text:span text:style-name="T5">/* Free pointer offset */</text:span></text:p>
            <text:p text:style-name="P2">#ifdef CONFIG_SLUB_CPU_PARTIAL</text:p>
            <text:p text:style-name="P26"><text:s text:c="8"/><text:span text:style-name="T5">/* Number of per cpu partial objects to keep around */</text:span></text:p>
            <text:p text:style-name="P26"><text:s text:c="8"/><text:span text:style-name="T7">unsigned</text:span> <text:span text:style-name="T7">int</text:span> cpu_partial;</text:p>
            <text:p text:style-name="P26"><text:s text:c="8"/><text:span text:style-name="T5">/* Number of per cpu partial slabs to keep around */</text:span></text:p>
            <text:p text:style-name="P26"><text:s text:c="8"/><text:span text:style-name="T7">unsigned</text:span> <text:span text:style-name="T7">int</text:span> cpu_partial_slabs;</text:p>
            <text:p text:style-name="P2">#endif</text:p>
            <text:p text:style-name="P26"><text:s text:c="8"/><text:span text:style-name="T1">struct</text:span> kmem_cache_order_objects oo;</text:p>
            <text:p text:style-name="P26"><text:s text:c="8"/><text:span text:style-name="T5">/* Allocation and freeing of slabs */</text:span></text:p>
            <text:p text:style-name="P26"><text:s text:c="8"/><text:span text:style-name="T1">struct</text:span> kmem_cache_order_objects min;</text:p>
            <text:p text:style-name="P26"><text:s text:c="8"/><text:span text:style-name="T7">gfp_t</text:span> allocflags; <text:s text:c="14"/><text:span text:style-name="T5">/* gfp flags to use on each alloc */</text:span></text:p>
            <text:p text:style-name="P26"><text:s text:c="8"/><text:span text:style-name="T7">int</text:span> refcount; <text:s text:c="18"/><text:span text:style-name="T5">/* Refcount for slab cache destroy */</text:span></text:p>
            <text:p text:style-name="P26"><text:s text:c="8"/><text:span text:style-name="T7">void</text:span> (<text:span text:style-name="T10">*</text:span>ctor)(<text:span text:style-name="T7">void</text:span> <text:span text:style-name="T10">*</text:span>object); <text:s text:c="4"/><text:span text:style-name="T5">/* Object constructor */</text:span></text:p>
            <text:p text:style-name="P26"><text:s text:c="8"/><text:span text:style-name="T7">unsigned</text:span> <text:span text:style-name="T7">int</text:span> inuse; <text:s text:c="12"/><text:span text:style-name="T5">/* Offset to metadata */</text:span></text:p>
            <text:p text:style-name="P26"><text:s text:c="8"/><text:span text:style-name="T7">unsigned</text:span> <text:span text:style-name="T7">int</text:span> align; <text:s text:c="12"/><text:span text:style-name="T5">/* Alignment */</text:span></text:p>
            <text:p text:style-name="P26"><text:s text:c="8"/><text:span text:style-name="T7">unsigned</text:span> <text:span text:style-name="T7">int</text:span> red_left_pad; <text:s text:c="5"/><text:span text:style-name="T5">/* Left redzone padding size */</text:span></text:p>
            <text:p text:style-name="P26"><text:s text:c="8"/><text:span text:style-name="T1">const</text:span> <text:span text:style-name="T7">char</text:span> <text:span text:style-name="T10">*</text:span>name; <text:s text:c="14"/><text:span text:style-name="T5">/* Name (only for display!) */</text:span></text:p>
            <text:p text:style-name="P26"><text:s text:c="8"/><text:span text:style-name="T1">struct</text:span> list_head list; <text:s text:c="9"/><text:span text:style-name="T5">/* List of slab caches */</text:span></text:p>
            <text:p text:style-name="P2">#ifdef CONFIG_SYSFS</text:p>
            <text:p text:style-name="P26"><text:s text:c="8"/><text:span text:style-name="T1">struct</text:span> kobject kobj; <text:s text:c="11"/><text:span text:style-name="T5">/* For sysfs */</text:span></text:p>
            <text:p text:style-name="P2">#endif</text:p>
            <text:p text:style-name="P2">#ifdef CONFIG_SLAB_FREELIST_HARDENED</text:p>
            <text:p text:style-name="P26"><text:s text:c="8"/><text:span text:style-name="T7">unsigned</text:span> <text:span text:style-name="T7">long</text:span> random;</text:p>
            <text:p text:style-name="P2">#endif</text:p>
            <text:p text:style-name="P2">#ifdef CONFIG_NUMA</text:p>
            <text:p text:style-name="P26"><text:s text:c="8"/><text:span text:style-name="T7">unsigned</text:span> <text:span text:style-name="T7">int</text:span> remote_node_defrag_ratio;</text:p>
            <text:p text:style-name="P2">#endif</text:p>
            <text:p text:style-name="P2">#ifdef CONFIG_SLAB_FREELIST_RANDOM</text:p>
            <text:p text:style-name="P26"><text:s text:c="8"/><text:span text:style-name="T7">unsigned</text:span> <text:span text:style-name="T7">int</text:span> <text:span text:style-name="T10">*</text:span>random_seq;</text:p>
            <text:p text:style-name="P2">#endif</text:p>
            <text:p text:style-name="P2">#ifdef CONFIG_KASAN_GENERIC</text:p>
            <text:p text:style-name="P26"><text:s text:c="8"/><text:span text:style-name="T1">struct</text:span> kasan_cache kasan_info;</text:p>
            <text:p text:style-name="P2">#endif</text:p>
            <text:p text:style-name="P2">#ifdef CONFIG_HARDENED_USERCOPY</text:p>
            <text:p text:style-name="P26"><text:s text:c="8"/><text:span text:style-name="T7">unsigned</text:span> <text:span text:style-name="T7">int</text:span> useroffset; <text:s text:c="7"/><text:span text:style-name="T5">/* Usercopy region offset */</text:span></text:p>
            <text:p text:style-name="P26"><text:s text:c="8"/><text:span text:style-name="T7">unsigned</text:span> <text:span text:style-name="T7">int</text:span> usersize; <text:s text:c="9"/><text:span text:style-name="T5">/* Usercopy region size */</text:span></text:p>
            <text:p text:style-name="P2">#endif</text:p>
            <text:p text:style-name="P26"><text:s text:c="8"/><text:span text:style-name="T1">struct</text:span> kmem_cache_node <text:span text:style-name="T10">*</text:span>node[MAX_NUMNODES];</text:p>
            <text:p text:style-name="P27">};</text:p>
          </table:table-cell>
        </table:table-row>
      </table:table>
      <text:p text:style-name="P37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8"><text:span text:style-name="T1">struct</text:span> socket {</text:p>
            <text:p text:style-name="P5"><text:s text:c="2"/>socket_state <text:s text:c="5"/>state;</text:p>
            <text:p text:style-name="P5"><text:s text:c="2"/><text:span text:style-name="T7">short</text:span> <text:s text:c="6"/>type;</text:p>
            <text:p text:style-name="P5"><text:s text:c="2"/><text:span text:style-name="T7">unsigned</text:span> <text:span text:style-name="T7">long</text:span> <text:s text:c="4"/>flags;</text:p>
            <text:p text:style-name="P5"><text:s text:c="2"/><text:span text:style-name="T1">struct</text:span> file <text:s text:c="6"/><text:span text:style-name="T10">*</text:span>file;</text:p>
            <text:p text:style-name="P5"><text:s text:c="2"/><text:span text:style-name="T1">struct</text:span> sock <text:s text:c="6"/><text:span text:style-name="T10">*</text:span>sk;</text:p>
            <text:p text:style-name="P5"><text:s text:c="2"/><text:span text:style-name="T1">const</text:span> <text:span text:style-name="T1">struct</text:span> proto_ops <text:s/><text:span text:style-name="T10">*</text:span>ops;</text:p>
            <text:p text:style-name="P5"><text:s text:c="2"/><text:span text:style-name="T1">struct</text:span> socket_wq <text:s/>wq;</text:p>
            <text:p text:style-name="P5">};</text:p>
          </table:table-cell>
        </table:table-row>
      </table:table>
      <text:p text:style-name="P36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29"><text:span text:style-name="T1">struct</text:span> sockaddr {</text:p>
            <text:p text:style-name="P13"><text:s text:c="2"/><text:span text:style-name="T7">sa_family_t</text:span> <text:s text:c="4"/>sa_family; <text:s text:c="5"/><text:span text:style-name="T5">/* address family, AF_xxx <text:s text:c="6"/>*/</text:span></text:p>
            <text:p text:style-name="P13"><text:s text:c="2"/><text:span text:style-name="T1">union</text:span> {</text:p>
            <text:p text:style-name="P13"><text:s text:c="4"/><text:span text:style-name="T7">char</text:span> sa_data_min[<text:span text:style-name="T11">14</text:span>]; <text:s text:c="10"/><text:span text:style-name="T5">/* Minimum 14 bytes of protocol address */</text:span></text:p>
            <text:p text:style-name="P13"><text:s text:c="4"/>DECLARE_FLEX_ARRAY(<text:span text:style-name="T7">char</text:span>, sa_data);</text:p>
            <text:p text:style-name="P13"><text:s text:c="2"/>};</text:p>
            <text:p text:style-name="P14">};</text:p>
          </table:table-cell>
        </table:table-row>
      </table:table>
      <text:p text:style-name="P36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9"><text:span text:style-name="T1">struct</text:span> sockaddr_in {</text:p>
            <text:p text:style-name="P13"><text:s text:c="2"/><text:span text:style-name="T7">__kernel_sa_family_t</text:span> <text:s/>sin_family; <text:s text:c="4"/><text:span text:style-name="T5">/* Address family <text:s text:c="14"/>*/</text:span></text:p>
            <text:p text:style-name="P13"><text:s text:c="2"/>__be16 <text:s text:c="15"/>sin_port; <text:s text:c="6"/><text:span text:style-name="T5">/* Port number <text:s text:c="17"/>*/</text:span></text:p>
            <text:p text:style-name="P46"><text:span text:style-name="T14"><text:s text:c="2"/></text:span><text:span text:style-name="T4">struct</text:span><text:span text:style-name="T14"> in_addr <text:s text:c="7"/>sin_addr; <text:s text:c="6"/></text:span><text:span text:style-name="T6">/* </text:span><text:span text:style-name="T5">struct </text:span><text:a xlink:type="simple" xlink:href="https://elixir.bootlin.com/linux/v6.10-rc3/C/ident/in_addr" text:style-name="Internet_20_link" text:visited-style-name="Visited_20_Internet_20_Link"><text:span text:style-name="T23">in_addr</text:span></text:a><text:span text:style-name="T5"> {</text:span><text:a xlink:type="simple" xlink:href="https://elixir.bootlin.com/linux/v6.10-rc3/C/ident/__be32" text:style-name="Internet_20_link" text:visited-style-name="Visited_20_Internet_20_Link">__be32</text:a> <text:s/><text:a xlink:type="simple" xlink:href="https://elixir.bootlin.com/linux/v6.10-rc3/C/ident/s_addr" text:style-name="Internet_20_link" text:visited-style-name="Visited_20_Internet_20_Link">s_addr</text:a>;};<text:span text:style-name="T6">*/</text:span></text:p>
            <text:p text:style-name="P51"><text:span text:style-name="T5"><text:s text:c="12"/>*/</text:span></text:p>
            <text:p text:style-name="P13"/>
            <text:p text:style-name="P13"><text:s text:c="2"/><text:span text:style-name="T5">/* Pad to size of `struct sockaddr'. */</text:span></text:p>
            <text:p text:style-name="P13"><text:s text:c="2"/><text:span text:style-name="T7">unsigned</text:span> <text:span text:style-name="T7">char</text:span> <text:s text:c="8"/>__pad[__SOCK_SIZE__ <text:span text:style-name="T10">-</text:span> <text:span text:style-name="T1">sizeof</text:span>(<text:span text:style-name="T7">short</text:span> <text:span text:style-name="T7">int</text:span>) <text:span text:style-name="T10">-</text:span></text:p>
            <text:p text:style-name="P13"><text:s text:c="24"/><text:span text:style-name="T1">sizeof</text:span>(<text:span text:style-name="T7">unsigned</text:span> <text:span text:style-name="T7">short</text:span> <text:span text:style-name="T7">int</text:span>) <text:span text:style-name="T10">-</text:span> <text:span text:style-name="T1">sizeof</text:span>(<text:span text:style-name="T1">struct</text:span> in_addr)];</text:p>
            <text:p text:style-name="P14">};</text:p>
          </table:table-cell>
        </table:table-row>
      </table:table>
      <text:p text:style-name="P36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9"><text:span text:style-name="T1">struct</text:span> sockaddr_in6 {</text:p>
            <text:p text:style-name="P13"><text:s text:c="2"/><text:span text:style-name="T7">unsigned</text:span> <text:span text:style-name="T7">short</text:span> <text:span text:style-name="T7">int</text:span> <text:s text:c="5"/>sin6_family; <text:s text:c="3"/><text:span text:style-name="T5">/* AF_INET6 */</text:span></text:p>
            <text:p text:style-name="P13"><text:s text:c="2"/>__be16 <text:s text:c="17"/>sin6_port; <text:s text:c="5"/><text:span text:style-name="T5">/* Transport layer port # */</text:span></text:p>
            <text:p text:style-name="P13"><text:s text:c="2"/>__be32 <text:s text:c="17"/>sin6_flowinfo; <text:s/><text:span text:style-name="T5">/* IPv6 flow information */</text:span></text:p>
            <text:p text:style-name="P13"><text:s text:c="2"/><text:span text:style-name="T1">struct</text:span> in6_addr <text:s text:c="8"/>sin6_addr; <text:s text:c="5"/><text:span text:style-name="T5">/* IPv6 address */</text:span></text:p>
            <text:p text:style-name="P13"><text:s text:c="2"/>__u32 <text:s text:c="18"/>sin6_scope_id; <text:s/><text:span text:style-name="T5">/* scope id (new in RFC2553) */</text:span></text:p>
            <text:p text:style-name="P14">};</text:p>
          </table:table-cell>
        </table:table-row>
      </table:table>
      <text:p text:style-name="P36"/>
      <table:table table:name="Table7" table:style-name="Table7">
        <table:table-column table:style-name="Table7.A"/>
        <table:table-row>
          <table:table-cell table:style-name="Table7.A1" office:value-type="string">
            <text:p text:style-name="P29"><text:span text:style-name="T1">struct</text:span> file {</text:p>
            <text:p text:style-name="P4"><text:s text:c="2"/>...</text:p>
            <text:p text:style-name="P4"><text:s text:c="2"/><text:span text:style-name="T7">spinlock_t</text:span> <text:s text:c="7"/>f_lock;</text:p>
            <text:p text:style-name="P10"><text:s text:c="2"/><text:span text:style-name="T7">fmode_t</text:span> <text:s text:c="10"/>f_mode;</text:p>
            <text:p text:style-name="P4"><text:s text:c="2"/><text:span text:style-name="T7">atomic_long_t</text:span> <text:s text:c="4"/>f_count;</text:p>
            <text:p text:style-name="P4"><text:s text:c="2"/><text:span text:style-name="T1">struct</text:span> mutex <text:s text:c="5"/>f_pos_lock;</text:p>
            <text:p text:style-name="P10"><text:s text:c="2"/><text:span text:style-name="T7">loff_t</text:span> <text:s text:c="11"/>f_pos;</text:p>
            <text:p text:style-name="P4"><text:s text:c="2"/><text:span text:style-name="T7">unsigned</text:span> <text:span text:style-name="T7">int</text:span> <text:s text:c="5"/>f_flags;</text:p>
            <text:p text:style-name="P4"><text:s text:c="2"/><text:span text:style-name="T1">struct</text:span> fown_struct <text:s text:c="5"/>f_owner;</text:p>
            <text:p text:style-name="P10"><text:s text:c="2"/><text:span text:style-name="T1">struct</text:span> path <text:s text:c="12"/>f_path;</text:p>
            <text:p text:style-name="P10"><text:s text:c="2"/><text:span text:style-name="T1">struct</text:span> inode <text:s text:c="11"/><text:span text:style-name="T10">*</text:span>f_inode; <text:s text:c="6"/><text:span text:style-name="T5">/* cached value */</text:span></text:p>
            <text:p text:style-name="P4"><text:s text:c="2"/><text:span text:style-name="T1">const</text:span> <text:span text:style-name="T1">struct</text:span> file_operations <text:s text:c="3"/><text:span text:style-name="T10">*</text:span>f_op;</text:p>
            <text:p text:style-name="P4"><text:s text:c="2"/>u64 <text:s text:c="8"/>f_version;</text:p>
            <text:p text:style-name="P4"><text:s text:c="2"/><text:span text:style-name="T1">struct</text:span> address_space <text:s text:c="3"/><text:span text:style-name="T10">*</text:span>f_mapping;</text:p>
            <text:p text:style-name="P44"><text:s text:c="2"/>...</text:p>
            <text:p text:style-name="P4">} __randomize_layout</text:p>
            <text:p text:style-name="P5"><text:s text:c="2"/>__attribute__((aligned(<text:span text:style-name="T11">4</text:span>))); <text:s/><text:span text:style-name="T5">/* lest something weird decides that 2 is OK */</text:span></text:p>
          </table:table-cell>
        </table:table-row>
      </table:table>
      <text:p text:style-name="P36"/>
      <table:table table:name="Table8" table:style-name="Table8">
        <table:table-column table:style-name="Table8.A"/>
        <table:table-row>
          <table:table-cell table:style-name="Table8.A1" office:value-type="string">
            <text:p text:style-name="P29"><text:span text:style-name="T1">struct</text:span> path {</text:p>
            <text:p text:style-name="P13"><text:s text:c="2"/><text:span text:style-name="T1">struct</text:span> vfsmount <text:span text:style-name="T10">*</text:span>mnt;</text:p>
            <text:p text:style-name="P13"><text:s text:c="2"/><text:span text:style-name="T1">struct</text:span> dentry <text:span text:style-name="T10">*</text:span>dentry;</text:p>
            <text:p text:style-name="P14">} __randomize_layout;</text:p>
          </table:table-cell>
        </table:table-row>
      </table:table>
      <text:p text:style-name="P36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9"><text:span text:style-name="T1">struct</text:span> file_operations {</text:p>
            <text:p text:style-name="P15"><text:span text:style-name="T2"><text:s text:c="2"/></text:span><text:span text:style-name="T1">struct</text:span> module <text:span text:style-name="T10">*</text:span>owner;</text:p>
            <text:p text:style-name="P15"><text:span text:style-name="T8"><text:s text:c="2"/></text:span><text:span text:style-name="T7">loff_t</text:span> (<text:span text:style-name="T10">*</text:span>llseek) (<text:span text:style-name="T1">struct</text:span> file <text:span text:style-name="T10">*</text:span>, <text:span text:style-name="T7">loff_t</text:span>, <text:span text:style-name="T7">int</text:span>);</text:p>
            <text:p text:style-name="P15"><text:span text:style-name="T8"><text:s text:c="2"/></text:span><text:span text:style-name="T7">ssize_t</text:span> (<text:span text:style-name="T10">*</text:span>read) (<text:span text:style-name="T1">struct</text:span> file <text:span text:style-name="T10">*</text:span>,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3"><text:s text:c="2"/><text:span text:style-name="T7">ssize_t</text:span> (<text:span text:style-name="T10">*</text:span>write) (<text:span text:style-name="T1">struct</text:span> file <text:span text:style-name="T10">*</text:span>, <text:span text:style-name="T1">const</text:span>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5"><text:span text:style-name="T8"><text:s text:c="2"/></text:span><text:span text:style-name="T7">int</text:span> (<text:span text:style-name="T10">*</text:span>mmap) (<text:span text:style-name="T1">struct</text:span> file <text:span text:style-name="T10">*</text:span>, <text:span text:style-name="T1">struct</text:span> vm_area_struct <text:span text:style-name="T10">*</text:span>);</text:p>
            <text:p text:style-name="P15"><text:span text:style-name="T8"><text:s text:c="2"/></text:span><text:span text:style-name="T7">int</text:span> (<text:span text:style-name="T10">*</text:span>open) (<text:span text:style-name="T1">struct</text:span> inode <text:span text:style-name="T10">*</text:span>, <text:span text:style-name="T1">struct</text:span> file <text:span text:style-name="T10">*</text:span>);</text:p>
            <text:p text:style-name="P15"><text:span text:style-name="T8"><text:s text:c="2"/></text:span><text:span text:style-name="T7">int</text:span> (<text:span text:style-name="T10">*</text:span>flush) (<text:span text:style-name="T1">struct</text:span> file <text:span text:style-name="T10">*</text:span>, <text:span text:style-name="T7">fl_owner_t</text:span> id);</text:p>
            <text:p text:style-name="P15"><text:span text:style-name="T8"><text:s text:c="2"/></text:span><text:span text:style-name="T7">int</text:span> (<text:span text:style-name="T10">*</text:span>release) (<text:span text:style-name="T1">struct</text:span> inode <text:span text:style-name="T10">*</text:span>, <text:span text:style-name="T1">struct</text:span> file <text:span text:style-name="T10">*</text:span>);</text:p>
            <text:p text:style-name="P13"><text:s text:c="2"/>...</text:p>
            <text:p text:style-name="P14">} __randomize_layout;</text:p>
          </table:table-cell>
        </table:table-row>
      </table:table>
      <text:p text:style-name="P3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9"><text:span text:style-name="T1">struct</text:span> file_system_type {</text:p>
            <text:p text:style-name="P16"><text:span text:style-name="T8"><text:s text:c="2"/></text:span><text:span text:style-name="T1">const</text:span> <text:span text:style-name="T7">char</text:span> <text:span text:style-name="T10">*</text:span>name;</text:p>
            <text:p text:style-name="P16"><text:span text:style-name="T8"><text:s text:c="2"/></text:span><text:span text:style-name="T7">int</text:span> fs_flags;</text:p>
            <text:p text:style-name="P1">#define FS_REQUIRES_DEV <text:s text:c="8"/>1</text:p>
            <text:p text:style-name="P13"><text:span text:style-name="T18">#define FS_USERNS_MOUNT <text:s text:c="8"/>8 <text:s text:c="6"/></text:span><text:span text:style-name="T5">/* Can be mounted by userns root */</text:span></text:p>
            <text:p text:style-name="P16"><text:span text:style-name="T8"><text:s text:c="2"/></text:span><text:span text:style-name="T1">struct</text:span> dentry <text:span text:style-name="T10">*</text:span>(<text:span text:style-name="T10">*</text:span>mount) (<text:span text:style-name="T1">struct</text:span> file_system_type <text:span text:style-name="T10">*</text:span>, <text:span text:style-name="T7">int</text:span>,</text:p>
            <text:p text:style-name="P13"><text:s text:c="27"/><text:span text:style-name="T1">const</text:span> <text:span text:style-name="T7">char</text:span> <text:span text:style-name="T10">*</text:span>, <text:span text:style-name="T7">void</text:span> <text:span text:style-name="T10">*</text:span>);</text:p>
            <text:p text:style-name="P16"><text:span text:style-name="T8"><text:s text:c="2"/></text:span><text:span text:style-name="T7">void</text:span> (<text:span text:style-name="T10">*</text:span>kill_sb) (<text:span text:style-name="T1">struct</text:span> super_block <text:span text:style-name="T10">*</text:span>);</text:p>
            <text:p text:style-name="P16"><text:span text:style-name="T8"><text:s text:c="2"/></text:span><text:span text:style-name="T1">struct</text:span> module <text:span text:style-name="T10">*</text:span>owner;</text:p>
            <text:p text:style-name="P16"><text:span text:style-name="T8"><text:s text:c="2"/></text:span><text:span text:style-name="T1">struct</text:span> file_system_type <text:span text:style-name="T10">*</text:span>next;</text:p>
            <text:p text:style-name="P16"><text:span text:style-name="T8"><text:s text:c="2"/></text:span><text:span text:style-name="T1">struct</text:span> hlist_head fs_supers;</text:p>
            <text:p text:style-name="P16"><text:span text:style-name="T8"><text:s text:c="2"/></text:span><text:span text:style-name="T1">struct</text:span> lock_class_key s_lock_key;</text:p>
            <text:p text:style-name="P14">};</text:p>
          </table:table-cell>
        </table:table-row>
      </table:table>
      <text:p text:style-name="P36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<text:span text:style-name="T1">struct</text:span> fs_struct {</text:p>
            <text:p text:style-name="P16"><text:span text:style-name="T8"><text:s text:c="2"/></text:span><text:span text:style-name="T7">int</text:span> users;</text:p>
            <text:p text:style-name="P16"><text:span text:style-name="T8"><text:s text:c="2"/></text:span><text:span text:style-name="T7">spinlock_t</text:span> lock;</text:p>
            <text:p text:style-name="P16"><text:span text:style-name="T8"><text:s text:c="2"/></text:span><text:span text:style-name="T7">seqcount_spinlock_t</text:span> seq;</text:p>
            <text:p text:style-name="P16"><text:span text:style-name="T8"><text:s text:c="2"/></text:span><text:span text:style-name="T7">int</text:span> umask;</text:p>
            <text:p text:style-name="P16"><text:span text:style-name="T8"><text:s text:c="2"/></text:span><text:span text:style-name="T7">int</text:span> in_exec;</text:p>
            <text:p text:style-name="P16"><text:span text:style-name="T8"><text:s text:c="2"/></text:span><text:span text:style-name="T1">struct</text:span> path root, pwd;</text:p>
            <text:p text:style-name="P14">} __randomize_layout;</text:p>
          </table:table-cell>
        </table:table-row>
      </table:table>
      <text:p text:style-name="P36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<text:span text:style-name="T2">struct</text:span><text:span text:style-name="T12"> files_struct {</text:span></text:p>
            <text:p text:style-name="P17"><text:span text:style-name="T8"><text:s text:c="2"/></text:span><text:span text:style-name="T7">atomic_t</text:span> count;</text:p>
            <text:p text:style-name="P17"><text:span text:style-name="T8"><text:s text:c="2"/></text:span><text:span text:style-name="T7">bool</text:span> resize_in_progress;</text:p>
            <text:p text:style-name="P17"><text:span text:style-name="T8"><text:s text:c="2"/></text:span><text:span text:style-name="T7">wait_queue_head_t</text:span> resize_wait;</text:p>
            <text:p text:style-name="P17"><text:span text:style-name="T8"><text:s text:c="2"/></text:span><text:span text:style-name="T1">struct</text:span> fdtable __rcu <text:span text:style-name="T10">*</text:span>fdt;</text:p>
            <text:p text:style-name="P17"><text:span text:style-name="T8"><text:s text:c="2"/></text:span><text:span text:style-name="T1">struct</text:span> fdtable fdtab;</text:p>
            <text:p text:style-name="P17"><text:span text:style-name="T8"><text:s text:c="2"/></text:span><text:span text:style-name="T7">spinlock_t</text:span> file_lock ____cacheline_aligned_in_smp;</text:p>
            <text:p text:style-name="P17"><text:span text:style-name="T8"><text:s text:c="2"/></text:span><text:span text:style-name="T7">unsigned</text:span> <text:span text:style-name="T7">int</text:span> next_fd;</text:p>
            <text:p text:style-name="P17"><text:span text:style-name="T8"><text:s text:c="2"/></text:span><text:span text:style-name="T7">unsigned</text:span> <text:span text:style-name="T7">long</text:span> close_on_exec_init[<text:span text:style-name="T11">1</text:span>];</text:p>
            <text:p text:style-name="P17"><text:span text:style-name="T8"><text:s text:c="2"/></text:span><text:span text:style-name="T7">unsigned</text:span> <text:span text:style-name="T7">long</text:span> open_fds_init[<text:span text:style-name="T11">1</text:span>];</text:p>
            <text:p text:style-name="P17"><text:span text:style-name="T8"><text:s text:c="2"/></text:span><text:span text:style-name="T7">unsigned</text:span> <text:span text:style-name="T7">long</text:span> full_fds_bits_init[<text:span text:style-name="T11">1</text:span>];</text:p>
            <text:p text:style-name="P17"><text:span text:style-name="T8"><text:s text:c="2"/></text:span><text:span text:style-name="T1">struct</text:span> file __rcu <text:span text:style-name="T10">*</text:span>fd_array[NR_OPEN_DEFAULT];</text:p>
            <text:p text:style-name="P14">};</text:p>
          </table:table-cell>
        </table:table-row>
      </table:table>
      <text:p text:style-name="P3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9"><text:span text:style-name="T1">struct</text:span> tasklet_struct</text:p>
            <text:p text:style-name="P13">{</text:p>
            <text:p text:style-name="P17"><text:span text:style-name="T8"><text:s text:c="2"/></text:span><text:span text:style-name="T1">struct</text:span> tasklet_struct <text:span text:style-name="T10">*</text:span>next;</text:p>
            <text:p text:style-name="P17"><text:span text:style-name="T8"><text:s text:c="2"/></text:span><text:span text:style-name="T7">unsigned</text:span> <text:span text:style-name="T7">long</text:span> state;</text:p>
            <text:p text:style-name="P17"><text:span text:style-name="T8"><text:s text:c="2"/></text:span><text:span text:style-name="T7">atomic_t</text:span> count;</text:p>
            <text:p text:style-name="P17"><text:span text:style-name="T8"><text:s text:c="2"/></text:span><text:span text:style-name="T7">bool</text:span> use_callback;</text:p>
            <text:p text:style-name="P17"><text:span text:style-name="T8"><text:s text:c="2"/></text:span><text:span text:style-name="T1">union</text:span> {</text:p>
            <text:p text:style-name="P17"><text:span text:style-name="T8"><text:s text:c="4"/></text:span><text:span text:style-name="T7">void</text:span> (<text:span text:style-name="T10">*</text:span>func)(<text:span text:style-name="T7">unsigned</text:span> <text:span text:style-name="T7">long</text:span> data);</text:p>
            <text:p text:style-name="P17"><text:span text:style-name="T8"><text:s text:c="4"/></text:span><text:span text:style-name="T7">void</text:span> (<text:span text:style-name="T10">*</text:span>callback)(<text:span text:style-name="T1">struct</text:span> tasklet_struct <text:span text:style-name="T10">*</text:span>t);</text:p>
            <text:p text:style-name="P17"><text:span text:style-name="T8"><text:s text:c="2"/></text:span>};</text:p>
            <text:p text:style-name="P17"><text:soft-page-break/><text:span text:style-name="T8"><text:s text:c="2"/></text:span><text:span text:style-name="T7">unsigned</text:span> <text:span text:style-name="T7">long</text:span> data;</text:p>
            <text:p text:style-name="P14">};</text:p>
            <text:p text:style-name="P14"/>
            <text:p text:style-name="P32">enum</text:p>
            <text:p text:style-name="P13">{</text:p>
            <text:p text:style-name="P18"><text:span text:style-name="T8"><text:s text:c="2"/></text:span>TASKLET_STATE_SCHED, <text:s text:c="3"/><text:span text:style-name="T5">/* Tasklet is scheduled for execution */</text:span></text:p>
            <text:p text:style-name="P18"><text:span text:style-name="T8"><text:s text:c="2"/></text:span>TASKLET_STATE_RUN <text:s text:c="6"/><text:span text:style-name="T5">/* Tasklet is running (SMP only) */</text:span></text:p>
            <text:p text:style-name="P14">};</text:p>
          </table:table-cell>
        </table:table-row>
      </table:table>
      <text:p text:style-name="P36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9"><text:span text:style-name="T1">struct</text:span> workqueue_struct {</text:p>
            <text:p text:style-name="P19"><text:span text:style-name="T8"><text:s text:c="2"/></text:span><text:span text:style-name="T1">struct</text:span> list_head <text:s text:c="7"/>pwqs; <text:s text:c="10"/><text:span text:style-name="T5">/* WR: all pwqs of this wq */</text:span></text:p>
            <text:p text:style-name="P19"><text:span text:style-name="T8"><text:s text:c="2"/></text:span><text:span text:style-name="T1">struct</text:span> list_head <text:s text:c="7"/>list; <text:s text:c="10"/><text:span text:style-name="T5">/* PR: list of all workqueues */</text:span></text:p>
            <text:p text:style-name="P19"><text:span text:style-name="T8"><text:s text:c="2"/></text:span><text:span text:style-name="T1">struct</text:span> worker <text:s text:c="10"/><text:span text:style-name="T10">*</text:span>rescuer; <text:s text:c="6"/><text:span text:style-name="T5">/* MD: rescue worker */</text:span></text:p>
            <text:p text:style-name="P19"><text:span text:style-name="T8"><text:s text:c="2"/></text:span><text:span text:style-name="T7">char</text:span> <text:s text:c="19"/>name[WQ_NAME_LEN]; <text:span text:style-name="T5">/* I: workqueue name */</text:span></text:p>
            <text:p text:style-name="P19"><text:span text:style-name="T8"><text:s text:c="2"/></text:span><text:span text:style-name="T1">struct</text:span> pool_workqueue __percpu __rcu <text:span text:style-name="T10">**</text:span>cpu_pwq; <text:span text:style-name="T5">/* I: per-cpu pwqs */</text:span></text:p>
            <text:p text:style-name="P14">};</text:p>
          </table:table-cell>
        </table:table-row>
      </table:table>
      <text:p text:style-name="P36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9"><text:span text:style-name="T1">struct</text:span> work_struct {</text:p>
            <text:p text:style-name="P19"><text:span text:style-name="T8"><text:s text:c="2"/></text:span><text:span text:style-name="T7">atomic_long_t</text:span> data;</text:p>
            <text:p text:style-name="P19"><text:span text:style-name="T8"><text:s text:c="2"/></text:span><text:span text:style-name="T1">struct</text:span> list_head entry;</text:p>
            <text:p text:style-name="P19"><text:span text:style-name="T8"><text:s text:c="2"/></text:span><text:span text:style-name="T7">work_func_t</text:span> func;</text:p>
            <text:p text:style-name="P1">#ifdef CONFIG_LOCKDEP</text:p>
            <text:p text:style-name="P19"><text:span text:style-name="T8"><text:s text:c="2"/></text:span><text:span text:style-name="T1">struct</text:span> lockdep_map lockdep_map;</text:p>
            <text:p text:style-name="P1">#endif</text:p>
            <text:p text:style-name="P14">};</text:p>
          </table:table-cell>
        </table:table-row>
      </table:table>
      <text:p text:style-name="P3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9"><text:span text:style-name="T1">struct</text:span> pool_workqueue {</text:p>
            <text:p text:style-name="P19"><text:span text:style-name="T8"><text:s text:c="2"/></text:span><text:span text:style-name="T1">struct</text:span> worker_pool <text:s text:c="5"/><text:span text:style-name="T10">*</text:span>pool; <text:s text:c="9"/><text:span text:style-name="T5">/* I: the associated pool */</text:span></text:p>
            <text:p text:style-name="P19"><text:span text:style-name="T8"><text:s text:c="2"/></text:span><text:span text:style-name="T1">struct</text:span> workqueue_struct <text:span text:style-name="T10">*</text:span>wq; <text:s text:c="11"/><text:span text:style-name="T5">/* I: the owning workqueue */</text:span></text:p>
            <text:p text:style-name="P19"><text:span text:style-name="T8"><text:s text:c="2"/></text:span><text:span text:style-name="T7">int</text:span> <text:s text:c="20"/>work_color; <text:s text:c="4"/><text:span text:style-name="T5">/* L: current color */</text:span></text:p>
            <text:p text:style-name="P19"><text:span text:style-name="T8"><text:s text:c="2"/></text:span><text:span text:style-name="T7">int</text:span> <text:s text:c="20"/>flush_color; <text:s text:c="3"/><text:span text:style-name="T5">/* L: flushing color */</text:span></text:p>
            <text:p text:style-name="P19"><text:span text:style-name="T8"><text:s text:c="2"/></text:span><text:span text:style-name="T7">int</text:span> <text:s text:c="20"/>refcnt; <text:s text:c="8"/><text:span text:style-name="T5">/* L: reference count */</text:span></text:p>
            <text:p text:style-name="P19"><text:span text:style-name="T8"><text:s text:c="2"/></text:span><text:span text:style-name="T7">int</text:span> <text:s text:c="20"/>nr_in_flight[WORK_NR_COLORS];</text:p>
            <text:p text:style-name="P13"><text:s text:c="48"/><text:span text:style-name="T5">/* L: nr of in_flight works */</text:span></text:p>
            <text:p text:style-name="P19"><text:span text:style-name="T8"><text:s text:c="2"/></text:span><text:span text:style-name="T7">bool</text:span> <text:s text:c="19"/>plugged; <text:s text:c="7"/><text:span text:style-name="T5">/* L: execution suspended */</text:span></text:p>
            <text:p text:style-name="P19"><text:span text:style-name="T8"><text:s text:c="2"/></text:span><text:span text:style-name="T7">int</text:span> <text:s text:c="20"/>nr_active; <text:s text:c="5"/><text:span text:style-name="T5">/* L: nr of active works */</text:span></text:p>
            <text:p text:style-name="P19"><text:span text:style-name="T8"><text:s text:c="2"/></text:span><text:span text:style-name="T1">struct</text:span> list_head <text:s text:c="7"/>inactive_works; <text:span text:style-name="T5">/* L: inactive works */</text:span></text:p>
            <text:p text:style-name="P19"><text:span text:style-name="T8"><text:s text:c="2"/></text:span><text:span text:style-name="T1">struct</text:span> list_head <text:s text:c="7"/>pending_node; <text:s text:c="2"/><text:span text:style-name="T5">/* LN: node on wq_node_nr_active-&gt;pending_pwqs */</text:span></text:p>
            <text:p text:style-name="P19"><text:span text:style-name="T8"><text:s text:c="2"/></text:span><text:span text:style-name="T1">struct</text:span> list_head <text:s text:c="7"/>pwqs_node; <text:s text:c="5"/><text:span text:style-name="T5">/* WR: node on wq-&gt;pwqs */</text:span></text:p>
            <text:p text:style-name="P19"><text:span text:style-name="T8"><text:s text:c="2"/></text:span><text:span text:style-name="T1">struct</text:span> list_head <text:s text:c="7"/>mayday_node; <text:s text:c="3"/><text:span text:style-name="T5">/* MD: node on wq-&gt;maydays */</text:span></text:p>
            <text:p text:style-name="P19"><text:span text:style-name="T8"><text:s text:c="2"/></text:span>u64 <text:s text:c="20"/>stats[PWQ_NR_STATS];</text:p>
            <text:p text:style-name="P19"><text:span text:style-name="T8"><text:s text:c="2"/></text:span><text:span text:style-name="T1">struct</text:span> kthread_work <text:s text:c="4"/>release_work;</text:p>
            <text:p text:style-name="P19"><text:span text:style-name="T8"><text:s text:c="2"/></text:span><text:span text:style-name="T1">struct</text:span> rcu_head <text:s text:c="8"/>rcu;</text:p>
            <text:p text:style-name="P14">} __aligned(<text:span text:style-name="T11">1</text:span> <text:span text:style-name="T10">&lt;&lt;</text:span> WORK_STRUCT_PWQ_SHIFT);</text:p>
          </table:table-cell>
        </table:table-row>
      </table:table>
      <text:p text:style-name="P36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9"><text:span text:style-name="T1">struct</text:span> worker_pool {</text:p>
            <text:p text:style-name="P19"><text:span text:style-name="T8"><text:s text:c="2"/></text:span><text:span text:style-name="T7">raw_spinlock_t</text:span> <text:s text:c="9"/>lock; <text:s text:c="10"/><text:span text:style-name="T5">/* the pool lock */</text:span></text:p>
            <text:p text:style-name="P19"><text:span text:style-name="T8"><text:s text:c="2"/></text:span><text:span text:style-name="T7">int</text:span> <text:s text:c="20"/>cpu; <text:s text:c="11"/><text:span text:style-name="T5">/* I: the associated cpu */</text:span></text:p>
            <text:p text:style-name="P19"><text:span text:style-name="T8"><text:s text:c="2"/></text:span><text:span text:style-name="T7">int</text:span> <text:s text:c="20"/>node; <text:s text:c="10"/><text:span text:style-name="T5">/* I: the associated node ID */</text:span></text:p>
            <text:p text:style-name="P19"><text:span text:style-name="T8"><text:s text:c="2"/></text:span><text:span text:style-name="T7">int</text:span> <text:s text:c="20"/>id; <text:s text:c="12"/><text:span text:style-name="T5">/* I: pool ID */</text:span></text:p>
            <text:p text:style-name="P19"><text:span text:style-name="T8"><text:s text:c="2"/></text:span><text:span text:style-name="T7">unsigned</text:span> <text:span text:style-name="T7">int</text:span> <text:s text:c="11"/>flags; <text:s text:c="9"/><text:span text:style-name="T5">/* L: flags */</text:span></text:p>
            <text:p text:style-name="P19"><text:span text:style-name="T8"><text:s text:c="2"/></text:span><text:span text:style-name="T7">unsigned</text:span> <text:span text:style-name="T7">long</text:span> <text:s text:c="10"/>watchdog_ts; <text:s text:c="3"/><text:span text:style-name="T5">/* L: watchdog timestamp */</text:span></text:p>
            <text:p text:style-name="P19"><text:span text:style-name="T8"><text:s text:c="2"/></text:span><text:span text:style-name="T7">bool</text:span> <text:s text:c="19"/>cpu_stall; <text:s text:c="5"/><text:span text:style-name="T5">/* WD: stalled cpu bound pool */</text:span></text:p>
            <text:p text:style-name="P19"><text:span text:style-name="T8"><text:s text:c="2"/></text:span><text:span text:style-name="T7">int</text:span> <text:s text:c="20"/>nr_running;</text:p>
            <text:p text:style-name="P19"><text:span text:style-name="T8"><text:s text:c="2"/></text:span><text:span text:style-name="T1">struct</text:span> list_head <text:s text:c="7"/>worklist; <text:s text:c="6"/><text:span text:style-name="T5">/* L: list of pending works */</text:span></text:p>
            <text:p text:style-name="P19"><text:span text:style-name="T8"><text:s text:c="2"/></text:span><text:span text:style-name="T7">int</text:span> <text:s text:c="20"/>nr_workers; <text:s text:c="4"/><text:span text:style-name="T5">/* L: total number of workers */</text:span></text:p>
            <text:p text:style-name="P19"><text:span text:style-name="T8"><text:s text:c="2"/></text:span><text:span text:style-name="T7">int</text:span> <text:s text:c="20"/>nr_idle; <text:s text:c="7"/><text:span text:style-name="T5">/* L: currently idle workers */</text:span></text:p>
            <text:p text:style-name="P19"><text:span text:style-name="T8"><text:s text:c="2"/></text:span><text:span text:style-name="T1">struct</text:span> list_head <text:s text:c="7"/>idle_list; <text:s text:c="5"/><text:span text:style-name="T5">/* L: list of idle workers */</text:span></text:p>
            <text:p text:style-name="P19"><text:span text:style-name="T8"><text:s text:c="2"/></text:span><text:span text:style-name="T1">struct</text:span> timer_list <text:s text:c="6"/>idle_timer; <text:s text:c="4"/><text:span text:style-name="T5">/* L: worker idle timeout */</text:span></text:p>
            <text:p text:style-name="P19"><text:soft-page-break/><text:span text:style-name="T8"><text:s text:c="2"/></text:span><text:span text:style-name="T1">struct</text:span> work_struct <text:s text:c="5"/>idle_cull_work; <text:span text:style-name="T5">/* L: worker idle cleanup */</text:span></text:p>
            <text:p text:style-name="P19"><text:span text:style-name="T8"><text:s text:c="2"/></text:span><text:span text:style-name="T1">struct</text:span> timer_list <text:s text:c="6"/>mayday_timer; <text:s text:c="2"/><text:span text:style-name="T5">/* L: SOS timer for workers */</text:span></text:p>
            <text:p text:style-name="P19"><text:span text:style-name="T8"><text:s text:c="2"/></text:span><text:span text:style-name="T5">/* a workers is either on busy_hash or idle_list, or the manager */</text:span></text:p>
            <text:p text:style-name="P19"><text:span text:style-name="T8"><text:s text:c="2"/></text:span>DECLARE_HASHTABLE(busy_hash, BUSY_WORKER_HASH_ORDER);</text:p>
            <text:p text:style-name="P19"><text:span text:style-name="T8"><text:s text:c="2"/></text:span><text:s text:c="40"/><text:span text:style-name="T5">/* L: hash of busy workers */</text:span></text:p>
            <text:p text:style-name="P19"><text:span text:style-name="T8"><text:s text:c="2"/></text:span><text:span text:style-name="T1">struct</text:span> worker <text:s text:c="10"/><text:span text:style-name="T10">*</text:span>manager; <text:s text:c="6"/><text:span text:style-name="T5">/* L: purely informational */</text:span></text:p>
            <text:p text:style-name="P19"><text:span text:style-name="T8"><text:s text:c="2"/></text:span><text:span text:style-name="T1">struct</text:span> list_head <text:s text:c="7"/>workers; <text:s text:c="7"/><text:span text:style-name="T5">/* A: attached workers */</text:span></text:p>
            <text:p text:style-name="P19"><text:span text:style-name="T8"><text:s text:c="2"/></text:span><text:span text:style-name="T1">struct</text:span> list_head <text:s text:c="7"/>dying_workers; <text:s/><text:span text:style-name="T5">/* A: workers about to die */</text:span></text:p>
            <text:p text:style-name="P19"><text:span text:style-name="T8"><text:s text:c="2"/></text:span><text:span text:style-name="T1">struct</text:span> completion <text:s text:c="6"/><text:span text:style-name="T10">*</text:span>detach_completion; <text:span text:style-name="T5">/* all workers detached */</text:span></text:p>
            <text:p text:style-name="P19"><text:span text:style-name="T8"><text:s text:c="2"/></text:span><text:span text:style-name="T1">struct</text:span> ida <text:s text:c="13"/>worker_ida; <text:s text:c="4"/><text:span text:style-name="T5">/* worker IDs for task name */</text:span></text:p>
            <text:p text:style-name="P19"><text:span text:style-name="T8"><text:s text:c="2"/></text:span><text:span text:style-name="T1">struct</text:span> workqueue_attrs <text:s/><text:span text:style-name="T10">*</text:span>attrs; <text:s text:c="8"/><text:span text:style-name="T5">/* I: worker attributes */</text:span></text:p>
            <text:p text:style-name="P19"><text:span text:style-name="T8"><text:s text:c="2"/></text:span><text:span text:style-name="T1">struct</text:span> hlist_node <text:s text:c="6"/>hash_node; <text:s text:c="5"/><text:span text:style-name="T5">/* PL: unbound_pool_hash node */</text:span></text:p>
            <text:p text:style-name="P19"><text:span text:style-name="T8"><text:s text:c="2"/></text:span><text:span text:style-name="T7">int</text:span> <text:s text:c="20"/>refcnt; <text:s text:c="8"/><text:span text:style-name="T5">/* PL: refcnt for unbound pools */</text:span></text:p>
            <text:p text:style-name="P19"><text:span text:style-name="T8"><text:s text:c="2"/></text:span><text:span text:style-name="T1">struct</text:span> rcu_head <text:s text:c="8"/>rcu;</text:p>
            <text:p text:style-name="P14">};</text:p>
          </table:table-cell>
        </table:table-row>
      </table:table>
      <text:p text:style-name="P36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9"><text:span text:style-name="T1">struct</text:span> cpu_workqueue_struct {</text:p>
            <text:p text:style-name="P13"><text:s text:c="2"/><text:span text:style-name="T7">spinlock_t</text:span> lock;</text:p>
            <text:p text:style-name="P13"><text:s text:c="2"/><text:span text:style-name="T7">long</text:span> remove_sequence;</text:p>
            <text:p text:style-name="P13"><text:s text:c="2"/><text:span text:style-name="T7">long</text:span> insert_sequence;</text:p>
            <text:p text:style-name="P13"><text:s text:c="2"/><text:span text:style-name="T1">struct</text:span> list_head worklist;</text:p>
            <text:p text:style-name="P13"><text:s text:c="2"/><text:span text:style-name="T7">wait_queue_head_t</text:span> more_work;</text:p>
            <text:p text:style-name="P13"><text:s text:c="2"/><text:span text:style-name="T7">wait_queue_head_t</text:span> work_done;</text:p>
            <text:p text:style-name="P13"><text:s text:c="2"/><text:span text:style-name="T1">struct</text:span> workqueue_struct <text:span text:style-name="T10">*</text:span>wq;</text:p>
            <text:p text:style-name="P13"><text:s text:c="2"/><text:span text:style-name="T7">task_t</text:span> <text:span text:style-name="T10">*</text:span><text:span text:style-name="T1">thread</text:span>;</text:p>
            <text:p text:style-name="P13"><text:s text:c="2"/><text:span text:style-name="T7">int</text:span> run_depth;</text:p>
            <text:p text:style-name="P14">} __cacheline_aligned;</text:p>
          </table:table-cell>
        </table:table-row>
      </table:table>
      <text:p text:style-name="P36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9"><text:span text:style-name="T1">typedef</text:span> u32 <text:span text:style-name="T7">__kernel_dev_t</text:span>;</text:p>
            <text:p text:style-name="P14"><text:span text:style-name="T1">typedef</text:span> <text:span text:style-name="T7">__kernel_dev_t</text:span> <text:span text:style-name="T7">dev_t</text:span>;</text:p>
          </table:table-cell>
        </table:table-row>
      </table:table>
      <text:p text:style-name="P3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9"><text:span text:style-name="T1">struct</text:span> device_driver {</text:p>
            <text:p text:style-name="P20"><text:span text:style-name="T1"><text:s text:c="2"/>const</text:span> <text:span text:style-name="T7">char</text:span> <text:s text:c="13"/><text:span text:style-name="T10">*</text:span>name;</text:p>
            <text:p text:style-name="P20"><text:span text:style-name="T1"><text:s text:c="2"/>const</text:span> <text:span text:style-name="T1">struct</text:span> bus_type <text:s text:c="2"/><text:span text:style-name="T10">*</text:span>bus;</text:p>
            <text:p text:style-name="P20"><text:span text:style-name="T1"><text:s text:c="2"/>struct</text:span> module <text:s text:c="10"/><text:span text:style-name="T10">*</text:span>owner;</text:p>
            <text:p text:style-name="P13"><text:s text:c="2"/>...</text:p>
            <text:p text:style-name="P20"><text:span text:style-name="T1"><text:s text:c="2"/>const</text:span> <text:span text:style-name="T1">struct</text:span> of_device_id <text:s text:c="6"/><text:span text:style-name="T10">*</text:span>of_match_table;</text:p>
            <text:p text:style-name="P20"><text:span text:style-name="T7"><text:s text:c="2"/>int</text:span> (<text:span text:style-name="T10">*</text:span>probe) (<text:span text:style-name="T1">struct</text:span> device <text:span text:style-name="T10">*</text:span>dev);</text:p>
            <text:p text:style-name="P20"><text:span text:style-name="T7"><text:s text:c="2"/>int</text:span> (<text:span text:style-name="T10">*</text:span>remove) (<text:span text:style-name="T1">struct</text:span> device <text:span text:style-name="T10">*</text:span>dev);</text:p>
            <text:p text:style-name="P20"><text:span text:style-name="T7"><text:s text:c="2"/>void</text:span> (<text:span text:style-name="T10">*</text:span>shutdown) (<text:span text:style-name="T1">struct</text:span> device <text:span text:style-name="T10">*</text:span>dev);</text:p>
            <text:p text:style-name="P13"><text:s text:c="2"/>...</text:p>
            <text:p text:style-name="P14">};</text:p>
          </table:table-cell>
        </table:table-row>
      </table:table>
      <text:p text:style-name="P3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9"><text:span text:style-name="T1">struct</text:span> device {</text:p>
            <text:p text:style-name="P21"><text:span text:style-name="T1"><text:s text:c="2"/>struct</text:span> kobject kobj;</text:p>
            <text:p text:style-name="P21"><text:span text:style-name="T1"><text:s text:c="2"/>struct</text:span> device <text:s text:c="10"/><text:span text:style-name="T10">*</text:span>parent;</text:p>
            <text:p text:style-name="P21"><text:span text:style-name="T1"><text:s text:c="2"/>const</text:span> <text:span text:style-name="T7">char</text:span> <text:s text:c="13"/><text:span text:style-name="T10">*</text:span>init_name; <text:span text:style-name="T5">/* initial name of the device */</text:span></text:p>
            <text:p text:style-name="P21"><text:span text:style-name="T1"><text:s text:c="2"/>const</text:span> <text:span text:style-name="T1">struct</text:span> device_type <text:span text:style-name="T10">*</text:span>type;</text:p>
            <text:p text:style-name="P21"><text:span text:style-name="T1"><text:s text:c="2"/>const</text:span> <text:span text:style-name="T1">struct</text:span> bus_type <text:s text:c="2"/><text:span text:style-name="T10">*</text:span>bus; <text:s text:c="2"/><text:span text:style-name="T5">/* type of bus device is on */</text:span></text:p>
            <text:p text:style-name="P21"><text:span text:style-name="T1"><text:s text:c="2"/>struct</text:span> device_driver <text:span text:style-name="T10">*</text:span>driver; <text:s text:c="2"/><text:span text:style-name="T5">/* which driver has allocated this</text:span></text:p>
            <text:p text:style-name="P3"><text:s text:c="37"/>device */</text:p>
            <text:p text:style-name="P21"><text:s text:c="2"/>u64 <text:s text:c="12"/><text:span text:style-name="T10">*</text:span>dma_mask; <text:s text:c="5"/><text:span text:style-name="T5">/* dma mask (if dma'able device) */</text:span></text:p>
            <text:p text:style-name="P21"><text:s text:c="2"/>u64 <text:s text:c="12"/>bus_dma_limit; <text:s/><text:span text:style-name="T5">/* upstream dma constraint */</text:span></text:p>
            <text:p text:style-name="P1">#ifdef CONFIG_NUMA</text:p>
            <text:p text:style-name="P21"><text:span text:style-name="T7"><text:s text:c="2"/>int</text:span> <text:s text:c="12"/>numa_node; <text:s text:c="5"/><text:span text:style-name="T5">/* NUMA node this device is close to */</text:span></text:p>
            <text:p text:style-name="P1">#endif</text:p>
            <text:p text:style-name="P21"><text:span text:style-name="T7"><text:s text:c="2"/>dev_t</text:span> <text:s text:c="18"/>devt; <text:s text:c="2"/><text:span text:style-name="T5">/* dev_t, creates the sysfs "dev" */</text:span></text:p>
            <text:p text:style-name="P13"><text:s text:c="2"/>...</text:p>
            <text:p text:style-name="P14">};</text:p>
          </table:table-cell>
        </table:table-row>
      </table:table>
      <text:p text:style-name="P36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9"><text:span text:style-name="T1">struct</text:span> usb_driver {</text:p>
            <text:p text:style-name="P22"><text:span text:style-name="T7"><text:s text:c="2"/></text:span><text:span text:style-name="T1">const</text:span> <text:span text:style-name="T7">char</text:span> <text:span text:style-name="T10">*</text:span>name;</text:p>
            <text:p text:style-name="P22"><text:span text:style-name="T7"><text:s text:c="2"/>int</text:span> (<text:span text:style-name="T10">*</text:span>probe) (<text:span text:style-name="T1">struct</text:span> usb_interface <text:span text:style-name="T10">*</text:span>intf,</text:p>
            <text:p text:style-name="P22"><text:span text:style-name="T7"><text:s text:c="2"/></text:span><text:s text:c="14"/><text:span text:style-name="T1">const</text:span> <text:span text:style-name="T1">struct</text:span> usb_device_id <text:span text:style-name="T10">*</text:span>id);</text:p>
            <text:p text:style-name="P22"><text:span text:style-name="T7"><text:s text:c="2"/>void</text:span> (<text:span text:style-name="T10">*</text:span>disconnect) (<text:span text:style-name="T1">struct</text:span> usb_interface <text:span text:style-name="T10">*</text:span>intf);</text:p>
            <text:p text:style-name="P22"><text:soft-page-break/><text:span text:style-name="T7"><text:s text:c="2"/>int</text:span> (<text:span text:style-name="T10">*</text:span>unlocked_ioctl) (<text:span text:style-name="T1">struct</text:span> usb_interface <text:span text:style-name="T10">*</text:span>intf, <text:span text:style-name="T7">unsigned</text:span> <text:span text:style-name="T7">int</text:span> code,</text:p>
            <text:p text:style-name="P22"><text:s text:c="2"/><text:span text:style-name="T7"><text:s text:c="9"/></text:span><text:s text:c="14"/><text:span text:style-name="T7">void</text:span> <text:span text:style-name="T10">*</text:span>buf);</text:p>
            <text:p text:style-name="P11"><text:span text:style-name="T9"><text:s text:c="2"/></text:span><text:span text:style-name="T7">int</text:span> (<text:span text:style-name="T10">*</text:span>suspend) (<text:span text:style-name="T1">struct</text:span> usb_interface <text:span text:style-name="T10">*</text:span>intf, <text:span text:style-name="T7">pm_message_t</text:span> message);</text:p>
            <text:p text:style-name="P13"><text:s text:c="2"/><text:span text:style-name="T7">int</text:span> (<text:span text:style-name="T10">*</text:span>resume) (<text:span text:style-name="T1">struct</text:span> usb_interface <text:span text:style-name="T10">*</text:span>intf);</text:p>
            <text:p text:style-name="P13"><text:s text:c="2"/><text:span text:style-name="T7">int</text:span> (<text:span text:style-name="T10">*</text:span>reset_resume)(<text:span text:style-name="T1">struct</text:span> usb_interface <text:span text:style-name="T10">*</text:span>intf);</text:p>
            <text:p text:style-name="P13"><text:s text:c="2"/><text:span text:style-name="T7">int</text:span> (<text:span text:style-name="T10">*</text:span>pre_reset)(<text:span text:style-name="T1">struct</text:span> usb_interface <text:span text:style-name="T10">*</text:span>intf);</text:p>
            <text:p text:style-name="P13"><text:s text:c="2"/><text:span text:style-name="T7">int</text:span> (<text:span text:style-name="T10">*</text:span>post_reset)(<text:span text:style-name="T1">struct</text:span> usb_interface <text:span text:style-name="T10">*</text:span>intf);</text:p>
            <text:p text:style-name="P13"><text:s text:c="2"/><text:span text:style-name="T1">const</text:span> <text:span text:style-name="T1">struct</text:span> usb_device_id <text:span text:style-name="T10">*</text:span>id_table;</text:p>
            <text:p text:style-name="P13"><text:s text:c="2"/><text:span text:style-name="T1">const</text:span> <text:span text:style-name="T1">struct</text:span> attribute_group <text:span text:style-name="T10">**</text:span>dev_groups;</text:p>
            <text:p text:style-name="P13"><text:s text:c="2"/><text:span text:style-name="T1">struct</text:span> usb_dynids dynids;</text:p>
            <text:p text:style-name="P13"><text:s text:c="2"/><text:span text:style-name="T1">struct</text:span> device_driver driver;</text:p>
            <text:p text:style-name="P13"><text:s text:c="2"/><text:span text:style-name="T7">unsigned</text:span> <text:span text:style-name="T7">int</text:span> no_dynamic_id<text:span text:style-name="T10">:</text:span><text:span text:style-name="T11">1</text:span>;</text:p>
            <text:p text:style-name="P13"><text:s text:c="2"/><text:span text:style-name="T7">unsigned</text:span> <text:span text:style-name="T7">int</text:span> supports_autosuspend<text:span text:style-name="T10">:</text:span><text:span text:style-name="T11">1</text:span>;</text:p>
            <text:p text:style-name="P13"><text:s text:c="2"/><text:span text:style-name="T7">unsigned</text:span> <text:span text:style-name="T7">int</text:span> disable_hub_initiated_lpm<text:span text:style-name="T10">:</text:span><text:span text:style-name="T11">1</text:span>;</text:p>
            <text:p text:style-name="P13"><text:s text:c="2"/><text:span text:style-name="T7">unsigned</text:span> <text:span text:style-name="T7">int</text:span> soft_unbind<text:span text:style-name="T10">:</text:span><text:span text:style-name="T11">1</text:span>;</text:p>
            <text:p text:style-name="P14">};</text:p>
          </table:table-cell>
        </table:table-row>
      </table:table>
      <text:p text:style-name="P36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9"><text:span text:style-name="T1">struct</text:span> usb_device_driver {</text:p>
            <text:p text:style-name="P13"><text:s text:c="2"/><text:span text:style-name="T1">const</text:span> <text:span text:style-name="T7">char</text:span> <text:span text:style-name="T10">*</text:span>name;</text:p>
            <text:p text:style-name="P13"><text:s text:c="2"/><text:span text:style-name="T7">bool</text:span> (<text:span text:style-name="T10">*</text:span>match) (<text:span text:style-name="T1">struct</text:span> usb_device <text:span text:style-name="T10">*</text:span>udev);</text:p>
            <text:p text:style-name="P13"><text:s text:c="2"/><text:span text:style-name="T7">int</text:span> (<text:span text:style-name="T10">*</text:span>probe) (<text:span text:style-name="T1">struct</text:span> usb_device <text:span text:style-name="T10">*</text:span>udev);</text:p>
            <text:p text:style-name="P13"><text:s text:c="2"/><text:span text:style-name="T7">void</text:span> (<text:span text:style-name="T10">*</text:span>disconnect) (<text:span text:style-name="T1">struct</text:span> usb_device <text:span text:style-name="T10">*</text:span>udev);</text:p>
            <text:p text:style-name="P13"><text:s text:c="2"/><text:span text:style-name="T7">int</text:span> (<text:span text:style-name="T10">*</text:span>suspend) (<text:span text:style-name="T1">struct</text:span> usb_device <text:span text:style-name="T10">*</text:span>udev, <text:span text:style-name="T7">pm_message_t</text:span> message);</text:p>
            <text:p text:style-name="P13"><text:s text:c="2"/><text:span text:style-name="T7">int</text:span> (<text:span text:style-name="T10">*</text:span>resume) (<text:span text:style-name="T1">struct</text:span> usb_device <text:span text:style-name="T10">*</text:span>udev, <text:span text:style-name="T7">pm_message_t</text:span> message);</text:p>
            <text:p text:style-name="P13"><text:s text:c="2"/><text:span text:style-name="T7">int</text:span> (<text:span text:style-name="T10">*</text:span>choose_configuration) (<text:span text:style-name="T1">struct</text:span> usb_device <text:span text:style-name="T10">*</text:span>udev);</text:p>
            <text:p text:style-name="P13"><text:s text:c="2"/><text:span text:style-name="T1">const</text:span> <text:span text:style-name="T1">struct</text:span> attribute_group <text:span text:style-name="T10">**</text:span>dev_groups;</text:p>
            <text:p text:style-name="P13"><text:s text:c="2"/><text:span text:style-name="T1">struct</text:span> device_driver driver;</text:p>
            <text:p text:style-name="P13"><text:s text:c="2"/><text:span text:style-name="T1">const</text:span> <text:span text:style-name="T1">struct</text:span> usb_device_id <text:span text:style-name="T10">*</text:span>id_table;</text:p>
            <text:p text:style-name="P13"><text:s text:c="2"/><text:span text:style-name="T7">unsigned</text:span> <text:span text:style-name="T7">int</text:span> supports_autosuspend<text:span text:style-name="T10">:</text:span><text:span text:style-name="T11">1</text:span>;</text:p>
            <text:p text:style-name="P13"><text:s text:c="2"/><text:span text:style-name="T7">unsigned</text:span> <text:span text:style-name="T7">int</text:span> generic_subclass<text:span text:style-name="T10">:</text:span><text:span text:style-name="T11">1</text:span>;</text:p>
            <text:p text:style-name="P14">};</text:p>
          </table:table-cell>
        </table:table-row>
      </table:table>
      <text:p text:style-name="P38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9"><text:span text:style-name="T1">struct</text:span> softirq_action</text:p>
            <text:p text:style-name="P13">{</text:p>
            <text:p text:style-name="P13"><text:s text:c="2"/><text:span text:style-name="T7">void</text:span> <text:s/>(<text:span text:style-name="T10">*</text:span>action)(<text:span text:style-name="T1">struct</text:span> softirq_action <text:span text:style-name="T10">*</text:span>);</text:p>
            <text:p text:style-name="P14">};</text:p>
          </table:table-cell>
        </table:table-row>
      </table:table>
      <text:p text:style-name="P38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3"><text:span text:style-name="T2">struct</text:span><text:span text:style-name="T12"> proc_dir_entry {</text:span></text:p>
            <text:p text:style-name="P13"><text:s text:c="2"/><text:span text:style-name="T7">atomic_t</text:span> in_use;</text:p>
            <text:p text:style-name="P13"><text:s text:c="2"/><text:span text:style-name="T7">refcount_t</text:span> refcnt;</text:p>
            <text:p text:style-name="P13"><text:s text:c="2"/><text:span text:style-name="T1">struct</text:span> list_head pde_openers; <text:s text:c="2"/><text:span text:style-name="T5">/* who did -&gt;open, but not -&gt;release */</text:span></text:p>
            <text:p text:style-name="P13"><text:s text:c="2"/><text:span text:style-name="T5">/* protects -&gt;pde_openers and all struct pde_opener instances */</text:span></text:p>
            <text:p text:style-name="P13"><text:s text:c="2"/><text:span text:style-name="T7">spinlock_t</text:span> pde_unload_lock;</text:p>
            <text:p text:style-name="P13"><text:s text:c="2"/><text:span text:style-name="T1">struct</text:span> completion <text:span text:style-name="T10">*</text:span>pde_unload_completion;</text:p>
            <text:p text:style-name="P13"><text:s text:c="2"/><text:span text:style-name="T1">const</text:span> <text:span text:style-name="T1">struct</text:span> inode_operations <text:span text:style-name="T10">*</text:span>proc_iops;</text:p>
            <text:p text:style-name="P13"><text:s text:c="2"/><text:span text:style-name="T1">union</text:span> {</text:p>
            <text:p text:style-name="P13"><text:s text:c="4"/><text:span text:style-name="T1">const</text:span> <text:span text:style-name="T1">struct</text:span> proc_ops <text:span text:style-name="T10">*</text:span>proc_ops;</text:p>
            <text:p text:style-name="P13"><text:s text:c="4"/><text:span text:style-name="T1">const</text:span> <text:span text:style-name="T1">struct</text:span> file_operations <text:span text:style-name="T10">*</text:span>proc_dir_ops;</text:p>
            <text:p text:style-name="P13"><text:s text:c="2"/>};</text:p>
            <text:p text:style-name="P13"><text:s text:c="2"/><text:span text:style-name="T1">const</text:span> <text:span text:style-name="T1">struct</text:span> dentry_operations <text:span text:style-name="T10">*</text:span>proc_dops;</text:p>
            <text:p text:style-name="P13"><text:s text:c="2"/><text:span text:style-name="T1">union</text:span> {</text:p>
            <text:p text:style-name="P13"><text:s text:c="4"/><text:span text:style-name="T1">const</text:span> <text:span text:style-name="T1">struct</text:span> seq_operations <text:span text:style-name="T10">*</text:span>seq_ops;</text:p>
            <text:p text:style-name="P50"><text:s text:c="4"/><text:span text:style-name="T7">int</text:span> (<text:span text:style-name="T10">*</text:span>single_show)(<text:span text:style-name="T1">struct</text:span> seq_file <text:span text:style-name="T10">*</text:span>, <text:span text:style-name="T7">void</text:span> </text:p>
            <text:p text:style-name="P50"><text:s text:c="2"/>};</text:p>
            <text:p text:style-name="P13"><text:s text:c="2"/><text:span text:style-name="T7">proc_write_t</text:span> write;</text:p>
            <text:p text:style-name="P13"><text:s text:c="2"/><text:span text:style-name="T7">void</text:span> <text:span text:style-name="T10">*</text:span>data;</text:p>
            <text:p text:style-name="P13"><text:s text:c="2"/><text:span text:style-name="T7">unsigned</text:span> <text:span text:style-name="T7">int</text:span> state_size;</text:p>
            <text:p text:style-name="P13"><text:s text:c="2"/><text:span text:style-name="T7">unsigned</text:span> <text:span text:style-name="T7">int</text:span> low_ino;</text:p>
            <text:p text:style-name="P13"><text:s text:c="2"/><text:span text:style-name="T7">nlink_t</text:span> nlink;</text:p>
            <text:p text:style-name="P13"><text:s text:c="2"/><text:span text:style-name="T7">kuid_t</text:span> uid;</text:p>
            <text:p text:style-name="P13"><text:s text:c="2"/><text:span text:style-name="T7">kgid_t</text:span> gid;</text:p>
            <text:p text:style-name="P13"><text:s text:c="2"/><text:span text:style-name="T7">loff_t</text:span> size;</text:p>
            <text:p text:style-name="P13"><text:s text:c="2"/><text:span text:style-name="T1">struct</text:span> proc_dir_entry <text:span text:style-name="T10">*</text:span>parent;</text:p>
            <text:p text:style-name="P13"><text:s text:c="2"/><text:span text:style-name="T1">struct</text:span> rb_root subdir;</text:p>
            <text:p text:style-name="P13"><text:s text:c="2"/><text:span text:style-name="T1">struct</text:span> rb_node subdir_node;</text:p>
            <text:p text:style-name="P13"><text:s text:c="2"/><text:span text:style-name="T7">char</text:span> <text:span text:style-name="T10">*</text:span>name;</text:p>
            <text:p text:style-name="P13"><text:s text:c="2"/><text:span text:style-name="T7">umode_t</text:span> mode;</text:p>
            <text:p text:style-name="P13"><text:soft-page-break/><text:s text:c="2"/>u8 flags;</text:p>
            <text:p text:style-name="P13"><text:s text:c="2"/>u8 namelen;</text:p>
            <text:p text:style-name="P13"><text:s text:c="2"/><text:span text:style-name="T7">char</text:span> inline_name[];</text:p>
            <text:p text:style-name="P14">} __randomize_layout;</text:p>
          </table:table-cell>
        </table:table-row>
      </table:table>
      <text:p text:style-name="P38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9"><text:span text:style-name="T1">struct</text:span> proc_ops {</text:p>
            <text:p text:style-name="P13"><text:s text:c="2"/><text:span text:style-name="T7">unsigned</text:span> <text:span text:style-name="T7">int</text:span> proc_flags;</text:p>
            <text:p text:style-name="P13"><text:s text:c="2"/><text:span text:style-name="T7">int</text:span> <text:s text:c="4"/>(<text:span text:style-name="T10">*</text:span>proc_open)(<text:span text:style-name="T1">struct</text:span> inode <text:span text:style-name="T10">*</text:span>, <text:span text:style-name="T1">struct</text:span> file <text:span text:style-name="T10">*</text:span>);</text:p>
            <text:p text:style-name="P13"><text:s text:c="2"/><text:span text:style-name="T7">ssize_t</text:span> (<text:span text:style-name="T10">*</text:span>proc_read)(<text:span text:style-name="T1">struct</text:span> file <text:span text:style-name="T10">*</text:span>,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3"><text:s text:c="2"/><text:span text:style-name="T7">ssize_t</text:span> (<text:span text:style-name="T10">*</text:span>proc_read_iter)(<text:span text:style-name="T1">struct</text:span> kiocb <text:span text:style-name="T10">*</text:span>, <text:span text:style-name="T1">struct</text:span> iov_iter <text:span text:style-name="T10">*</text:span>);</text:p>
            <text:p text:style-name="P13"><text:s text:c="2"/><text:span text:style-name="T7">ssize_t</text:span> (<text:span text:style-name="T10">*</text:span>proc_write)(<text:span text:style-name="T1">struct</text:span> file <text:span text:style-name="T10">*</text:span>, <text:span text:style-name="T1">const</text:span> <text:span text:style-name="T7">char</text:span> __user <text:span text:style-name="T10">*</text:span>, <text:span text:style-name="T7">size_t</text:span>, <text:span text:style-name="T7">loff_t</text:span> <text:span text:style-name="T10">*</text:span>);</text:p>
            <text:p text:style-name="P13"><text:s text:c="2"/><text:span text:style-name="T5">/* mandatory unless nonseekable_open() or equivalent is used */</text:span></text:p>
            <text:p text:style-name="P13"><text:s text:c="2"/><text:span text:style-name="T7">loff_t</text:span> <text:s/>(<text:span text:style-name="T10">*</text:span>proc_lseek)(<text:span text:style-name="T1">struct</text:span> file <text:span text:style-name="T10">*</text:span>, <text:span text:style-name="T7">loff_t</text:span>, <text:span text:style-name="T7">int</text:span>);</text:p>
            <text:p text:style-name="P13"><text:s text:c="2"/><text:span text:style-name="T7">int</text:span> <text:s text:c="4"/>(<text:span text:style-name="T10">*</text:span>proc_release)(<text:span text:style-name="T1">struct</text:span> inode <text:span text:style-name="T10">*</text:span>, <text:span text:style-name="T1">struct</text:span> file <text:span text:style-name="T10">*</text:span>);</text:p>
            <text:p text:style-name="P13"><text:s text:c="2"/><text:span text:style-name="T7">__poll_t</text:span> (<text:span text:style-name="T10">*</text:span>proc_poll)(<text:span text:style-name="T1">struct</text:span> file <text:span text:style-name="T10">*</text:span>, <text:span text:style-name="T1">struct</text:span> poll_table_struct <text:span text:style-name="T10">*</text:span>);</text:p>
            <text:p text:style-name="P13"><text:s text:c="2"/><text:span text:style-name="T7">long</text:span> <text:s text:c="3"/>(<text:span text:style-name="T10">*</text:span>proc_ioctl)(<text:span text:style-name="T1">struct</text:span> file <text:span text:style-name="T10">*</text:span>, <text:span text:style-name="T7">unsigned</text:span> <text:span text:style-name="T7">int</text:span>, <text:span text:style-name="T7">unsigned</text:span> <text:span text:style-name="T7">long</text:span>);</text:p>
            <text:p text:style-name="P1">#ifdef CONFIG_COMPAT</text:p>
            <text:p text:style-name="P13"><text:s text:c="2"/><text:span text:style-name="T7">long</text:span> <text:s text:c="3"/>(<text:span text:style-name="T10">*</text:span>proc_compat_ioctl)(<text:span text:style-name="T1">struct</text:span> file <text:span text:style-name="T10">*</text:span>, <text:span text:style-name="T7">unsigned</text:span> <text:span text:style-name="T7">int</text:span>, <text:span text:style-name="T7">unsigned</text:span> <text:span text:style-name="T7">long</text:span>);</text:p>
            <text:p text:style-name="P1">#endif</text:p>
            <text:p text:style-name="P13"><text:s text:c="2"/><text:span text:style-name="T7">int</text:span> <text:s text:c="4"/>(<text:span text:style-name="T10">*</text:span>proc_mmap)(<text:span text:style-name="T1">struct</text:span> file <text:span text:style-name="T10">*</text:span>, <text:span text:style-name="T1">struct</text:span> vm_area_struct <text:span text:style-name="T10">*</text:span>);</text:p>
            <text:p text:style-name="P13"><text:s text:c="2"/><text:span text:style-name="T7">unsigned</text:span> <text:span text:style-name="T20">long</text:span> (<text:span text:style-name="T10">*</text:span>proc_get_unmapped_area)(<text:span text:style-name="T1">struct</text:span> file <text:span text:style-name="T10">*</text:span>, <text:span text:style-name="T7">unsigned</text:span> <text:span text:style-name="T7">long</text:span>, <text:span text:style-name="T7">unsigned</text:span> <text:span text:style-name="T7">long</text:span>, <text:span text:style-name="T7">unsigned</text:span> <text:span text:style-name="T7">long</text:span>, <text:span text:style-name="T7">unsigned</text:span> <text:span text:style-name="T7">long</text:span>);</text:p>
            <text:p text:style-name="P14">} __randomize_layout;</text:p>
          </table:table-cell>
        </table:table-row>
      </table:table>
      <text:p text:style-name="P38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29"><text:span text:style-name="T1">struct</text:span> seq_file {</text:p>
            <text:p text:style-name="P13"><text:s text:c="2"/><text:span text:style-name="T7">char</text:span> <text:span text:style-name="T10">*</text:span>buf;</text:p>
            <text:p text:style-name="P13"><text:s text:c="2"/><text:span text:style-name="T7">size_t</text:span> size;</text:p>
            <text:p text:style-name="P13"><text:s text:c="2"/><text:span text:style-name="T7">size_t</text:span> from;</text:p>
            <text:p text:style-name="P13"><text:s text:c="2"/><text:span text:style-name="T7">size_t</text:span> count;</text:p>
            <text:p text:style-name="P13"><text:s text:c="2"/><text:span text:style-name="T7">size_t</text:span> pad_until;</text:p>
            <text:p text:style-name="P13"><text:s text:c="2"/><text:span text:style-name="T7">loff_t</text:span> index;</text:p>
            <text:p text:style-name="P13"><text:s text:c="2"/><text:span text:style-name="T7">loff_t</text:span> read_pos;</text:p>
            <text:p text:style-name="P13"><text:s text:c="2"/><text:span text:style-name="T1">struct</text:span> mutex lock;</text:p>
            <text:p text:style-name="P13"><text:s text:c="2"/><text:span text:style-name="T1">const</text:span> <text:span text:style-name="T1">struct</text:span> seq_operations <text:span text:style-name="T10">*</text:span>op;</text:p>
            <text:p text:style-name="P13"><text:s text:c="2"/><text:span text:style-name="T7">int</text:span> poll_event;</text:p>
            <text:p text:style-name="P13"><text:s text:c="2"/><text:span text:style-name="T1">const</text:span> <text:span text:style-name="T1">struct</text:span> file <text:span text:style-name="T10">*</text:span>file;</text:p>
            <text:p text:style-name="P13"><text:s text:c="2"/><text:span text:style-name="T7">void</text:span> <text:span text:style-name="T10">*</text:span>private;</text:p>
            <text:p text:style-name="P14">};</text:p>
          </table:table-cell>
        </table:table-row>
      </table:table>
      <text:p text:style-name="P38"/>
      <table:table table:name="Table33" table:style-name="Table33">
        <table:table-column table:style-name="Table33.A"/>
        <table:table-row>
          <table:table-cell table:style-name="Table33.A1" office:value-type="string">
            <text:p text:style-name="P29"><text:span text:style-name="T1">struct</text:span> seq_operations {</text:p>
            <text:p text:style-name="P13"><text:s text:c="2"/><text:span text:style-name="T7">void</text:span> <text:span text:style-name="T10">*</text:span> (<text:span text:style-name="T10">*</text:span>start) (<text:span text:style-name="T1">struct</text:span> seq_file <text:span text:style-name="T10">*</text:span>m, <text:span text:style-name="T7">loff_t</text:span> <text:span text:style-name="T10">*</text:span>pos);</text:p>
            <text:p text:style-name="P13"><text:s text:c="2"/><text:span text:style-name="T7">void</text:span> (<text:span text:style-name="T10">*</text:span>stop) (<text:span text:style-name="T1">struct</text:span> seq_file <text:span text:style-name="T10">*</text:span>m, <text:span text:style-name="T7">void</text:span> <text:span text:style-name="T10">*</text:span>v);</text:p>
            <text:p text:style-name="P13"><text:s text:c="2"/><text:span text:style-name="T7">void</text:span> <text:span text:style-name="T10">*</text:span> (<text:span text:style-name="T10">*</text:span>next) (<text:span text:style-name="T1">struct</text:span> seq_file <text:span text:style-name="T10">*</text:span>m, <text:span text:style-name="T7">void</text:span> <text:span text:style-name="T10">*</text:span>v, <text:span text:style-name="T7">loff_t</text:span> <text:span text:style-name="T10">*</text:span>pos);</text:p>
            <text:p text:style-name="P13"><text:s text:c="2"/><text:span text:style-name="T7">int</text:span> (<text:span text:style-name="T10">*</text:span>show) (<text:span text:style-name="T1">struct</text:span> seq_file <text:span text:style-name="T10">*</text:span>m, <text:span text:style-name="T7">void</text:span> <text:span text:style-name="T10">*</text:span>v);</text:p>
            <text:p text:style-name="P14">};</text:p>
          </table:table-cell>
        </table:table-row>
      </table:table>
      <text:p text:style-name="P38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9"><text:span text:style-name="T1">struct</text:span> epoll_event {</text:p>
            <text:p text:style-name="P13"><text:span text:style-name="T7"><text:s text:c="2"/>uint32_t</text:span> <text:s text:c="5"/>events; <text:s/><text:span text:style-name="T5">/* Epoll events */</text:span></text:p>
            <text:p text:style-name="P13"><text:s text:c="2"/><text:span text:style-name="T7">epoll_data_t</text:span> <text:s/>data; <text:s text:c="3"/><text:span text:style-name="T5">/* User data variable */</text:span></text:p>
            <text:p text:style-name="P13">};</text:p>
            <text:p text:style-name="P13"/>
            <text:p text:style-name="P13"><text:span text:style-name="T1">union</text:span> epoll_data {</text:p>
            <text:p text:style-name="P13"><text:span text:style-name="T7"><text:s text:c="2"/>void</text:span> <text:s text:c="4"/><text:span text:style-name="T10">*</text:span>ptr;</text:p>
            <text:p text:style-name="P13"><text:s text:c="2"/><text:span text:style-name="T7">int</text:span> <text:s text:c="6"/>fd;</text:p>
            <text:p text:style-name="P13"><text:s text:c="2"/><text:span text:style-name="T7">uint32_t</text:span> <text:s/>u32;</text:p>
            <text:p text:style-name="P13"><text:s text:c="2"/><text:span text:style-name="T7">uint64_t</text:span> <text:s/>u64;</text:p>
            <text:p text:style-name="P13">};</text:p>
            <text:p text:style-name="P13"/>
            <text:p text:style-name="P14"><text:span text:style-name="T1">typedef</text:span> <text:span text:style-name="T1">union</text:span> epoll_data <text:s/><text:span text:style-name="T7">epoll_data_t</text:span></text:p>
          </table:table-cell>
        </table:table-row>
      </table:table>
      <text:p text:style-name="P38"/>
      <text:p text:style-name="P54">STRUCT TASK_STRUCT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9"><text:span text:style-name="T1">struct</text:span> task_struct {</text:p>
            <text:p text:style-name="P1">#ifdef CONFIG_THREAD_INFO_IN_TASK</text:p>
            <text:p text:style-name="P13"><text:s text:c="8"/><text:span text:style-name="T1">struct</text:span> thread_info <text:s text:c="13"/>thread_info;</text:p>
            <text:p text:style-name="P1"><text:soft-page-break/>#endif</text:p>
            <text:p text:style-name="P13"><text:s text:c="8"/><text:span text:style-name="T7">unsigned</text:span> <text:span text:style-name="T7">int</text:span> <text:s text:c="19"/>__state;</text:p>
            <text:p text:style-name="P13"><text:s text:c="8"/><text:span text:style-name="T7">unsigned</text:span> <text:span text:style-name="T7">int</text:span> <text:s text:c="19"/>saved_state;</text:p>
            <text:p text:style-name="P13"><text:s text:c="8"/>randomized_struct_fields_start</text:p>
            <text:p text:style-name="P13"><text:s text:c="8"/><text:span text:style-name="T7">void</text:span> <text:s text:c="27"/><text:span text:style-name="T10">*</text:span>stack;</text:p>
            <text:p text:style-name="P13"><text:s text:c="8"/><text:span text:style-name="T7">refcount_t</text:span> <text:s text:c="21"/>usage;</text:p>
            <text:p text:style-name="P13"><text:s text:c="8"/><text:span text:style-name="T7">unsigned</text:span> <text:span text:style-name="T7">int</text:span> <text:s text:c="19"/>flags;</text:p>
            <text:p text:style-name="P13"><text:s text:c="8"/><text:span text:style-name="T7">unsigned</text:span> <text:span text:style-name="T7">int</text:span> <text:s text:c="19"/>ptrace;</text:p>
            <text:p text:style-name="P1">#ifdef CONFIG_MEM_ALLOC_PROFILING</text:p>
            <text:p text:style-name="P13"><text:s text:c="8"/><text:span text:style-name="T1">struct</text:span> alloc_tag <text:s text:c="15"/><text:span text:style-name="T10">*</text:span>alloc_tag;</text:p>
            <text:p text:style-name="P1">#endif</text:p>
            <text:p text:style-name="P13"/>
            <text:p text:style-name="P1">#ifdef CONFIG_SMP</text:p>
            <text:p text:style-name="P13"><text:s text:c="8"/><text:span text:style-name="T7">int</text:span> <text:s text:c="28"/>on_cpu;</text:p>
            <text:p text:style-name="P13"><text:s text:c="8"/><text:span text:style-name="T1">struct</text:span> __call_single_node <text:s text:c="6"/>wake_entry;</text:p>
            <text:p text:style-name="P13"><text:s text:c="8"/><text:span text:style-name="T7">unsigned</text:span> <text:span text:style-name="T7">int</text:span> <text:s text:c="19"/>wakee_flips;</text:p>
            <text:p text:style-name="P13"><text:s text:c="8"/><text:span text:style-name="T7">unsigned</text:span> <text:span text:style-name="T7">long</text:span> <text:s text:c="18"/>wakee_flip_decay_ts;</text:p>
            <text:p text:style-name="P13"><text:s text:c="8"/><text:span text:style-name="T1">struct</text:span> task_struct <text:s text:c="13"/><text:span text:style-name="T10">*</text:span>last_wakee;</text:p>
            <text:p text:style-name="P13"><text:s text:c="8"/><text:span text:style-name="T7">int</text:span> <text:s text:c="28"/>recent_used_cpu;</text:p>
            <text:p text:style-name="P13"><text:s text:c="8"/><text:span text:style-name="T7">int</text:span> <text:s text:c="28"/>wake_cpu;</text:p>
            <text:p text:style-name="P1">#endif</text:p>
            <text:p text:style-name="P13"><text:s text:c="8"/><text:span text:style-name="T7">int</text:span> <text:s text:c="28"/>on_rq;</text:p>
            <text:p text:style-name="P13"><text:s text:c="8"/><text:span text:style-name="T7">int</text:span> <text:s text:c="28"/>prio;</text:p>
            <text:p text:style-name="P13"><text:s text:c="8"/><text:span text:style-name="T7">int</text:span> <text:s text:c="28"/>static_prio;</text:p>
            <text:p text:style-name="P13"><text:s text:c="8"/><text:span text:style-name="T7">int</text:span> <text:s text:c="28"/>normal_prio;</text:p>
            <text:p text:style-name="P13"><text:s text:c="8"/><text:span text:style-name="T7">unsigned</text:span> <text:span text:style-name="T7">int</text:span> <text:s text:c="19"/>rt_priority;</text:p>
            <text:p text:style-name="P13"><text:s text:c="8"/><text:span text:style-name="T1">struct</text:span> sched_entity <text:s text:c="12"/>se;</text:p>
            <text:p text:style-name="P13"><text:s text:c="8"/><text:span text:style-name="T1">struct</text:span> sched_rt_entity <text:s text:c="9"/>rt;</text:p>
            <text:p text:style-name="P13"><text:s text:c="8"/><text:span text:style-name="T1">struct</text:span> sched_dl_entity <text:s text:c="9"/>dl;</text:p>
            <text:p text:style-name="P13"><text:s text:c="8"/><text:span text:style-name="T1">struct</text:span> sched_dl_entity <text:s text:c="9"/><text:span text:style-name="T10">*</text:span>dl_server;</text:p>
            <text:p text:style-name="P13"><text:s text:c="8"/><text:span text:style-name="T1">const</text:span> <text:span text:style-name="T1">struct</text:span> sched_class <text:s text:c="7"/><text:span text:style-name="T10">*</text:span>sched_class;</text:p>
            <text:p text:style-name="P1">#ifdef CONFIG_SCHED_CORE</text:p>
            <text:p text:style-name="P13"><text:s text:c="8"/><text:span text:style-name="T1">struct</text:span> rb_node <text:s text:c="17"/>core_node;</text:p>
            <text:p text:style-name="P13"><text:s text:c="8"/><text:span text:style-name="T7">unsigned</text:span> <text:span text:style-name="T7">long</text:span> <text:s text:c="18"/>core_cookie;</text:p>
            <text:p text:style-name="P13"><text:s text:c="8"/><text:span text:style-name="T7">unsigned</text:span> <text:span text:style-name="T7">int</text:span> <text:s text:c="19"/>core_occupation;</text:p>
            <text:p text:style-name="P13"><text:span text:style-name="T18">#endif</text:span></text:p>
            <text:p text:style-name="P1">#ifdef CONFIG_CGROUP_SCHED</text:p>
            <text:p text:style-name="P13"><text:s text:c="8"/><text:span text:style-name="T1">struct</text:span> task_group <text:s text:c="14"/><text:span text:style-name="T10">*</text:span>sched_task_group;</text:p>
            <text:p text:style-name="P13"><text:span text:style-name="T18">#endif</text:span></text:p>
            <text:p text:style-name="P1">#ifdef CONFIG_UCLAMP_TASK</text:p>
            <text:p text:style-name="P13"><text:s text:c="8"/><text:span text:style-name="T1">struct</text:span> uclamp_se <text:s text:c="15"/>uclamp_req[UCLAMP_CNT];</text:p>
            <text:p text:style-name="P13"><text:s text:c="8"/><text:span text:style-name="T1">struct</text:span> uclamp_se <text:s text:c="15"/>uclamp[UCLAMP_CNT];</text:p>
            <text:p text:style-name="P13"><text:span text:style-name="T18">#endif</text:span></text:p>
            <text:p text:style-name="P13"><text:s text:c="8"/><text:span text:style-name="T1">struct</text:span> sched_statistics <text:s text:c="8"/>stats;</text:p>
            <text:p text:style-name="P13"><text:span text:style-name="T18">#ifdef CONFIG_PREEMPT_NOTIFIERS</text:span></text:p>
            <text:p text:style-name="P13"><text:s text:c="8"/><text:span text:style-name="T1">struct</text:span> hlist_head <text:s text:c="14"/>preempt_notifiers;</text:p>
            <text:p text:style-name="P13"><text:span text:style-name="T18">#endif</text:span></text:p>
            <text:p text:style-name="P1">#ifdef CONFIG_BLK_DEV_IO_TRACE</text:p>
            <text:p text:style-name="P13"><text:s text:c="8"/><text:span text:style-name="T7">unsigned</text:span> <text:span text:style-name="T7">int</text:span> <text:s text:c="19"/>btrace_seq;</text:p>
            <text:p text:style-name="P13"><text:span text:style-name="T18">#endif</text:span></text:p>
            <text:p text:style-name="P13"><text:s text:c="8"/><text:span text:style-name="T7">unsigned</text:span> <text:span text:style-name="T7">int</text:span> <text:s text:c="19"/>policy;</text:p>
            <text:p text:style-name="P13"><text:s text:c="8"/><text:span text:style-name="T7">unsigned</text:span> <text:span text:style-name="T7">long</text:span> <text:s text:c="18"/>max_allowed_capacity;</text:p>
            <text:p text:style-name="P13"><text:s text:c="8"/><text:span text:style-name="T7">int</text:span> <text:s text:c="28"/>nr_cpus_allowed;</text:p>
            <text:p text:style-name="P13"><text:s text:c="8"/><text:span text:style-name="T1">const</text:span> <text:span text:style-name="T7">cpumask_t</text:span> <text:s text:c="16"/><text:span text:style-name="T10">*</text:span>cpus_ptr;</text:p>
            <text:p text:style-name="P13"><text:s text:c="8"/><text:span text:style-name="T7">cpumask_t</text:span> <text:s text:c="22"/><text:span text:style-name="T10">*</text:span>user_cpus_ptr;</text:p>
            <text:p text:style-name="P13"><text:s text:c="8"/><text:span text:style-name="T7">cpumask_t</text:span> <text:s text:c="22"/>cpus_mask;</text:p>
            <text:p text:style-name="P13"><text:s text:c="8"/><text:span text:style-name="T7">void</text:span> <text:s text:c="27"/><text:span text:style-name="T10">*</text:span>migration_pending;</text:p>
            <text:p text:style-name="P1">#ifdef CONFIG_SMP</text:p>
            <text:p text:style-name="P13"><text:s text:c="8"/><text:span text:style-name="T7">unsigned</text:span> <text:span text:style-name="T7">short</text:span> <text:s text:c="17"/>migration_disabled;</text:p>
            <text:p text:style-name="P1">#endif</text:p>
            <text:p text:style-name="P13"><text:s text:c="8"/><text:span text:style-name="T7">unsigned</text:span> <text:span text:style-name="T7">short</text:span> <text:s text:c="17"/>migration_flags;</text:p>
            <text:p text:style-name="P1">#ifdef CONFIG_PREEMPT_RCU</text:p>
            <text:p text:style-name="P13"><text:s text:c="8"/><text:span text:style-name="T7">int</text:span> <text:s text:c="28"/>rcu_read_lock_nesting;</text:p>
            <text:p text:style-name="P13"><text:s text:c="8"/><text:span text:style-name="T1">union</text:span> rcu_special <text:s text:c="14"/>rcu_read_unlock_special;</text:p>
            <text:p text:style-name="P13"><text:s text:c="8"/><text:span text:style-name="T1">struct</text:span> list_head <text:s text:c="15"/>rcu_node_entry;</text:p>
            <text:p text:style-name="P13"><text:s text:c="8"/><text:span text:style-name="T1">struct</text:span> rcu_node <text:s text:c="16"/><text:span text:style-name="T10">*</text:span>rcu_blocked_node;</text:p>
            <text:p text:style-name="P13"><text:span text:style-name="T18">#endif </text:span><text:span text:style-name="T5">/* #ifdef CONFIG_PREEMPT_RCU */</text:span></text:p>
            <text:p text:style-name="P1">#ifdef CONFIG_TASKS_RCU</text:p>
            <text:p text:style-name="P13"><text:s text:c="8"/><text:span text:style-name="T7">unsigned</text:span> <text:span text:style-name="T7">long</text:span> <text:s text:c="18"/>rcu_tasks_nvcsw;</text:p>
            <text:p text:style-name="P13"><text:soft-page-break/><text:s text:c="8"/>u8 <text:s text:c="29"/>rcu_tasks_holdout;</text:p>
            <text:p text:style-name="P13"><text:s text:c="8"/>u8 <text:s text:c="29"/>rcu_tasks_idx;</text:p>
            <text:p text:style-name="P13"><text:s text:c="8"/><text:span text:style-name="T7">int</text:span> <text:s text:c="28"/>rcu_tasks_idle_cpu;</text:p>
            <text:p text:style-name="P13"><text:s text:c="8"/><text:span text:style-name="T1">struct</text:span> list_head <text:s text:c="15"/>rcu_tasks_holdout_list;</text:p>
            <text:p text:style-name="P13"><text:s text:c="8"/><text:span text:style-name="T7">int</text:span> <text:s text:c="28"/>rcu_tasks_exit_cpu;</text:p>
            <text:p text:style-name="P13"><text:s text:c="8"/><text:span text:style-name="T1">struct</text:span> list_head <text:s text:c="15"/>rcu_tasks_exit_list;</text:p>
            <text:p text:style-name="P13"><text:span text:style-name="T18">#endif </text:span><text:span text:style-name="T5">/* #ifdef CONFIG_TASKS_RCU */</text:span></text:p>
            <text:p text:style-name="P1">#ifdef CONFIG_TASKS_TRACE_RCU</text:p>
            <text:p text:style-name="P13"><text:s text:c="8"/><text:span text:style-name="T7">int</text:span> <text:s text:c="28"/>trc_reader_nesting;</text:p>
            <text:p text:style-name="P13"><text:s text:c="8"/><text:span text:style-name="T7">int</text:span> <text:s text:c="28"/>trc_ipi_to_cpu;</text:p>
            <text:p text:style-name="P13"><text:s text:c="8"/><text:span text:style-name="T1">union</text:span> rcu_special <text:s text:c="14"/>trc_reader_special;</text:p>
            <text:p text:style-name="P13"><text:s text:c="8"/><text:span text:style-name="T1">struct</text:span> list_head <text:s text:c="15"/>trc_holdout_list;</text:p>
            <text:p text:style-name="P13"><text:s text:c="8"/><text:span text:style-name="T1">struct</text:span> list_head <text:s text:c="15"/>trc_blkd_node;</text:p>
            <text:p text:style-name="P13"><text:s text:c="8"/><text:span text:style-name="T7">int</text:span> <text:s text:c="28"/>trc_blkd_cpu;</text:p>
            <text:p text:style-name="P13"><text:span text:style-name="T18">#endif </text:span><text:span text:style-name="T5">/* #ifdef CONFIG_TASKS_TRACE_RCU */</text:span></text:p>
            <text:p text:style-name="P13"><text:s text:c="8"/><text:span text:style-name="T1">struct</text:span> sched_info <text:s text:c="14"/>sched_info;</text:p>
            <text:p text:style-name="P13"><text:s text:c="8"/><text:span text:style-name="T1">struct</text:span> list_head <text:s text:c="15"/>tasks;</text:p>
            <text:p text:style-name="P1">#ifdef CONFIG_SMP</text:p>
            <text:p text:style-name="P13"><text:s text:c="8"/><text:span text:style-name="T1">struct</text:span> plist_node <text:s text:c="14"/>pushable_tasks;</text:p>
            <text:p text:style-name="P13"><text:s text:c="8"/><text:span text:style-name="T1">struct</text:span> rb_node <text:s text:c="17"/>pushable_dl_tasks;</text:p>
            <text:p text:style-name="P13"><text:span text:style-name="T18">#endif</text:span></text:p>
            <text:p text:style-name="P13"><text:s text:c="8"/><text:span text:style-name="T1">struct</text:span> mm_struct <text:s text:c="15"/><text:span text:style-name="T10">*</text:span>mm;</text:p>
            <text:p text:style-name="P13"><text:s text:c="8"/><text:span text:style-name="T1">struct</text:span> mm_struct <text:s text:c="15"/><text:span text:style-name="T10">*</text:span>active_mm;</text:p>
            <text:p text:style-name="P13"><text:s text:c="8"/><text:span text:style-name="T1">struct</text:span> address_space <text:s text:c="11"/><text:span text:style-name="T10">*</text:span>faults_disabled_mapping;</text:p>
            <text:p text:style-name="P13"><text:s text:c="8"/><text:span text:style-name="T7">int</text:span> <text:s text:c="28"/>exit_state;</text:p>
            <text:p text:style-name="P13"><text:s text:c="8"/><text:span text:style-name="T7">int</text:span> <text:s text:c="28"/>exit_code;</text:p>
            <text:p text:style-name="P13"><text:s text:c="8"/><text:span text:style-name="T7">int</text:span> <text:s text:c="28"/>exit_signal;</text:p>
            <text:p text:style-name="P13"><text:s text:c="8"/><text:span text:style-name="T7">int</text:span> <text:s text:c="28"/>pdeath_signal;</text:p>
            <text:p text:style-name="P13"><text:s text:c="8"/><text:span text:style-name="T7">unsigned</text:span> <text:span text:style-name="T7">long</text:span> <text:s text:c="18"/>jobctl;</text:p>
            <text:p text:style-name="P13"><text:s text:c="8"/><text:span text:style-name="T7">unsigned</text:span> <text:span text:style-name="T7">int</text:span> <text:s text:c="19"/>personality;</text:p>
            <text:p text:style-name="P13"><text:s text:c="8"/><text:span text:style-name="T7">unsigned</text:span> <text:s text:c="23"/>sched_reset_on_fork<text:span text:style-name="T10">:</text:span><text:span text:style-name="T11">1</text:span>;</text:p>
            <text:p text:style-name="P13"><text:s text:c="8"/><text:span text:style-name="T7">unsigned</text:span> <text:s text:c="23"/>sched_contributes_to_load<text:span text:style-name="T10">:</text:span><text:span text:style-name="T11">1</text:span>;</text:p>
            <text:p text:style-name="P13"><text:s text:c="8"/><text:span text:style-name="T7">unsigned</text:span> <text:s text:c="23"/>sched_migrated<text:span text:style-name="T10">:</text:span><text:span text:style-name="T11">1</text:span>;</text:p>
            <text:p text:style-name="P13"><text:s text:c="8"/><text:span text:style-name="T7">unsigned</text:span> <text:s text:c="23"/><text:span text:style-name="T10">:</text:span><text:span text:style-name="T11">0</text:span>;</text:p>
            <text:p text:style-name="P13"><text:s text:c="8"/><text:span text:style-name="T7">unsigned</text:span> <text:s text:c="23"/>sched_remote_wakeup<text:span text:style-name="T10">:</text:span><text:span text:style-name="T11">1</text:span>;</text:p>
            <text:p text:style-name="P1">#ifdef CONFIG_RT_MUTEXES</text:p>
            <text:p text:style-name="P13"><text:s text:c="8"/><text:span text:style-name="T7">unsigned</text:span> <text:s text:c="23"/>sched_rt_mutex<text:span text:style-name="T10">:</text:span><text:span text:style-name="T11">1</text:span>;</text:p>
            <text:p text:style-name="P13"><text:span text:style-name="T18">#endif</text:span></text:p>
            <text:p text:style-name="P13"><text:s text:c="8"/><text:span text:style-name="T7">unsigned</text:span> <text:s text:c="23"/>in_execve<text:span text:style-name="T10">:</text:span><text:span text:style-name="T11">1</text:span>;</text:p>
            <text:p text:style-name="P13"><text:s text:c="8"/><text:span text:style-name="T7">unsigned</text:span> <text:s text:c="23"/>in_iowait<text:span text:style-name="T10">:</text:span><text:span text:style-name="T11">1</text:span>;</text:p>
            <text:p text:style-name="P1">#ifndef TIF_RESTORE_SIGMASK</text:p>
            <text:p text:style-name="P13"><text:s text:c="8"/><text:span text:style-name="T7">unsigned</text:span> <text:s text:c="23"/>restore_sigmask<text:span text:style-name="T10">:</text:span><text:span text:style-name="T11">1</text:span>;</text:p>
            <text:p text:style-name="P1">#endif</text:p>
            <text:p text:style-name="P1">#ifdef CONFIG_MEMCG</text:p>
            <text:p text:style-name="P13"><text:s text:c="8"/><text:span text:style-name="T7">unsigned</text:span> <text:s text:c="23"/>in_user_fault<text:span text:style-name="T10">:</text:span><text:span text:style-name="T11">1</text:span>;</text:p>
            <text:p text:style-name="P1">#endif</text:p>
            <text:p text:style-name="P13"><text:span text:style-name="T18">#ifdef CONFIG_LRU_GEN</text:span></text:p>
            <text:p text:style-name="P13"><text:s text:c="8"/><text:span text:style-name="T7">unsigned</text:span> <text:s text:c="23"/>in_lru_fault<text:span text:style-name="T10">:</text:span><text:span text:style-name="T11">1</text:span>;</text:p>
            <text:p text:style-name="P1">#endif</text:p>
            <text:p text:style-name="P1">#ifdef CONFIG_COMPAT_BRK</text:p>
            <text:p text:style-name="P13"><text:s text:c="8"/><text:span text:style-name="T7">unsigned</text:span> <text:s text:c="23"/>brk_randomized<text:span text:style-name="T10">:</text:span><text:span text:style-name="T11">1</text:span>;</text:p>
            <text:p text:style-name="P1">#endif</text:p>
            <text:p text:style-name="P13"><text:span text:style-name="T18">#ifdef CONFIG_CGROUPS</text:span></text:p>
            <text:p text:style-name="P13"><text:s text:c="8"/><text:span text:style-name="T7">unsigned</text:span> <text:s text:c="23"/>no_cgroup_migration<text:span text:style-name="T10">:</text:span><text:span text:style-name="T11">1</text:span>;</text:p>
            <text:p text:style-name="P13"><text:s text:c="8"/><text:span text:style-name="T7">unsigned</text:span> <text:s text:c="23"/>frozen<text:span text:style-name="T10">:</text:span><text:span text:style-name="T11">1</text:span>;</text:p>
            <text:p text:style-name="P1">#endif</text:p>
            <text:p text:style-name="P1">#ifdef CONFIG_BLK_CGROUP</text:p>
            <text:p text:style-name="P13"><text:s text:c="8"/><text:span text:style-name="T7">unsigned</text:span> <text:s text:c="23"/>use_memdelay<text:span text:style-name="T10">:</text:span><text:span text:style-name="T11">1</text:span>;</text:p>
            <text:p text:style-name="P1">#endif</text:p>
            <text:p text:style-name="P13"><text:span text:style-name="T18">#ifdef CONFIG_PSI</text:span></text:p>
            <text:p text:style-name="P13"><text:s text:c="8"/><text:span text:style-name="T7">unsigned</text:span> <text:s text:c="23"/>in_memstall<text:span text:style-name="T10">:</text:span><text:span text:style-name="T11">1</text:span>;</text:p>
            <text:p text:style-name="P1">#endif</text:p>
            <text:p text:style-name="P13"><text:span text:style-name="T18">#ifdef CONFIG_PAGE_OWNER</text:span></text:p>
            <text:p text:style-name="P13"><text:s text:c="8"/><text:span text:style-name="T7">unsigned</text:span> <text:s text:c="23"/>in_page_owner<text:span text:style-name="T10">:</text:span><text:span text:style-name="T11">1</text:span>;</text:p>
            <text:p text:style-name="P1">#endif</text:p>
            <text:p text:style-name="P13"><text:span text:style-name="T18">#ifdef CONFIG_EVENTFD</text:span></text:p>
            <text:p text:style-name="P13"><text:s text:c="8"/><text:span text:style-name="T7">unsigned</text:span> <text:s text:c="23"/>in_eventfd<text:span text:style-name="T10">:</text:span><text:span text:style-name="T11">1</text:span>;</text:p>
            <text:p text:style-name="P1">#endif</text:p>
            <text:p text:style-name="P1">#ifdef CONFIG_ARCH_HAS_CPU_PASID</text:p>
            <text:p text:style-name="P13"><text:soft-page-break/><text:s text:c="8"/><text:span text:style-name="T7">unsigned</text:span> <text:s text:c="23"/>pasid_activated<text:span text:style-name="T10">:</text:span><text:span text:style-name="T11">1</text:span>;</text:p>
            <text:p text:style-name="P1">#endif</text:p>
            <text:p text:style-name="P1">#ifdef <text:s/>CONFIG_CPU_SUP_INTEL</text:p>
            <text:p text:style-name="P13"><text:s text:c="8"/><text:span text:style-name="T7">unsigned</text:span> <text:s text:c="23"/>reported_split_lock<text:span text:style-name="T10">:</text:span><text:span text:style-name="T11">1</text:span>;</text:p>
            <text:p text:style-name="P1">#endif</text:p>
            <text:p text:style-name="P13"><text:span text:style-name="T18">#ifdef CONFIG_TASK_DELAY_ACCT</text:span></text:p>
            <text:p text:style-name="P13"><text:s text:c="8"/><text:span text:style-name="T7">unsigned</text:span> <text:s text:c="23"/>in_thrashing<text:span text:style-name="T10">:</text:span><text:span text:style-name="T11">1</text:span>;</text:p>
            <text:p text:style-name="P13"><text:span text:style-name="T18">#endif</text:span></text:p>
            <text:p text:style-name="P13"><text:s text:c="8"/><text:span text:style-name="T7">unsigned</text:span> <text:span text:style-name="T7">long</text:span> <text:s text:c="18"/>atomic_flags;</text:p>
            <text:p text:style-name="P13"><text:s text:c="8"/><text:span text:style-name="T1">struct</text:span> restart_block <text:s text:c="11"/>restart_block;</text:p>
            <text:p text:style-name="P13"><text:s text:c="8"/><text:span text:style-name="T7">pid_t</text:span> <text:s text:c="26"/>pid;</text:p>
            <text:p text:style-name="P13"><text:s text:c="8"/><text:span text:style-name="T7">pid_t</text:span> <text:s text:c="26"/>tgid;</text:p>
            <text:p text:style-name="P13"><text:span text:style-name="T18">#ifdef CONFIG_STACKPROTECTOR</text:span></text:p>
            <text:p text:style-name="P13"><text:s text:c="8"/><text:span text:style-name="T7">unsigned</text:span> <text:span text:style-name="T7">long</text:span> <text:s text:c="18"/>stack_canary;</text:p>
            <text:p text:style-name="P13"><text:span text:style-name="T18">#endi</text:span><text:span text:style-name="T19">f</text:span></text:p>
            <text:p text:style-name="P13"><text:s text:c="8"/><text:span text:style-name="T1">struct</text:span> task_struct __rcu <text:s text:c="7"/><text:span text:style-name="T10">*</text:span>real_parent;</text:p>
            <text:p text:style-name="P13"><text:s text:c="8"/><text:span text:style-name="T1">struct</text:span> task_struct __rcu <text:s text:c="7"/><text:span text:style-name="T10">*</text:span>parent;</text:p>
            <text:p text:style-name="P13"><text:s text:c="8"/><text:span text:style-name="T1">struct</text:span> list_head <text:s text:c="15"/>children;</text:p>
            <text:p text:style-name="P13"><text:s text:c="8"/><text:span text:style-name="T1">struct</text:span> list_head <text:s text:c="15"/>sibling;</text:p>
            <text:p text:style-name="P13"><text:s text:c="8"/><text:span text:style-name="T1">struct</text:span> task_struct <text:s text:c="13"/><text:span text:style-name="T10">*</text:span>group_leader;</text:p>
            <text:p text:style-name="P13"><text:s text:c="8"/><text:span text:style-name="T1">struct</text:span> list_head <text:s text:c="15"/>ptraced;</text:p>
            <text:p text:style-name="P13"><text:s text:c="8"/><text:span text:style-name="T1">struct</text:span> list_head <text:s text:c="15"/>ptrace_entry;</text:p>
            <text:p text:style-name="P13"><text:s text:c="8"/><text:span text:style-name="T1">struct</text:span> pid <text:s text:c="21"/><text:span text:style-name="T10">*</text:span>thread_pid;</text:p>
            <text:p text:style-name="P13"><text:s text:c="8"/><text:span text:style-name="T1">struct</text:span> hlist_node <text:s text:c="14"/>pid_links[PIDTYPE_MAX];</text:p>
            <text:p text:style-name="P13"><text:s text:c="8"/><text:span text:style-name="T1">struct</text:span> list_head <text:s text:c="15"/>thread_node;</text:p>
            <text:p text:style-name="P13"><text:s text:c="8"/><text:span text:style-name="T1">struct</text:span> completion <text:s text:c="14"/><text:span text:style-name="T10">*</text:span>vfork_done;</text:p>
            <text:p text:style-name="P13"><text:s text:c="8"/><text:span text:style-name="T7">int</text:span> __user <text:s text:c="21"/><text:span text:style-name="T10">*</text:span>set_child_tid;</text:p>
            <text:p text:style-name="P13"><text:s text:c="8"/><text:span text:style-name="T7">int</text:span> __user <text:s text:c="21"/><text:span text:style-name="T10">*</text:span>clear_child_tid;</text:p>
            <text:p text:style-name="P13"><text:s text:c="8"/><text:span text:style-name="T7">void</text:span> <text:s text:c="27"/><text:span text:style-name="T10">*</text:span>worker_private;</text:p>
            <text:p text:style-name="P13"><text:s text:c="8"/>u64 <text:s text:c="28"/>utime;</text:p>
            <text:p text:style-name="P13"><text:s text:c="8"/>u64 <text:s text:c="28"/>stime;</text:p>
            <text:p text:style-name="P43">#ifdef CONFIG_ARCH_HAS_SCALED_CPUTIME</text:p>
            <text:p text:style-name="P52"><text:s text:c="8"/>u64 <text:s text:c="28"/>utimescaled;</text:p>
            <text:p text:style-name="P13"><text:s text:c="8"/>u64 <text:s text:c="28"/>stimescaled;</text:p>
            <text:p text:style-name="P1">#endif</text:p>
            <text:p text:style-name="P13"><text:s text:c="8"/>u64 <text:s text:c="28"/>gtime;</text:p>
            <text:p text:style-name="P13"><text:s text:c="8"/><text:span text:style-name="T1">struct</text:span> prev_cputime <text:s text:c="12"/>prev_cputime;</text:p>
            <text:p text:style-name="P1">#ifdef CONFIG_VIRT_CPU_ACCOUNTING_GEN</text:p>
            <text:p text:style-name="P13"><text:s text:c="8"/><text:span text:style-name="T1">struct</text:span> vtime <text:s text:c="19"/>vtime;</text:p>
            <text:p text:style-name="P1">#endif</text:p>
            <text:p text:style-name="P13"/>
            <text:p text:style-name="P1">#ifdef CONFIG_NO_HZ_FULL</text:p>
            <text:p text:style-name="P13"><text:s text:c="8"/><text:span text:style-name="T7">atomic_t</text:span> <text:s text:c="23"/>tick_dep_mask;</text:p>
            <text:p text:style-name="P13"><text:span text:style-name="T18">#endif</text:span></text:p>
            <text:p text:style-name="P13"><text:s text:c="8"/><text:span text:style-name="T7">unsigned</text:span> <text:span text:style-name="T7">long</text:span> <text:s text:c="18"/>nvcsw;</text:p>
            <text:p text:style-name="P13"><text:s text:c="8"/><text:span text:style-name="T7">unsigned</text:span> <text:span text:style-name="T7">long</text:span> <text:s text:c="18"/>nivcsw;</text:p>
            <text:p text:style-name="P13"><text:s text:c="8"/>u64 <text:s text:c="28"/>start_time;</text:p>
            <text:p text:style-name="P13"><text:s text:c="8"/>u64 <text:s text:c="28"/>start_boottime;</text:p>
            <text:p text:style-name="P13"><text:s text:c="8"/><text:span text:style-name="T7">unsigned</text:span> <text:span text:style-name="T7">long</text:span> <text:s text:c="18"/>min_flt;</text:p>
            <text:p text:style-name="P13"><text:s text:c="8"/><text:span text:style-name="T7">unsigned</text:span> <text:span text:style-name="T7">long</text:span> <text:s text:c="18"/>maj_flt;</text:p>
            <text:p text:style-name="P13"><text:s text:c="8"/><text:span text:style-name="T1">struct</text:span> posix_cputimers <text:s text:c="9"/>posix_cputimers;</text:p>
            <text:p text:style-name="P1">#ifdef CONFIG_POSIX_CPU_TIMERS_TASK_WORK</text:p>
            <text:p text:style-name="P13"><text:s text:c="8"/><text:span text:style-name="T1">struct</text:span> posix_cputimers_work <text:s text:c="4"/>posix_cputimers_work;</text:p>
            <text:p text:style-name="P13"><text:span text:style-name="T18">#endif</text:span></text:p>
            <text:p text:style-name="P13"><text:s text:c="8"/><text:span text:style-name="T1">const</text:span> <text:span text:style-name="T1">struct</text:span> cred __rcu <text:s text:c="8"/><text:span text:style-name="T10">*</text:span>ptracer_cred;</text:p>
            <text:p text:style-name="P13"><text:s text:c="8"/><text:span text:style-name="T1">const</text:span> <text:span text:style-name="T1">struct</text:span> cred __rcu <text:s text:c="8"/><text:span text:style-name="T10">*</text:span>real_cred;</text:p>
            <text:p text:style-name="P13"><text:s text:c="8"/><text:span text:style-name="T1">const</text:span> <text:span text:style-name="T1">struct</text:span> cred __rcu <text:s text:c="8"/><text:span text:style-name="T10">*</text:span>cred;</text:p>
            <text:p text:style-name="P13"><text:span text:style-name="T18">#ifdef CONFIG_KEYS</text:span></text:p>
            <text:p text:style-name="P13"><text:s text:c="8"/><text:span text:style-name="T1">struct</text:span> key <text:s text:c="21"/><text:span text:style-name="T10">*</text:span>cached_requested_key;</text:p>
            <text:p text:style-name="P13"><text:span text:style-name="T18">#endif</text:span></text:p>
            <text:p text:style-name="P13"><text:s text:c="8"/><text:span text:style-name="T7">char</text:span> <text:s text:c="27"/>comm[TASK_COMM_LEN];</text:p>
            <text:p text:style-name="P13"><text:s text:c="8"/><text:span text:style-name="T1">struct</text:span> nameidata <text:s text:c="15"/><text:span text:style-name="T10">*</text:span>nameidata;</text:p>
            <text:p text:style-name="P1">#ifdef CONFIG_SYSVIPC</text:p>
            <text:p text:style-name="P13"><text:s text:c="8"/><text:span text:style-name="T1">struct</text:span> sysv_sem <text:s text:c="16"/>sysvsem;</text:p>
            <text:p text:style-name="P13"><text:s text:c="8"/><text:span text:style-name="T1">struct</text:span> sysv_shm <text:s text:c="16"/>sysvshm;</text:p>
            <text:p text:style-name="P1">#endif</text:p>
            <text:p text:style-name="P1">#ifdef CONFIG_DETECT_HUNG_TASK</text:p>
            <text:p text:style-name="P13"><text:s text:c="8"/><text:span text:style-name="T7">unsigned</text:span> <text:span text:style-name="T7">long</text:span> <text:s text:c="18"/>last_switch_count;</text:p>
            <text:p text:style-name="P13"><text:s text:c="8"/><text:span text:style-name="T7">unsigned</text:span> <text:span text:style-name="T7">long</text:span> <text:s text:c="18"/>last_switch_time;</text:p>
            <text:p text:style-name="P13"><text:soft-page-break/><text:span text:style-name="T18">#endif</text:span></text:p>
            <text:p text:style-name="P13"><text:s text:c="8"/><text:span text:style-name="T1">struct</text:span> fs_struct <text:s text:c="15"/><text:span text:style-name="T10">*</text:span>fs;</text:p>
            <text:p text:style-name="P13"><text:s text:c="8"/><text:span text:style-name="T1">struct</text:span> files_struct <text:s text:c="12"/><text:span text:style-name="T10">*</text:span>files;</text:p>
            <text:p text:style-name="P1">#ifdef CONFIG_IO_URING</text:p>
            <text:p text:style-name="P13"><text:s text:c="8"/><text:span text:style-name="T1">struct</text:span> io_uring_task <text:s text:c="11"/><text:span text:style-name="T10">*</text:span>io_uring;</text:p>
            <text:p text:style-name="P13"><text:span text:style-name="T18">#endif</text:span></text:p>
            <text:p text:style-name="P13"><text:s text:c="8"/><text:span text:style-name="T1">struct</text:span> nsproxy <text:s text:c="17"/><text:span text:style-name="T10">*</text:span>nsproxy;</text:p>
            <text:p text:style-name="P13"><text:s text:c="8"/><text:span text:style-name="T1">struct</text:span> signal_struct <text:s text:c="11"/><text:span text:style-name="T10">*</text:span>signal;</text:p>
            <text:p text:style-name="P13"><text:s text:c="8"/><text:span text:style-name="T1">struct</text:span> sighand_struct __rcu <text:s text:c="12"/><text:span text:style-name="T10">*</text:span>sighand;</text:p>
            <text:p text:style-name="P13"><text:s text:c="8"/><text:span text:style-name="T7">sigset_t</text:span> <text:s text:c="23"/>blocked;</text:p>
            <text:p text:style-name="P13"><text:s text:c="8"/><text:span text:style-name="T7">sigset_t</text:span> <text:s text:c="23"/>real_blocked;</text:p>
            <text:p text:style-name="P13"><text:s text:c="8"/><text:span text:style-name="T7">sigset_t</text:span> <text:s text:c="23"/>saved_sigmask;</text:p>
            <text:p text:style-name="P13"><text:s text:c="8"/><text:span text:style-name="T1">struct</text:span> sigpending <text:s text:c="14"/>pending;</text:p>
            <text:p text:style-name="P13"><text:s text:c="8"/><text:span text:style-name="T7">unsigned</text:span> <text:span text:style-name="T7">long</text:span> <text:s text:c="18"/>sas_ss_sp;</text:p>
            <text:p text:style-name="P13"><text:s text:c="8"/><text:span text:style-name="T7">size_t</text:span> <text:s text:c="25"/>sas_ss_size;</text:p>
            <text:p text:style-name="P13"><text:s text:c="8"/><text:span text:style-name="T7">unsigned</text:span> <text:span text:style-name="T7">int</text:span> <text:s text:c="19"/>sas_ss_flags;</text:p>
            <text:p text:style-name="P13"><text:s text:c="8"/><text:span text:style-name="T1">struct</text:span> callback_head <text:s text:c="11"/><text:span text:style-name="T10">*</text:span>task_works;</text:p>
            <text:p text:style-name="P1">#ifdef CONFIG_AUDIT</text:p>
            <text:p text:style-name="P1">#ifdef CONFIG_AUDITSYSCALL</text:p>
            <text:p text:style-name="P13"><text:s text:c="8"/><text:span text:style-name="T1">struct</text:span> audit_context <text:s text:c="11"/><text:span text:style-name="T10">*</text:span>audit_context;</text:p>
            <text:p text:style-name="P1">#endif</text:p>
            <text:p text:style-name="P13"><text:s text:c="8"/><text:span text:style-name="T7">kuid_t</text:span> <text:s text:c="25"/>loginuid;</text:p>
            <text:p text:style-name="P13"><text:s text:c="8"/><text:span text:style-name="T7">unsigned</text:span> <text:span text:style-name="T7">int</text:span> <text:s text:c="19"/>sessionid;</text:p>
            <text:p text:style-name="P1">#endif</text:p>
            <text:p text:style-name="P13"><text:s text:c="8"/><text:span text:style-name="T1">struct</text:span> seccomp <text:s text:c="17"/>seccomp;</text:p>
            <text:p text:style-name="P13"><text:s text:c="8"/><text:span text:style-name="T1">struct</text:span> syscall_user_dispatch <text:s text:c="3"/>syscall_dispatch;</text:p>
            <text:p text:style-name="P13"><text:s text:c="8"/>u64 <text:s text:c="28"/>parent_exec_id;</text:p>
            <text:p text:style-name="P13"><text:s text:c="8"/>u64 <text:s text:c="28"/>self_exec_id;</text:p>
            <text:p text:style-name="P13"><text:s text:c="8"/><text:span text:style-name="T7">spinlock_t</text:span> <text:s text:c="21"/>alloc_lock;</text:p>
            <text:p text:style-name="P13"><text:s text:c="8"/><text:span text:style-name="T7">raw_spinlock_t</text:span> <text:s text:c="17"/>pi_lock;</text:p>
            <text:p text:style-name="P13"><text:s text:c="8"/><text:span text:style-name="T1">struct</text:span> wake_q_node <text:s text:c="13"/>wake_q;</text:p>
            <text:p text:style-name="P13"><text:span text:style-name="T18">#ifdef CONFIG_RT_MUTEXES</text:span></text:p>
            <text:p text:style-name="P13"><text:s text:c="8"/><text:span text:style-name="T1">struct</text:span> rb_root_cached <text:s text:c="10"/>pi_waiters;</text:p>
            <text:p text:style-name="P13"><text:s text:c="8"/><text:span text:style-name="T1">struct</text:span> task_struct <text:s text:c="13"/><text:span text:style-name="T10">*</text:span>pi_top_task;</text:p>
            <text:p text:style-name="P13"><text:s text:c="8"/><text:span text:style-name="T1">struct</text:span> rt_mutex_waiter <text:s text:c="9"/><text:span text:style-name="T10">*</text:span>pi_blocked_on;</text:p>
            <text:p text:style-name="P13"><text:span text:style-name="T18">#endif</text:span></text:p>
            <text:p text:style-name="P13"><text:span text:style-name="T18">#ifdef CONFIG_DEBUG_MUTEXES</text:span></text:p>
            <text:p text:style-name="P13"><text:s text:c="8"/><text:span text:style-name="T1">struct</text:span> mutex_waiter <text:s text:c="12"/><text:span text:style-name="T10">*</text:span>blocked_on;</text:p>
            <text:p text:style-name="P13"><text:span text:style-name="T18">#endif</text:span></text:p>
            <text:p text:style-name="P1">#ifdef CONFIG_DEBUG_ATOMIC_SLEEP</text:p>
            <text:p text:style-name="P13"><text:s text:c="8"/><text:span text:style-name="T7">int</text:span> <text:s text:c="28"/>non_block_count;</text:p>
            <text:p text:style-name="P13"><text:span text:style-name="T18">#endif</text:span></text:p>
            <text:p text:style-name="P1">#ifdef CONFIG_TRACE_IRQFLAGS</text:p>
            <text:p text:style-name="P13"><text:s text:c="8"/><text:span text:style-name="T1">struct</text:span> irqtrace_events <text:s text:c="9"/>irqtrace;</text:p>
            <text:p text:style-name="P13"><text:s text:c="8"/><text:span text:style-name="T7">unsigned</text:span> <text:span text:style-name="T7">int</text:span> <text:s text:c="19"/>hardirq_threaded;</text:p>
            <text:p text:style-name="P13"><text:s text:c="8"/>u64 <text:s text:c="28"/>hardirq_chain_key;</text:p>
            <text:p text:style-name="P13"><text:s text:c="8"/><text:span text:style-name="T7">int</text:span> <text:s text:c="28"/>softirqs_enabled;</text:p>
            <text:p text:style-name="P13"><text:s text:c="8"/><text:span text:style-name="T7">int</text:span> <text:s text:c="28"/>softirq_context;</text:p>
            <text:p text:style-name="P13"><text:s text:c="8"/><text:span text:style-name="T7">int</text:span> <text:s text:c="28"/>irq_config;</text:p>
            <text:p text:style-name="P1">#endif</text:p>
            <text:p text:style-name="P1">#ifdef CONFIG_PREEMPT_RT</text:p>
            <text:p text:style-name="P13"><text:s text:c="8"/><text:span text:style-name="T7">int</text:span> <text:s text:c="28"/>softirq_disable_cnt;</text:p>
            <text:p text:style-name="P13"><text:span text:style-name="T18">#endif</text:span></text:p>
            <text:p text:style-name="P1">#ifdef CONFIG_LOCKDEP</text:p>
            <text:p text:style-name="P1"># define MAX_LOCK_DEPTH <text:s text:c="16"/>48UL</text:p>
            <text:p text:style-name="P13"><text:s text:c="8"/>u64 <text:s text:c="28"/>curr_chain_key;</text:p>
            <text:p text:style-name="P13"><text:s text:c="8"/><text:span text:style-name="T7">int</text:span> <text:s text:c="28"/>lockdep_depth;</text:p>
            <text:p text:style-name="P13"><text:s text:c="8"/><text:span text:style-name="T7">unsigned</text:span> <text:span text:style-name="T7">int</text:span> <text:s text:c="19"/>lockdep_recursion;</text:p>
            <text:p text:style-name="P13"><text:s text:c="8"/><text:span text:style-name="T1">struct</text:span> held_lock <text:s text:c="15"/>held_locks[MAX_LOCK_DEPTH];</text:p>
            <text:p text:style-name="P13"><text:span text:style-name="T18">#endif</text:span></text:p>
            <text:p text:style-name="P1">#if defined(CONFIG_UBSAN) &amp;&amp; !defined(CONFIG_UBSAN_TRAP)</text:p>
            <text:p text:style-name="P13"><text:s text:c="8"/><text:span text:style-name="T7">unsigned</text:span> <text:span text:style-name="T7">int</text:span> <text:s text:c="19"/>in_ubsan;</text:p>
            <text:p text:style-name="P13"><text:span text:style-name="T18">#endif</text:span></text:p>
            <text:p text:style-name="P13"><text:s text:c="8"/><text:span text:style-name="T7">void</text:span> <text:s text:c="27"/><text:span text:style-name="T10">*</text:span>journal_info;</text:p>
            <text:p text:style-name="P13"><text:s text:c="8"/><text:span text:style-name="T1">struct</text:span> bio_list <text:s text:c="16"/><text:span text:style-name="T10">*</text:span>bio_list;</text:p>
            <text:p text:style-name="P13"><text:s text:c="8"/><text:span text:style-name="T1">struct</text:span> blk_plug <text:s text:c="16"/><text:span text:style-name="T10">*</text:span>plug;</text:p>
            <text:p text:style-name="P13"><text:s text:c="8"/><text:span text:style-name="T1">struct</text:span> reclaim_state <text:s text:c="11"/><text:span text:style-name="T10">*</text:span>reclaim_state;</text:p>
            <text:p text:style-name="P13"><text:s text:c="8"/><text:span text:style-name="T1">struct</text:span> io_context <text:s text:c="14"/><text:span text:style-name="T10">*</text:span>io_context;</text:p>
            <text:p text:style-name="P1">#ifdef CONFIG_COMPACTION</text:p>
            <text:p text:style-name="P13"><text:soft-page-break/><text:s text:c="8"/><text:span text:style-name="T1">struct</text:span> capture_control <text:s text:c="9"/><text:span text:style-name="T10">*</text:span>capture_control;</text:p>
            <text:p text:style-name="P13"><text:span text:style-name="T18">#endif</text:span></text:p>
            <text:p text:style-name="P13"><text:s text:c="8"/><text:span text:style-name="T7">unsigned</text:span> <text:span text:style-name="T7">long</text:span> <text:s text:c="18"/>ptrace_message;</text:p>
            <text:p text:style-name="P13"><text:s text:c="8"/><text:span text:style-name="T7">kernel_siginfo_t</text:span> <text:s text:c="15"/><text:span text:style-name="T10">*</text:span>last_siginfo;</text:p>
            <text:p text:style-name="P13"><text:s text:c="8"/><text:span text:style-name="T1">struct</text:span> task_io_accounting <text:s text:c="6"/>ioac;</text:p>
            <text:p text:style-name="P13"><text:span text:style-name="T18">#ifdef CONFIG_PSI</text:span></text:p>
            <text:p text:style-name="P13"><text:s text:c="8"/><text:span text:style-name="T7">unsigned</text:span> <text:span text:style-name="T7">int</text:span> <text:s text:c="19"/>psi_flags;</text:p>
            <text:p text:style-name="P1">#endif</text:p>
            <text:p text:style-name="P13"><text:span text:style-name="T18">#ifdef CONFIG_TASK_XACCT</text:span></text:p>
            <text:p text:style-name="P13"><text:s text:c="8"/>u64 <text:s text:c="28"/>acct_rss_mem1;</text:p>
            <text:p text:style-name="P13"><text:s text:c="8"/>u64 <text:s text:c="28"/>acct_vm_mem1;</text:p>
            <text:p text:style-name="P13"><text:s text:c="8"/>u64 <text:s text:c="28"/>acct_timexpd;</text:p>
            <text:p text:style-name="P1">#endif</text:p>
            <text:p text:style-name="P13"><text:span text:style-name="T18">#ifdef CONFIG_CPUSETS</text:span></text:p>
            <text:p text:style-name="P13"><text:s text:c="8"/><text:span text:style-name="T7">nodemask_t</text:span> <text:s text:c="21"/>mems_allowed;</text:p>
            <text:p text:style-name="P13"><text:s text:c="8"/><text:span text:style-name="T7">seqcount_spinlock_t</text:span> <text:s text:c="12"/>mems_allowed_seq;</text:p>
            <text:p text:style-name="P13"><text:s text:c="8"/><text:span text:style-name="T7">int</text:span> <text:s text:c="28"/>cpuset_mem_spread_rotor;</text:p>
            <text:p text:style-name="P13"><text:s text:c="8"/><text:span text:style-name="T7">int</text:span> <text:s text:c="28"/>cpuset_slab_spread_rotor;</text:p>
            <text:p text:style-name="P1">#endif</text:p>
            <text:p text:style-name="P13"><text:span text:style-name="T18">#ifdef CONFIG_CGROUPS</text:span></text:p>
            <text:p text:style-name="P13"><text:s text:c="8"/><text:span text:style-name="T1">struct</text:span> css_set __rcu <text:s text:c="11"/><text:span text:style-name="T10">*</text:span>cgroups;</text:p>
            <text:p text:style-name="P13"><text:s text:c="8"/><text:span text:style-name="T1">struct</text:span> list_head <text:s text:c="15"/>cg_list;</text:p>
            <text:p text:style-name="P1">#endif</text:p>
            <text:p text:style-name="P1">#ifdef CONFIG_X86_CPU_RESCTRL</text:p>
            <text:p text:style-name="P13"><text:s text:c="8"/>u32 <text:s text:c="28"/>closid;</text:p>
            <text:p text:style-name="P13"><text:s text:c="8"/>u32 <text:s text:c="28"/>rmid;</text:p>
            <text:p text:style-name="P1">#endif</text:p>
            <text:p text:style-name="P1">#ifdef CONFIG_FUTEX</text:p>
            <text:p text:style-name="P13"><text:s text:c="8"/><text:span text:style-name="T1">struct</text:span> robust_list_head __user <text:s/><text:span text:style-name="T10">*</text:span>robust_list;</text:p>
            <text:p text:style-name="P1">#ifdef CONFIG_COMPAT</text:p>
            <text:p text:style-name="P13"><text:s text:c="8"/><text:span text:style-name="T1">struct</text:span> compat_robust_list_head __user <text:span text:style-name="T10">*</text:span>compat_robust_list;</text:p>
            <text:p text:style-name="P1">#endif</text:p>
            <text:p text:style-name="P13"><text:s text:c="8"/><text:span text:style-name="T1">struct</text:span> list_head <text:s text:c="15"/>pi_state_list;</text:p>
            <text:p text:style-name="P13"><text:s text:c="8"/><text:span text:style-name="T1">struct</text:span> futex_pi_state <text:s text:c="10"/><text:span text:style-name="T10">*</text:span>pi_state_cache;</text:p>
            <text:p text:style-name="P13"><text:s text:c="8"/><text:span text:style-name="T1">struct</text:span> mutex <text:s text:c="19"/>futex_exit_mutex;</text:p>
            <text:p text:style-name="P13"><text:s text:c="8"/><text:span text:style-name="T7">unsigned</text:span> <text:span text:style-name="T7">int</text:span> <text:s text:c="19"/>futex_state;</text:p>
            <text:p text:style-name="P1">#endif</text:p>
            <text:p text:style-name="P1">#ifdef CONFIG_PERF_EVENTS</text:p>
            <text:p text:style-name="P13"><text:s text:c="8"/><text:span text:style-name="T1">struct</text:span> perf_event_context <text:s text:c="6"/><text:span text:style-name="T10">*</text:span>perf_event_ctxp;</text:p>
            <text:p text:style-name="P13"><text:s text:c="8"/><text:span text:style-name="T1">struct</text:span> mutex <text:s text:c="19"/>perf_event_mutex;</text:p>
            <text:p text:style-name="P13"><text:s text:c="8"/><text:span text:style-name="T1">struct</text:span> list_head <text:s text:c="15"/>perf_event_list;</text:p>
            <text:p text:style-name="P1">#endif</text:p>
            <text:p text:style-name="P1">#ifdef CONFIG_DEBUG_PREEMPT</text:p>
            <text:p text:style-name="P13"><text:s text:c="8"/><text:span text:style-name="T7">unsigned</text:span> <text:span text:style-name="T7">long</text:span> <text:s text:c="18"/>preempt_disable_ip;</text:p>
            <text:p text:style-name="P1">#endif</text:p>
            <text:p text:style-name="P13"><text:span text:style-name="T18">#ifdef CONFIG_NUMA</text:span></text:p>
            <text:p text:style-name="P13"><text:s text:c="8"/><text:span text:style-name="T1">struct</text:span> mempolicy <text:s text:c="15"/><text:span text:style-name="T10">*</text:span>mempolicy;</text:p>
            <text:p text:style-name="P13"><text:s text:c="8"/><text:span text:style-name="T7">short</text:span> <text:s text:c="26"/>il_prev;</text:p>
            <text:p text:style-name="P13"><text:s text:c="8"/>u8 <text:s text:c="29"/>il_weight;</text:p>
            <text:p text:style-name="P13"><text:s text:c="8"/><text:span text:style-name="T7">short</text:span> <text:s text:c="26"/>pref_node_fork;</text:p>
            <text:p text:style-name="P1">#endif</text:p>
            <text:p text:style-name="P1">#ifdef CONFIG_NUMA_BALANCING</text:p>
            <text:p text:style-name="P13"><text:s text:c="8"/><text:span text:style-name="T7">int</text:span> <text:s text:c="28"/>numa_scan_seq;</text:p>
            <text:p text:style-name="P13"><text:s text:c="8"/><text:span text:style-name="T7">unsigned</text:span> <text:span text:style-name="T7">int</text:span> <text:s text:c="19"/>numa_scan_period;</text:p>
            <text:p text:style-name="P13"><text:s text:c="8"/><text:span text:style-name="T7">unsigned</text:span> <text:span text:style-name="T7">int</text:span> <text:s text:c="19"/>numa_scan_period_max;</text:p>
            <text:p text:style-name="P13"><text:s text:c="8"/><text:span text:style-name="T7">int</text:span> <text:s text:c="28"/>numa_preferred_nid;</text:p>
            <text:p text:style-name="P13"><text:s text:c="8"/><text:span text:style-name="T7">unsigned</text:span> <text:span text:style-name="T7">long</text:span> <text:s text:c="18"/>numa_migrate_retry;</text:p>
            <text:p text:style-name="P13"><text:s text:c="8"/>u64 <text:s text:c="28"/>node_stamp;</text:p>
            <text:p text:style-name="P13"><text:s text:c="8"/>u64 <text:s text:c="28"/>last_task_numa_placement;</text:p>
            <text:p text:style-name="P13"><text:s text:c="8"/>u64 <text:s text:c="28"/>last_sum_exec_runtime;</text:p>
            <text:p text:style-name="P13"><text:s text:c="8"/><text:span text:style-name="T1">struct</text:span> callback_head <text:s text:c="11"/>numa_work;</text:p>
            <text:p text:style-name="P13"><text:s text:c="8"/><text:span text:style-name="T1">struct</text:span> numa_group __rcu <text:s text:c="8"/><text:span text:style-name="T10">*</text:span>numa_group;</text:p>
            <text:p text:style-name="P13"><text:s text:c="8"/><text:span text:style-name="T7">unsigned</text:span> <text:span text:style-name="T7">long</text:span> <text:s text:c="18"/><text:span text:style-name="T10">*</text:span>numa_faults;</text:p>
            <text:p text:style-name="P13"><text:s text:c="8"/><text:span text:style-name="T7">unsigned</text:span> <text:span text:style-name="T7">long</text:span> <text:s text:c="18"/>total_numa_faults;</text:p>
            <text:p text:style-name="P13"><text:s text:c="8"/><text:span text:style-name="T7">unsigned</text:span> <text:span text:style-name="T7">long</text:span> <text:s text:c="18"/>numa_faults_locality[<text:span text:style-name="T11">3</text:span>];</text:p>
            <text:p text:style-name="P13"><text:s text:c="8"/><text:span text:style-name="T7">unsigned</text:span> <text:span text:style-name="T7">long</text:span> <text:s text:c="18"/>numa_pages_migrated;</text:p>
            <text:p text:style-name="P13"><text:span text:style-name="T18">#endif </text:span><text:span text:style-name="T5">/* CONFIG_NUMA_BALANCING */</text:span></text:p>
            <text:p text:style-name="P1">#ifdef CONFIG_RSEQ</text:p>
            <text:p text:style-name="P13"><text:s text:c="8"/><text:span text:style-name="T1">struct</text:span> rseq __user <text:span text:style-name="T10">*</text:span>rseq;</text:p>
            <text:p text:style-name="P13"><text:soft-page-break/><text:s text:c="8"/>u32 rseq_len;</text:p>
            <text:p text:style-name="P13"><text:s text:c="8"/>u32 rseq_sig;</text:p>
            <text:p text:style-name="P13"><text:s text:c="8"/><text:span text:style-name="T7">unsigned</text:span> <text:span text:style-name="T7">long</text:span> rseq_event_mask;</text:p>
            <text:p text:style-name="P13"><text:span text:style-name="T18">#endif</text:span></text:p>
            <text:p text:style-name="P1">#ifdef CONFIG_SCHED_MM_CID</text:p>
            <text:p text:style-name="P13"><text:s text:c="2"/><text:span text:style-name="T7">int</text:span> <text:s text:c="23"/>mm_cid; <text:s text:c="8"/><text:span text:style-name="T5">/* Current cid in mm */</text:span></text:p>
            <text:p text:style-name="P13"><text:s text:c="2"/><text:span text:style-name="T7">int</text:span> <text:s text:c="23"/>last_mm_cid; <text:s text:c="3"/><text:span text:style-name="T5">/* Most recent cid in mm */</text:span></text:p>
            <text:p text:style-name="P13"><text:s text:c="2"/><text:span text:style-name="T7">int</text:span> <text:s text:c="23"/>migrate_from_cpu;</text:p>
            <text:p text:style-name="P13"><text:s text:c="2"/><text:span text:style-name="T7">int</text:span> <text:s text:c="23"/>mm_cid_active; <text:s/><text:span text:style-name="T5">/* Whether cid bitmap is active */</text:span></text:p>
            <text:p text:style-name="P13"><text:s text:c="8"/><text:span text:style-name="T1">struct</text:span> callback_head <text:s text:c="11"/>cid_work;</text:p>
            <text:p text:style-name="P13"><text:span text:style-name="T18">#endif</text:span></text:p>
            <text:p text:style-name="P13"><text:s text:c="8"/><text:span text:style-name="T1">struct</text:span> tlbflush_unmap_batch <text:s text:c="4"/>tlb_ubc;</text:p>
            <text:p text:style-name="P13"><text:s text:c="8"/><text:span text:style-name="T1">struct</text:span> pipe_inode_info <text:s text:c="9"/><text:span text:style-name="T10">*</text:span>splice_pipe;</text:p>
            <text:p text:style-name="P13"><text:s text:c="8"/><text:span text:style-name="T1">struct</text:span> page_frag <text:s text:c="15"/>task_frag;</text:p>
            <text:p text:style-name="P1">#ifdef CONFIG_TASK_DELAY_ACCT</text:p>
            <text:p text:style-name="P13"><text:s text:c="8"/><text:span text:style-name="T1">struct</text:span> task_delay_info <text:s text:c="9"/><text:span text:style-name="T10">*</text:span>delays;</text:p>
            <text:p text:style-name="P13"><text:span text:style-name="T18">#endif</text:span></text:p>
            <text:p text:style-name="P1">#ifdef CONFIG_FAULT_INJECTION</text:p>
            <text:p text:style-name="P13"><text:s text:c="8"/><text:span text:style-name="T7">int</text:span> <text:s text:c="28"/>make_it_fail;</text:p>
            <text:p text:style-name="P13"><text:s text:c="8"/><text:span text:style-name="T7">unsigned</text:span> <text:span text:style-name="T7">int</text:span> <text:s text:c="19"/>fail_nth;</text:p>
            <text:p text:style-name="P1">#endif</text:p>
            <text:p text:style-name="P13"><text:s text:c="8"/><text:span text:style-name="T7">int</text:span> <text:s text:c="28"/>nr_dirtied;</text:p>
            <text:p text:style-name="P13"><text:s text:c="8"/><text:span text:style-name="T7">int</text:span> <text:s text:c="28"/>nr_dirtied_pause;</text:p>
            <text:p text:style-name="P13"><text:s text:c="8"/><text:span text:style-name="T7">unsigned</text:span> <text:span text:style-name="T7">long</text:span> <text:s text:c="18"/>dirty_paused_when;</text:p>
            <text:p text:style-name="P13"/>
            <text:p text:style-name="P1">#ifdef CONFIG_LATENCYTOP</text:p>
            <text:p text:style-name="P13"><text:s text:c="8"/><text:span text:style-name="T7">int</text:span> <text:s text:c="28"/>latency_record_count;</text:p>
            <text:p text:style-name="P13"><text:s text:c="8"/><text:span text:style-name="T1">struct</text:span> latency_record <text:s text:c="10"/>latency_record[LT_SAVECOUNT];</text:p>
            <text:p text:style-name="P1">#endif</text:p>
            <text:p text:style-name="P13"><text:s text:c="8"/>u64 <text:s text:c="28"/>timer_slack_ns;</text:p>
            <text:p text:style-name="P13"><text:s text:c="8"/>u64 <text:s text:c="28"/>default_timer_slack_ns;</text:p>
            <text:p text:style-name="P1">#if defined(CONFIG_KASAN_GENERIC) || defined(CONFIG_KASAN_SW_TAGS)</text:p>
            <text:p text:style-name="P13"><text:s text:c="8"/><text:span text:style-name="T7">unsigned</text:span> <text:span text:style-name="T7">int</text:span> <text:s text:c="19"/>kasan_depth;</text:p>
            <text:p text:style-name="P13"><text:span text:style-name="T18">#endif</text:span></text:p>
            <text:p text:style-name="P1">#ifdef CONFIG_KCSAN</text:p>
            <text:p text:style-name="P13"><text:s text:c="8"/><text:span text:style-name="T1">struct</text:span> kcsan_ctx <text:s text:c="15"/>kcsan_ctx;</text:p>
            <text:p text:style-name="P1">#ifdef CONFIG_TRACE_IRQFLAGS</text:p>
            <text:p text:style-name="P13"><text:s text:c="8"/><text:span text:style-name="T1">struct</text:span> irqtrace_events <text:s text:c="9"/>kcsan_save_irqtrace;</text:p>
            <text:p text:style-name="P1">#endif</text:p>
            <text:p text:style-name="P1">#ifdef CONFIG_KCSAN_WEAK_MEMORY</text:p>
            <text:p text:style-name="P13"><text:s text:c="8"/><text:span text:style-name="T7">int</text:span> <text:s text:c="28"/>kcsan_stack_depth;</text:p>
            <text:p text:style-name="P1">#endif</text:p>
            <text:p text:style-name="P13"><text:span text:style-name="T18">#endif</text:span></text:p>
            <text:p text:style-name="P1">#ifdef CONFIG_KMSAN</text:p>
            <text:p text:style-name="P13"><text:s text:c="8"/><text:span text:style-name="T1">struct</text:span> kmsan_ctx <text:s text:c="15"/>kmsan_ctx;</text:p>
            <text:p text:style-name="P13"><text:span text:style-name="T18">#endif</text:span></text:p>
            <text:p text:style-name="P1">#if IS_ENABLED(CONFIG_KUNIT)</text:p>
            <text:p text:style-name="P13"><text:s text:c="8"/><text:span text:style-name="T1">struct</text:span> kunit <text:s text:c="19"/><text:span text:style-name="T10">*</text:span>kunit_test;</text:p>
            <text:p text:style-name="P13"><text:span text:style-name="T18">#endif</text:span></text:p>
            <text:p text:style-name="P13"><text:span text:style-name="T18">#ifdef CONFIG_FUNCTION_GRAPH_TRACER</text:span></text:p>
            <text:p text:style-name="P13"><text:s text:c="8"/><text:span text:style-name="T7">int</text:span> <text:s text:c="28"/>curr_ret_stack;</text:p>
            <text:p text:style-name="P13"><text:s text:c="8"/><text:span text:style-name="T7">int</text:span> <text:s text:c="28"/>curr_ret_depth;</text:p>
            <text:p text:style-name="P13"><text:s text:c="8"/><text:span text:style-name="T1">struct</text:span> ftrace_ret_stack <text:s text:c="8"/><text:span text:style-name="T10">*</text:span>ret_stack;</text:p>
            <text:p text:style-name="P13"><text:s text:c="8"/><text:span text:style-name="T7">unsigned</text:span> <text:span text:style-name="T7">long</text:span> <text:span text:style-name="T7">long</text:span> <text:s text:c="13"/>ftrace_timestamp;</text:p>
            <text:p text:style-name="P13"><text:s text:c="8"/><text:span text:style-name="T7">atomic_t</text:span> <text:s text:c="23"/>trace_overrun;</text:p>
            <text:p text:style-name="P13"><text:s text:c="8"/><text:span text:style-name="T7">atomic_t</text:span> <text:s text:c="23"/>tracing_graph_pause;</text:p>
            <text:p text:style-name="P13"><text:span text:style-name="T18">#endif</text:span></text:p>
            <text:p text:style-name="P13"><text:span text:style-name="T18">#ifdef CONFIG_TRACING</text:span></text:p>
            <text:p text:style-name="P13"><text:s text:c="8"/><text:span text:style-name="T7">unsigned</text:span> <text:span text:style-name="T7">long</text:span> <text:s text:c="18"/>trace_recursion;</text:p>
            <text:p text:style-name="P13"><text:span text:style-name="T18">#endif </text:span><text:span text:style-name="T5">/* CONFIG_TRACING */</text:span></text:p>
            <text:p text:style-name="P13"><text:span text:style-name="T18">#ifdef CONFIG_KCOV</text:span></text:p>
            <text:p text:style-name="P13"><text:s text:c="8"/><text:span text:style-name="T7">unsigned</text:span> <text:span text:style-name="T7">int</text:span> <text:s text:c="19"/>kcov_mode;</text:p>
            <text:p text:style-name="P13"><text:s text:c="8"/><text:span text:style-name="T7">unsigned</text:span> <text:span text:style-name="T7">int</text:span> <text:s text:c="19"/>kcov_size;</text:p>
            <text:p text:style-name="P13"><text:s text:c="8"/><text:span text:style-name="T7">void</text:span> <text:s text:c="27"/><text:span text:style-name="T10">*</text:span>kcov_area;</text:p>
            <text:p text:style-name="P13"><text:s text:c="8"/><text:span text:style-name="T1">struct</text:span> kcov <text:s text:c="20"/><text:span text:style-name="T10">*</text:span>kcov;</text:p>
            <text:p text:style-name="P13"><text:s text:c="8"/>u64 <text:s text:c="28"/>kcov_handle;</text:p>
            <text:p text:style-name="P13"><text:s text:c="8"/><text:span text:style-name="T7">int</text:span> <text:s text:c="28"/>kcov_sequence;</text:p>
            <text:p text:style-name="P13"><text:s text:c="8"/><text:span text:style-name="T7">unsigned</text:span> <text:span text:style-name="T7">int</text:span> <text:s text:c="19"/>kcov_softirq;</text:p>
            <text:p text:style-name="P13"><text:span text:style-name="T18">#endif</text:span></text:p>
            <text:p text:style-name="P1"><text:soft-page-break/>#ifdef CONFIG_MEMCG</text:p>
            <text:p text:style-name="P13"><text:s text:c="8"/><text:span text:style-name="T1">struct</text:span> mem_cgroup <text:s text:c="14"/><text:span text:style-name="T10">*</text:span>memcg_in_oom;</text:p>
            <text:p text:style-name="P13"><text:s text:c="8"/><text:span text:style-name="T7">unsigned</text:span> <text:span text:style-name="T7">int</text:span> <text:s text:c="19"/>memcg_nr_pages_over_high;</text:p>
            <text:p text:style-name="P13"><text:s text:c="8"/><text:span text:style-name="T1">struct</text:span> mem_cgroup <text:s text:c="14"/><text:span text:style-name="T10">*</text:span>active_memcg;</text:p>
            <text:p text:style-name="P13"><text:span text:style-name="T18">#endif</text:span></text:p>
            <text:p text:style-name="P1">#ifdef CONFIG_MEMCG_KMEM</text:p>
            <text:p text:style-name="P13"><text:s text:c="8"/><text:span text:style-name="T1">struct</text:span> obj_cgroup <text:s text:c="14"/><text:span text:style-name="T10">*</text:span>objcg;</text:p>
            <text:p text:style-name="P13"><text:span text:style-name="T18">#endif</text:span></text:p>
            <text:p text:style-name="P1">#ifdef CONFIG_BLK_CGROUP</text:p>
            <text:p text:style-name="P13"><text:s text:c="8"/><text:span text:style-name="T1">struct</text:span> gendisk <text:s text:c="17"/><text:span text:style-name="T10">*</text:span>throttle_disk;</text:p>
            <text:p text:style-name="P13"><text:span text:style-name="T18">#endif</text:span></text:p>
            <text:p text:style-name="P1">#ifdef CONFIG_UPROBES</text:p>
            <text:p text:style-name="P13"><text:s text:c="8"/><text:span text:style-name="T1">struct</text:span> uprobe_task <text:s text:c="13"/><text:span text:style-name="T10">*</text:span>utask;</text:p>
            <text:p text:style-name="P1">#endif</text:p>
            <text:p text:style-name="P1">#if defined(CONFIG_BCACHE) || defined(CONFIG_BCACHE_MODULE)</text:p>
            <text:p text:style-name="P13"><text:s text:c="8"/><text:span text:style-name="T7">unsigned</text:span> <text:span text:style-name="T7">int</text:span> <text:s text:c="19"/>sequential_io;</text:p>
            <text:p text:style-name="P13"><text:s text:c="8"/><text:span text:style-name="T7">unsigned</text:span> <text:span text:style-name="T7">int</text:span> <text:s text:c="19"/>sequential_io_avg;</text:p>
            <text:p text:style-name="P1">#endif</text:p>
            <text:p text:style-name="P13"><text:s text:c="8"/><text:span text:style-name="T1">struct</text:span> kmap_ctrl <text:s text:c="15"/>kmap_ctrl;</text:p>
            <text:p text:style-name="P1">#ifdef CONFIG_DEBUG_ATOMIC_SLEEP</text:p>
            <text:p text:style-name="P13"><text:s text:c="8"/><text:span text:style-name="T7">unsigned</text:span> <text:span text:style-name="T7">long</text:span> <text:s text:c="18"/>task_state_change;</text:p>
            <text:p text:style-name="P1"># ifdef CONFIG_PREEMPT_RT</text:p>
            <text:p text:style-name="P13"><text:s text:c="8"/><text:span text:style-name="T7">unsigned</text:span> <text:span text:style-name="T7">long</text:span> <text:s text:c="18"/>saved_state_change;</text:p>
            <text:p text:style-name="P1"># endif</text:p>
            <text:p text:style-name="P1">#endif</text:p>
            <text:p text:style-name="P13"><text:s text:c="8"/><text:span text:style-name="T1">struct</text:span> rcu_head <text:s text:c="16"/>rcu;</text:p>
            <text:p text:style-name="P13"><text:s text:c="8"/><text:span text:style-name="T7">refcount_t</text:span> <text:s text:c="21"/>rcu_users;</text:p>
            <text:p text:style-name="P13"><text:s text:c="8"/><text:span text:style-name="T7">int</text:span> <text:s text:c="28"/>pagefault_disabled;</text:p>
            <text:p text:style-name="P1">#ifdef CONFIG_MMU</text:p>
            <text:p text:style-name="P13"><text:s text:c="8"/><text:span text:style-name="T1">struct</text:span> task_struct <text:s text:c="13"/><text:span text:style-name="T10">*</text:span>oom_reaper_list;</text:p>
            <text:p text:style-name="P13"><text:s text:c="8"/><text:span text:style-name="T1">struct</text:span> timer_list <text:s text:c="14"/>oom_reaper_timer;</text:p>
            <text:p text:style-name="P1">#endif</text:p>
            <text:p text:style-name="P1">#ifdef CONFIG_VMAP_STACK</text:p>
            <text:p text:style-name="P13"><text:s text:c="8"/><text:span text:style-name="T1">struct</text:span> vm_struct <text:s text:c="15"/><text:span text:style-name="T10">*</text:span>stack_vm_area;</text:p>
            <text:p text:style-name="P1">#endif</text:p>
            <text:p text:style-name="P13"><text:span text:style-name="T18">#ifdef CONFIG_THREAD_INFO_IN_TASK</text:span></text:p>
            <text:p text:style-name="P13"><text:s text:c="8"/><text:span text:style-name="T7">refcount_t</text:span> <text:s text:c="21"/>stack_refcount;</text:p>
            <text:p text:style-name="P1">#endif</text:p>
            <text:p text:style-name="P1">#ifdef CONFIG_LIVEPATCH</text:p>
            <text:p text:style-name="P13"><text:s text:c="8"/><text:span text:style-name="T7">int</text:span> patch_state;</text:p>
            <text:p text:style-name="P1">#endif</text:p>
            <text:p text:style-name="P13"><text:span text:style-name="T18">#ifdef CONFIG_SECURITY</text:span></text:p>
            <text:p text:style-name="P13"><text:s text:c="8"/><text:span text:style-name="T7">void</text:span> <text:s text:c="27"/><text:span text:style-name="T10">*</text:span>security;</text:p>
            <text:p text:style-name="P1">#endif</text:p>
            <text:p text:style-name="P13"><text:span text:style-name="T18">#ifdef CONFIG_BPF_SYSCALL</text:span></text:p>
            <text:p text:style-name="P13"><text:s text:c="8"/><text:span text:style-name="T1">struct</text:span> bpf_local_storage __rcu <text:s/><text:span text:style-name="T10">*</text:span>bpf_storage;</text:p>
            <text:p text:style-name="P13"><text:s text:c="8"/><text:span text:style-name="T1">struct</text:span> bpf_run_ctx <text:s text:c="13"/><text:span text:style-name="T10">*</text:span>bpf_ctx;</text:p>
            <text:p text:style-name="P13"><text:span text:style-name="T18">#endif</text:span></text:p>
            <text:p text:style-name="P1">#ifdef CONFIG_GCC_PLUGIN_STACKLEAK</text:p>
            <text:p text:style-name="P13"><text:s text:c="8"/><text:span text:style-name="T7">unsigned</text:span> <text:span text:style-name="T7">long</text:span> <text:s text:c="18"/>lowest_stack;</text:p>
            <text:p text:style-name="P13"><text:s text:c="8"/><text:span text:style-name="T7">unsigned</text:span> <text:span text:style-name="T7">long</text:span> <text:s text:c="18"/>prev_lowest_stack;</text:p>
            <text:p text:style-name="P13"><text:span text:style-name="T18">#endif</text:span></text:p>
            <text:p text:style-name="P1">#ifdef CONFIG_X86_MCE</text:p>
            <text:p text:style-name="P13"><text:s text:c="8"/><text:span text:style-name="T7">void</text:span> __user <text:s text:c="20"/><text:span text:style-name="T10">*</text:span>mce_vaddr;</text:p>
            <text:p text:style-name="P13"><text:s text:c="8"/>__u64 <text:s text:c="26"/>mce_kflags;</text:p>
            <text:p text:style-name="P13"><text:s text:c="8"/>u64 <text:s text:c="28"/>mce_addr;</text:p>
            <text:p text:style-name="P13"><text:s text:c="8"/>__u64 <text:s text:c="26"/>mce_ripv <text:span text:style-name="T10">:</text:span> <text:span text:style-name="T11">1</text:span>,</text:p>
            <text:p text:style-name="P13"><text:s text:c="40"/>mce_whole_page <text:span text:style-name="T10">:</text:span> <text:span text:style-name="T11">1</text:span>,</text:p>
            <text:p text:style-name="P13"><text:s text:c="40"/>__mce_reserved <text:span text:style-name="T10">:</text:span> <text:span text:style-name="T11">62</text:span>;</text:p>
            <text:p text:style-name="P13"><text:s text:c="8"/><text:span text:style-name="T1">struct</text:span> callback_head <text:s text:c="11"/>mce_kill_me;</text:p>
            <text:p text:style-name="P13"><text:s text:c="8"/><text:span text:style-name="T7">int</text:span> <text:s text:c="28"/>mce_count;</text:p>
            <text:p text:style-name="P13"><text:span text:style-name="T18">#endif</text:span></text:p>
            <text:p text:style-name="P1">#ifdef CONFIG_KRETPROBES</text:p>
            <text:p text:style-name="P13"><text:s text:c="8"/><text:span text:style-name="T1">struct</text:span> llist_head <text:s text:c="14"/>kretprobe_instances;</text:p>
            <text:p text:style-name="P1">#endif</text:p>
            <text:p text:style-name="P1">#ifdef CONFIG_RETHOOK</text:p>
            <text:p text:style-name="P13"><text:s text:c="8"/><text:span text:style-name="T1">struct</text:span> llist_head <text:s text:c="14"/>rethooks;</text:p>
            <text:p text:style-name="P13"><text:span text:style-name="T18">#endif</text:span></text:p>
            <text:p text:style-name="P13"><text:span text:style-name="T18">#ifdef CONFIG_ARCH_HAS_PARANOID_L1D_FLUSH</text:span></text:p>
            <text:p text:style-name="P13"><text:soft-page-break/><text:s text:c="8"/><text:span text:style-name="T1">struct</text:span> callback_head <text:s text:c="11"/>l1d_flush_kill;</text:p>
            <text:p text:style-name="P13"><text:span text:style-name="T18">#endif</text:span></text:p>
            <text:p text:style-name="P13"><text:span text:style-name="T18">#ifdef CONFIG_RV</text:span></text:p>
            <text:p text:style-name="P13"><text:s text:c="8"/><text:span text:style-name="T1">union</text:span> rv_task_monitor <text:s text:c="10"/>rv[RV_PER_TASK_MONITORS];</text:p>
            <text:p text:style-name="P1">#endif</text:p>
            <text:p text:style-name="P13"/>
            <text:p text:style-name="P1">#ifdef CONFIG_USER_EVENTS</text:p>
            <text:p text:style-name="P13"><text:s text:c="8"/><text:span text:style-name="T1">struct</text:span> user_event_mm <text:s text:c="11"/><text:span text:style-name="T10">*</text:span>user_event_mm;</text:p>
            <text:p text:style-name="P1">#endif</text:p>
            <text:p text:style-name="P13"><text:s text:c="8"/>randomized_struct_fields_end</text:p>
            <text:p text:style-name="P13"><text:s text:c="8"/><text:span text:style-name="T1">struct</text:span> thread_struct <text:s text:c="11"/><text:span text:style-name="T1">thread</text:span>;</text:p>
            <text:p text:style-name="P14">};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098in" fo:margin-bottom="0.3098in" fo:margin-left="0.3098in" fo:margin-right="0.3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7:16:12.795590697</meta:creation-date>
    <dc:date>2024-06-17T19:47:42.457988030</dc:date>
    <meta:editing-duration>PT8H41M24S</meta:editing-duration>
    <meta:editing-cycles>38</meta:editing-cycles>
    <meta:generator>LibreOffice/7.3.7.2$Linux_X86_64 LibreOffice_project/30$Build-2</meta:generator>
    <meta:document-statistic meta:table-count="35" meta:image-count="0" meta:object-count="0" meta:page-count="17" meta:paragraph-count="1007" meta:word-count="3262" meta:character-count="37654" meta:non-whitespace-character-count="24278"/>
  </office:meta>
</office:document-meta>
</file>